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lix Titling" svg:font-family="'Felix Titling'" style:font-adornments="Normale" style:font-family-generic="decorative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26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2.01pt solid #000000" style:text-align-source="fix" style:repeat-content="false" fo:border-left="2.49pt solid #000000" fo:border-right="1.5pt solid #000000" fo:border-top="2.01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2]=&quot;Y&quot;)" style:apply-style-name="Obbligatorio" style:base-cell-address="Sheet1.A2"/>
      <style:map style:condition="is-true-formula([.G2]=&quot;S&quot;)" style:apply-style-name="Obbligatorio" style:base-cell-address="Sheet1.A2"/>
      <style:map style:condition="is-true-formula([.G2]=&quot;y&quot;)" style:apply-style-name="Obbligatorio" style:base-cell-address="Sheet1.A2"/>
      <style:map style:condition="is-true-formula([.G2]=&quot;s&quot;)" style:apply-style-name="Obbligatorio" style:base-cell-address="Sheet1.A2"/>
      <style:map style:condition="is-true-formula([.G2]=&quot;N&quot;)" style:apply-style-name="Good" style:base-cell-address="Sheet1.A2"/>
      <style:map style:condition="is-true-formula([.G2]=&quot;n&quot;)" style:apply-style-name="Good" style:base-cell-address="Sheet1.A2"/>
    </style:style>
    <style:style style:name="ce3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3]=&quot;Y&quot;)" style:apply-style-name="Obbligatorio" style:base-cell-address="Sheet1.A3"/>
      <style:map style:condition="is-true-formula([.G3]=&quot;S&quot;)" style:apply-style-name="Obbligatorio" style:base-cell-address="Sheet1.A3"/>
      <style:map style:condition="is-true-formula([.G3]=&quot;y&quot;)" style:apply-style-name="Obbligatorio" style:base-cell-address="Sheet1.A3"/>
      <style:map style:condition="is-true-formula([.G3]=&quot;s&quot;)" style:apply-style-name="Obbligatorio" style:base-cell-address="Sheet1.A3"/>
      <style:map style:condition="is-true-formula([.G3]=&quot;N&quot;)" style:apply-style-name="Good" style:base-cell-address="Sheet1.A3"/>
      <style:map style:condition="is-true-formula([.G3]=&quot;n&quot;)" style:apply-style-name="Good" style:base-cell-address="Sheet1.A3"/>
    </style:style>
    <style:style style:name="ce4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4]=&quot;Y&quot;)" style:apply-style-name="Obbligatorio" style:base-cell-address="Sheet1.A4"/>
      <style:map style:condition="is-true-formula([.G4]=&quot;S&quot;)" style:apply-style-name="Obbligatorio" style:base-cell-address="Sheet1.A4"/>
      <style:map style:condition="is-true-formula([.G4]=&quot;y&quot;)" style:apply-style-name="Obbligatorio" style:base-cell-address="Sheet1.A4"/>
      <style:map style:condition="is-true-formula([.G4]=&quot;s&quot;)" style:apply-style-name="Obbligatorio" style:base-cell-address="Sheet1.A4"/>
      <style:map style:condition="is-true-formula([.G4]=&quot;N&quot;)" style:apply-style-name="Good" style:base-cell-address="Sheet1.A4"/>
      <style:map style:condition="is-true-formula([.G4]=&quot;n&quot;)" style:apply-style-name="Good" style:base-cell-address="Sheet1.A4"/>
    </style:style>
    <style:style style:name="ce5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5]=&quot;Y&quot;)" style:apply-style-name="Obbligatorio" style:base-cell-address="Sheet1.A5"/>
      <style:map style:condition="is-true-formula([.G5]=&quot;S&quot;)" style:apply-style-name="Obbligatorio" style:base-cell-address="Sheet1.A5"/>
      <style:map style:condition="is-true-formula([.G5]=&quot;y&quot;)" style:apply-style-name="Obbligatorio" style:base-cell-address="Sheet1.A5"/>
      <style:map style:condition="is-true-formula([.G5]=&quot;s&quot;)" style:apply-style-name="Obbligatorio" style:base-cell-address="Sheet1.A5"/>
      <style:map style:condition="is-true-formula([.G5]=&quot;N&quot;)" style:apply-style-name="Good" style:base-cell-address="Sheet1.A5"/>
      <style:map style:condition="is-true-formula([.G5]=&quot;n&quot;)" style:apply-style-name="Good" style:base-cell-address="Sheet1.A5"/>
    </style:style>
    <style:style style:name="ce6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6]=&quot;Y&quot;)" style:apply-style-name="Obbligatorio" style:base-cell-address="Sheet1.A6"/>
      <style:map style:condition="is-true-formula([.G6]=&quot;S&quot;)" style:apply-style-name="Obbligatorio" style:base-cell-address="Sheet1.A6"/>
      <style:map style:condition="is-true-formula([.G6]=&quot;y&quot;)" style:apply-style-name="Obbligatorio" style:base-cell-address="Sheet1.A6"/>
      <style:map style:condition="is-true-formula([.G6]=&quot;s&quot;)" style:apply-style-name="Obbligatorio" style:base-cell-address="Sheet1.A6"/>
      <style:map style:condition="is-true-formula([.G6]=&quot;N&quot;)" style:apply-style-name="Good" style:base-cell-address="Sheet1.A6"/>
      <style:map style:condition="is-true-formula([.G6]=&quot;n&quot;)" style:apply-style-name="Good" style:base-cell-address="Sheet1.A6"/>
    </style:style>
    <style:style style:name="ce7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7]=&quot;Y&quot;)" style:apply-style-name="Obbligatorio" style:base-cell-address="Sheet1.A7"/>
      <style:map style:condition="is-true-formula([.G7]=&quot;S&quot;)" style:apply-style-name="Obbligatorio" style:base-cell-address="Sheet1.A7"/>
      <style:map style:condition="is-true-formula([.G7]=&quot;y&quot;)" style:apply-style-name="Obbligatorio" style:base-cell-address="Sheet1.A7"/>
      <style:map style:condition="is-true-formula([.G7]=&quot;s&quot;)" style:apply-style-name="Obbligatorio" style:base-cell-address="Sheet1.A7"/>
      <style:map style:condition="is-true-formula([.G7]=&quot;N&quot;)" style:apply-style-name="Good" style:base-cell-address="Sheet1.A7"/>
      <style:map style:condition="is-true-formula([.G7]=&quot;n&quot;)" style:apply-style-name="Good" style:base-cell-address="Sheet1.A7"/>
    </style:style>
    <style:style style:name="ce8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8]=&quot;Y&quot;)" style:apply-style-name="Obbligatorio" style:base-cell-address="Sheet1.A8"/>
      <style:map style:condition="is-true-formula([.G8]=&quot;S&quot;)" style:apply-style-name="Obbligatorio" style:base-cell-address="Sheet1.A8"/>
      <style:map style:condition="is-true-formula([.G8]=&quot;y&quot;)" style:apply-style-name="Obbligatorio" style:base-cell-address="Sheet1.A8"/>
      <style:map style:condition="is-true-formula([.G8]=&quot;s&quot;)" style:apply-style-name="Obbligatorio" style:base-cell-address="Sheet1.A8"/>
      <style:map style:condition="is-true-formula([.G8]=&quot;N&quot;)" style:apply-style-name="Good" style:base-cell-address="Sheet1.A8"/>
      <style:map style:condition="is-true-formula([.G8]=&quot;n&quot;)" style:apply-style-name="Good" style:base-cell-address="Sheet1.A8"/>
    </style:style>
    <style:style style:name="ce9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9]=&quot;Y&quot;)" style:apply-style-name="Obbligatorio" style:base-cell-address="Sheet1.A9"/>
      <style:map style:condition="is-true-formula([.G9]=&quot;S&quot;)" style:apply-style-name="Obbligatorio" style:base-cell-address="Sheet1.A9"/>
      <style:map style:condition="is-true-formula([.G9]=&quot;y&quot;)" style:apply-style-name="Obbligatorio" style:base-cell-address="Sheet1.A9"/>
      <style:map style:condition="is-true-formula([.G9]=&quot;s&quot;)" style:apply-style-name="Obbligatorio" style:base-cell-address="Sheet1.A9"/>
      <style:map style:condition="is-true-formula([.G9]=&quot;N&quot;)" style:apply-style-name="Good" style:base-cell-address="Sheet1.A9"/>
      <style:map style:condition="is-true-formula([.G9]=&quot;n&quot;)" style:apply-style-name="Good" style:base-cell-address="Sheet1.A9"/>
    </style:style>
    <style:style style:name="ce10" style:family="table-cell" style:parent-style-name="Default">
      <style:table-cell-properties fo:border-bottom="0.74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10]=&quot;Y&quot;)" style:apply-style-name="Obbligatorio" style:base-cell-address="Sheet1.A10"/>
      <style:map style:condition="is-true-formula([.G10]=&quot;S&quot;)" style:apply-style-name="Obbligatorio" style:base-cell-address="Sheet1.A10"/>
      <style:map style:condition="is-true-formula([.G10]=&quot;y&quot;)" style:apply-style-name="Obbligatorio" style:base-cell-address="Sheet1.A10"/>
      <style:map style:condition="is-true-formula([.G10]=&quot;s&quot;)" style:apply-style-name="Obbligatorio" style:base-cell-address="Sheet1.A10"/>
      <style:map style:condition="is-true-formula([.G10]=&quot;N&quot;)" style:apply-style-name="Good" style:base-cell-address="Sheet1.A10"/>
      <style:map style:condition="is-true-formula([.G10]=&quot;n&quot;)" style:apply-style-name="Good" style:base-cell-address="Sheet1.A10"/>
    </style:style>
    <style:style style:name="ce11" style:family="table-cell" style:parent-style-name="Default">
      <style:table-cell-properties fo:border-bottom="2.49pt solid #000000" style:text-align-source="fix" style:repeat-content="false" fo:border-left="2.49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A11"/>
      <style:map style:condition="is-true-formula([.G11]=&quot;S&quot;)" style:apply-style-name="Obbligatorio" style:base-cell-address="Sheet1.A11"/>
      <style:map style:condition="is-true-formula([.G11]=&quot;y&quot;)" style:apply-style-name="Obbligatorio" style:base-cell-address="Sheet1.A11"/>
      <style:map style:condition="is-true-formula([.G11]=&quot;s&quot;)" style:apply-style-name="Obbligatorio" style:base-cell-address="Sheet1.A11"/>
      <style:map style:condition="is-true-formula([.G11]=&quot;N&quot;)" style:apply-style-name="Good" style:base-cell-address="Sheet1.A11"/>
      <style:map style:condition="is-true-formula([.G11]=&quot;n&quot;)" style:apply-style-name="Good" style:base-cell-address="Sheet1.A11"/>
    </style:style>
    <style:style style:name="ce12" style:family="table-cell" style:parent-style-name="Default">
      <style:table-cell-properties fo:border-bottom="2.01pt solid #000000" style:text-align-source="fix" style:repeat-content="false" fo:border-left="1.5pt solid #000000" fo:border-right="1.5pt solid #000000" fo:border-top="2.01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B2"/>
      <style:map style:condition="is-true-formula([.G2]=&quot;S&quot;)" style:apply-style-name="Obbligatorio" style:base-cell-address="Sheet1.B2"/>
      <style:map style:condition="is-true-formula([.G2]=&quot;y&quot;)" style:apply-style-name="Obbligatorio" style:base-cell-address="Sheet1.B2"/>
      <style:map style:condition="is-true-formula([.G2]=&quot;s&quot;)" style:apply-style-name="Obbligatorio" style:base-cell-address="Sheet1.B2"/>
      <style:map style:condition="is-true-formula([.G2]=&quot;N&quot;)" style:apply-style-name="Good" style:base-cell-address="Sheet1.B2"/>
      <style:map style:condition="is-true-formula([.G2]=&quot;n&quot;)" style:apply-style-name="Good" style:base-cell-address="Sheet1.B2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B3"/>
      <style:map style:condition="is-true-formula([.G3]=&quot;S&quot;)" style:apply-style-name="Obbligatorio" style:base-cell-address="Sheet1.B3"/>
      <style:map style:condition="is-true-formula([.G3]=&quot;y&quot;)" style:apply-style-name="Obbligatorio" style:base-cell-address="Sheet1.B3"/>
      <style:map style:condition="is-true-formula([.G3]=&quot;s&quot;)" style:apply-style-name="Obbligatorio" style:base-cell-address="Sheet1.B3"/>
      <style:map style:condition="is-true-formula([.G3]=&quot;N&quot;)" style:apply-style-name="Good" style:base-cell-address="Sheet1.B3"/>
      <style:map style:condition="is-true-formula([.G3]=&quot;n&quot;)" style:apply-style-name="Good" style:base-cell-address="Sheet1.B3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B4"/>
      <style:map style:condition="is-true-formula([.G4]=&quot;S&quot;)" style:apply-style-name="Obbligatorio" style:base-cell-address="Sheet1.B4"/>
      <style:map style:condition="is-true-formula([.G4]=&quot;y&quot;)" style:apply-style-name="Obbligatorio" style:base-cell-address="Sheet1.B4"/>
      <style:map style:condition="is-true-formula([.G4]=&quot;s&quot;)" style:apply-style-name="Obbligatorio" style:base-cell-address="Sheet1.B4"/>
      <style:map style:condition="is-true-formula([.G4]=&quot;N&quot;)" style:apply-style-name="Good" style:base-cell-address="Sheet1.B4"/>
      <style:map style:condition="is-true-formula([.G4]=&quot;n&quot;)" style:apply-style-name="Good" style:base-cell-address="Sheet1.B4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B5"/>
      <style:map style:condition="is-true-formula([.G5]=&quot;S&quot;)" style:apply-style-name="Obbligatorio" style:base-cell-address="Sheet1.B5"/>
      <style:map style:condition="is-true-formula([.G5]=&quot;y&quot;)" style:apply-style-name="Obbligatorio" style:base-cell-address="Sheet1.B5"/>
      <style:map style:condition="is-true-formula([.G5]=&quot;s&quot;)" style:apply-style-name="Obbligatorio" style:base-cell-address="Sheet1.B5"/>
      <style:map style:condition="is-true-formula([.G5]=&quot;N&quot;)" style:apply-style-name="Good" style:base-cell-address="Sheet1.B5"/>
      <style:map style:condition="is-true-formula([.G5]=&quot;n&quot;)" style:apply-style-name="Good" style:base-cell-address="Sheet1.B5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B6"/>
      <style:map style:condition="is-true-formula([.G6]=&quot;S&quot;)" style:apply-style-name="Obbligatorio" style:base-cell-address="Sheet1.B6"/>
      <style:map style:condition="is-true-formula([.G6]=&quot;y&quot;)" style:apply-style-name="Obbligatorio" style:base-cell-address="Sheet1.B6"/>
      <style:map style:condition="is-true-formula([.G6]=&quot;s&quot;)" style:apply-style-name="Obbligatorio" style:base-cell-address="Sheet1.B6"/>
      <style:map style:condition="is-true-formula([.G6]=&quot;N&quot;)" style:apply-style-name="Good" style:base-cell-address="Sheet1.B6"/>
      <style:map style:condition="is-true-formula([.G6]=&quot;n&quot;)" style:apply-style-name="Good" style:base-cell-address="Sheet1.B6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B7"/>
      <style:map style:condition="is-true-formula([.G7]=&quot;S&quot;)" style:apply-style-name="Obbligatorio" style:base-cell-address="Sheet1.B7"/>
      <style:map style:condition="is-true-formula([.G7]=&quot;y&quot;)" style:apply-style-name="Obbligatorio" style:base-cell-address="Sheet1.B7"/>
      <style:map style:condition="is-true-formula([.G7]=&quot;s&quot;)" style:apply-style-name="Obbligatorio" style:base-cell-address="Sheet1.B7"/>
      <style:map style:condition="is-true-formula([.G7]=&quot;N&quot;)" style:apply-style-name="Good" style:base-cell-address="Sheet1.B7"/>
      <style:map style:condition="is-true-formula([.G7]=&quot;n&quot;)" style:apply-style-name="Good" style:base-cell-address="Sheet1.B7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B8"/>
      <style:map style:condition="is-true-formula([.G8]=&quot;S&quot;)" style:apply-style-name="Obbligatorio" style:base-cell-address="Sheet1.B8"/>
      <style:map style:condition="is-true-formula([.G8]=&quot;y&quot;)" style:apply-style-name="Obbligatorio" style:base-cell-address="Sheet1.B8"/>
      <style:map style:condition="is-true-formula([.G8]=&quot;s&quot;)" style:apply-style-name="Obbligatorio" style:base-cell-address="Sheet1.B8"/>
      <style:map style:condition="is-true-formula([.G8]=&quot;N&quot;)" style:apply-style-name="Good" style:base-cell-address="Sheet1.B8"/>
      <style:map style:condition="is-true-formula([.G8]=&quot;n&quot;)" style:apply-style-name="Good" style:base-cell-address="Sheet1.B8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B9"/>
      <style:map style:condition="is-true-formula([.G9]=&quot;S&quot;)" style:apply-style-name="Obbligatorio" style:base-cell-address="Sheet1.B9"/>
      <style:map style:condition="is-true-formula([.G9]=&quot;y&quot;)" style:apply-style-name="Obbligatorio" style:base-cell-address="Sheet1.B9"/>
      <style:map style:condition="is-true-formula([.G9]=&quot;s&quot;)" style:apply-style-name="Obbligatorio" style:base-cell-address="Sheet1.B9"/>
      <style:map style:condition="is-true-formula([.G9]=&quot;N&quot;)" style:apply-style-name="Good" style:base-cell-address="Sheet1.B9"/>
      <style:map style:condition="is-true-formula([.G9]=&quot;n&quot;)" style:apply-style-name="Good" style:base-cell-address="Sheet1.B9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B10"/>
      <style:map style:condition="is-true-formula([.G10]=&quot;S&quot;)" style:apply-style-name="Obbligatorio" style:base-cell-address="Sheet1.B10"/>
      <style:map style:condition="is-true-formula([.G10]=&quot;y&quot;)" style:apply-style-name="Obbligatorio" style:base-cell-address="Sheet1.B10"/>
      <style:map style:condition="is-true-formula([.G10]=&quot;s&quot;)" style:apply-style-name="Obbligatorio" style:base-cell-address="Sheet1.B10"/>
      <style:map style:condition="is-true-formula([.G10]=&quot;N&quot;)" style:apply-style-name="Good" style:base-cell-address="Sheet1.B10"/>
      <style:map style:condition="is-true-formula([.G10]=&quot;n&quot;)" style:apply-style-name="Good" style:base-cell-address="Sheet1.B10"/>
    </style:style>
    <style:style style:name="ce2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B11"/>
      <style:map style:condition="is-true-formula([.G11]=&quot;S&quot;)" style:apply-style-name="Obbligatorio" style:base-cell-address="Sheet1.B11"/>
      <style:map style:condition="is-true-formula([.G11]=&quot;y&quot;)" style:apply-style-name="Obbligatorio" style:base-cell-address="Sheet1.B11"/>
      <style:map style:condition="is-true-formula([.G11]=&quot;s&quot;)" style:apply-style-name="Obbligatorio" style:base-cell-address="Sheet1.B11"/>
      <style:map style:condition="is-true-formula([.G11]=&quot;N&quot;)" style:apply-style-name="Good" style:base-cell-address="Sheet1.B11"/>
      <style:map style:condition="is-true-formula([.G11]=&quot;n&quot;)" style:apply-style-name="Good" style:base-cell-address="Sheet1.B11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C2"/>
      <style:map style:condition="is-true-formula([.G2]=&quot;S&quot;)" style:apply-style-name="Obbligatorio" style:base-cell-address="Sheet1.C2"/>
      <style:map style:condition="is-true-formula([.G2]=&quot;y&quot;)" style:apply-style-name="Obbligatorio" style:base-cell-address="Sheet1.C2"/>
      <style:map style:condition="is-true-formula([.G2]=&quot;s&quot;)" style:apply-style-name="Obbligatorio" style:base-cell-address="Sheet1.C2"/>
      <style:map style:condition="is-true-formula([.G2]=&quot;N&quot;)" style:apply-style-name="Good" style:base-cell-address="Sheet1.C2"/>
      <style:map style:condition="is-true-formula([.G2]=&quot;n&quot;)" style:apply-style-name="Good" style:base-cell-address="Sheet1.C2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C3"/>
      <style:map style:condition="is-true-formula([.G3]=&quot;S&quot;)" style:apply-style-name="Obbligatorio" style:base-cell-address="Sheet1.C3"/>
      <style:map style:condition="is-true-formula([.G3]=&quot;y&quot;)" style:apply-style-name="Obbligatorio" style:base-cell-address="Sheet1.C3"/>
      <style:map style:condition="is-true-formula([.G3]=&quot;s&quot;)" style:apply-style-name="Obbligatorio" style:base-cell-address="Sheet1.C3"/>
      <style:map style:condition="is-true-formula([.G3]=&quot;N&quot;)" style:apply-style-name="Good" style:base-cell-address="Sheet1.C3"/>
      <style:map style:condition="is-true-formula([.G3]=&quot;n&quot;)" style:apply-style-name="Good" style:base-cell-address="Sheet1.C3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C4"/>
      <style:map style:condition="is-true-formula([.G4]=&quot;S&quot;)" style:apply-style-name="Obbligatorio" style:base-cell-address="Sheet1.C4"/>
      <style:map style:condition="is-true-formula([.G4]=&quot;y&quot;)" style:apply-style-name="Obbligatorio" style:base-cell-address="Sheet1.C4"/>
      <style:map style:condition="is-true-formula([.G4]=&quot;s&quot;)" style:apply-style-name="Obbligatorio" style:base-cell-address="Sheet1.C4"/>
      <style:map style:condition="is-true-formula([.G4]=&quot;N&quot;)" style:apply-style-name="Good" style:base-cell-address="Sheet1.C4"/>
      <style:map style:condition="is-true-formula([.G4]=&quot;n&quot;)" style:apply-style-name="Good" style:base-cell-address="Sheet1.C4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C5"/>
      <style:map style:condition="is-true-formula([.G5]=&quot;S&quot;)" style:apply-style-name="Obbligatorio" style:base-cell-address="Sheet1.C5"/>
      <style:map style:condition="is-true-formula([.G5]=&quot;y&quot;)" style:apply-style-name="Obbligatorio" style:base-cell-address="Sheet1.C5"/>
      <style:map style:condition="is-true-formula([.G5]=&quot;s&quot;)" style:apply-style-name="Obbligatorio" style:base-cell-address="Sheet1.C5"/>
      <style:map style:condition="is-true-formula([.G5]=&quot;N&quot;)" style:apply-style-name="Good" style:base-cell-address="Sheet1.C5"/>
      <style:map style:condition="is-true-formula([.G5]=&quot;n&quot;)" style:apply-style-name="Good" style:base-cell-address="Sheet1.C5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C6"/>
      <style:map style:condition="is-true-formula([.G6]=&quot;S&quot;)" style:apply-style-name="Obbligatorio" style:base-cell-address="Sheet1.C6"/>
      <style:map style:condition="is-true-formula([.G6]=&quot;y&quot;)" style:apply-style-name="Obbligatorio" style:base-cell-address="Sheet1.C6"/>
      <style:map style:condition="is-true-formula([.G6]=&quot;s&quot;)" style:apply-style-name="Obbligatorio" style:base-cell-address="Sheet1.C6"/>
      <style:map style:condition="is-true-formula([.G6]=&quot;N&quot;)" style:apply-style-name="Good" style:base-cell-address="Sheet1.C6"/>
      <style:map style:condition="is-true-formula([.G6]=&quot;n&quot;)" style:apply-style-name="Good" style:base-cell-address="Sheet1.C6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C7"/>
      <style:map style:condition="is-true-formula([.G7]=&quot;S&quot;)" style:apply-style-name="Obbligatorio" style:base-cell-address="Sheet1.C7"/>
      <style:map style:condition="is-true-formula([.G7]=&quot;y&quot;)" style:apply-style-name="Obbligatorio" style:base-cell-address="Sheet1.C7"/>
      <style:map style:condition="is-true-formula([.G7]=&quot;s&quot;)" style:apply-style-name="Obbligatorio" style:base-cell-address="Sheet1.C7"/>
      <style:map style:condition="is-true-formula([.G7]=&quot;N&quot;)" style:apply-style-name="Good" style:base-cell-address="Sheet1.C7"/>
      <style:map style:condition="is-true-formula([.G7]=&quot;n&quot;)" style:apply-style-name="Good" style:base-cell-address="Sheet1.C7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C8"/>
      <style:map style:condition="is-true-formula([.G8]=&quot;S&quot;)" style:apply-style-name="Obbligatorio" style:base-cell-address="Sheet1.C8"/>
      <style:map style:condition="is-true-formula([.G8]=&quot;y&quot;)" style:apply-style-name="Obbligatorio" style:base-cell-address="Sheet1.C8"/>
      <style:map style:condition="is-true-formula([.G8]=&quot;s&quot;)" style:apply-style-name="Obbligatorio" style:base-cell-address="Sheet1.C8"/>
      <style:map style:condition="is-true-formula([.G8]=&quot;N&quot;)" style:apply-style-name="Good" style:base-cell-address="Sheet1.C8"/>
      <style:map style:condition="is-true-formula([.G8]=&quot;n&quot;)" style:apply-style-name="Good" style:base-cell-address="Sheet1.C8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C9"/>
      <style:map style:condition="is-true-formula([.G9]=&quot;S&quot;)" style:apply-style-name="Obbligatorio" style:base-cell-address="Sheet1.C9"/>
      <style:map style:condition="is-true-formula([.G9]=&quot;y&quot;)" style:apply-style-name="Obbligatorio" style:base-cell-address="Sheet1.C9"/>
      <style:map style:condition="is-true-formula([.G9]=&quot;s&quot;)" style:apply-style-name="Obbligatorio" style:base-cell-address="Sheet1.C9"/>
      <style:map style:condition="is-true-formula([.G9]=&quot;N&quot;)" style:apply-style-name="Good" style:base-cell-address="Sheet1.C9"/>
      <style:map style:condition="is-true-formula([.G9]=&quot;n&quot;)" style:apply-style-name="Good" style:base-cell-address="Sheet1.C9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C10"/>
      <style:map style:condition="is-true-formula([.G10]=&quot;S&quot;)" style:apply-style-name="Obbligatorio" style:base-cell-address="Sheet1.C10"/>
      <style:map style:condition="is-true-formula([.G10]=&quot;y&quot;)" style:apply-style-name="Obbligatorio" style:base-cell-address="Sheet1.C10"/>
      <style:map style:condition="is-true-formula([.G10]=&quot;s&quot;)" style:apply-style-name="Obbligatorio" style:base-cell-address="Sheet1.C10"/>
      <style:map style:condition="is-true-formula([.G10]=&quot;N&quot;)" style:apply-style-name="Good" style:base-cell-address="Sheet1.C10"/>
      <style:map style:condition="is-true-formula([.G10]=&quot;n&quot;)" style:apply-style-name="Good" style:base-cell-address="Sheet1.C10"/>
    </style:style>
    <style:style style:name="ce3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C11"/>
      <style:map style:condition="is-true-formula([.G11]=&quot;S&quot;)" style:apply-style-name="Obbligatorio" style:base-cell-address="Sheet1.C11"/>
      <style:map style:condition="is-true-formula([.G11]=&quot;y&quot;)" style:apply-style-name="Obbligatorio" style:base-cell-address="Sheet1.C11"/>
      <style:map style:condition="is-true-formula([.G11]=&quot;s&quot;)" style:apply-style-name="Obbligatorio" style:base-cell-address="Sheet1.C11"/>
      <style:map style:condition="is-true-formula([.G11]=&quot;N&quot;)" style:apply-style-name="Good" style:base-cell-address="Sheet1.C11"/>
      <style:map style:condition="is-true-formula([.G11]=&quot;n&quot;)" style:apply-style-name="Good" style:base-cell-address="Sheet1.C11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D2"/>
      <style:map style:condition="is-true-formula([.G2]=&quot;S&quot;)" style:apply-style-name="Obbligatorio" style:base-cell-address="Sheet1.D2"/>
      <style:map style:condition="is-true-formula([.G2]=&quot;y&quot;)" style:apply-style-name="Obbligatorio" style:base-cell-address="Sheet1.D2"/>
      <style:map style:condition="is-true-formula([.G2]=&quot;s&quot;)" style:apply-style-name="Obbligatorio" style:base-cell-address="Sheet1.D2"/>
      <style:map style:condition="is-true-formula([.G2]=&quot;N&quot;)" style:apply-style-name="Good" style:base-cell-address="Sheet1.D2"/>
      <style:map style:condition="is-true-formula([.G2]=&quot;n&quot;)" style:apply-style-name="Good" style:base-cell-address="Sheet1.D2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D3"/>
      <style:map style:condition="is-true-formula([.G3]=&quot;S&quot;)" style:apply-style-name="Obbligatorio" style:base-cell-address="Sheet1.D3"/>
      <style:map style:condition="is-true-formula([.G3]=&quot;y&quot;)" style:apply-style-name="Obbligatorio" style:base-cell-address="Sheet1.D3"/>
      <style:map style:condition="is-true-formula([.G3]=&quot;s&quot;)" style:apply-style-name="Obbligatorio" style:base-cell-address="Sheet1.D3"/>
      <style:map style:condition="is-true-formula([.G3]=&quot;N&quot;)" style:apply-style-name="Good" style:base-cell-address="Sheet1.D3"/>
      <style:map style:condition="is-true-formula([.G3]=&quot;n&quot;)" style:apply-style-name="Good" style:base-cell-address="Sheet1.D3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D4"/>
      <style:map style:condition="is-true-formula([.G4]=&quot;S&quot;)" style:apply-style-name="Obbligatorio" style:base-cell-address="Sheet1.D4"/>
      <style:map style:condition="is-true-formula([.G4]=&quot;y&quot;)" style:apply-style-name="Obbligatorio" style:base-cell-address="Sheet1.D4"/>
      <style:map style:condition="is-true-formula([.G4]=&quot;s&quot;)" style:apply-style-name="Obbligatorio" style:base-cell-address="Sheet1.D4"/>
      <style:map style:condition="is-true-formula([.G4]=&quot;N&quot;)" style:apply-style-name="Good" style:base-cell-address="Sheet1.D4"/>
      <style:map style:condition="is-true-formula([.G4]=&quot;n&quot;)" style:apply-style-name="Good" style:base-cell-address="Sheet1.D4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D5"/>
      <style:map style:condition="is-true-formula([.G5]=&quot;S&quot;)" style:apply-style-name="Obbligatorio" style:base-cell-address="Sheet1.D5"/>
      <style:map style:condition="is-true-formula([.G5]=&quot;y&quot;)" style:apply-style-name="Obbligatorio" style:base-cell-address="Sheet1.D5"/>
      <style:map style:condition="is-true-formula([.G5]=&quot;s&quot;)" style:apply-style-name="Obbligatorio" style:base-cell-address="Sheet1.D5"/>
      <style:map style:condition="is-true-formula([.G5]=&quot;N&quot;)" style:apply-style-name="Good" style:base-cell-address="Sheet1.D5"/>
      <style:map style:condition="is-true-formula([.G5]=&quot;n&quot;)" style:apply-style-name="Good" style:base-cell-address="Sheet1.D5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D6"/>
      <style:map style:condition="is-true-formula([.G6]=&quot;S&quot;)" style:apply-style-name="Obbligatorio" style:base-cell-address="Sheet1.D6"/>
      <style:map style:condition="is-true-formula([.G6]=&quot;y&quot;)" style:apply-style-name="Obbligatorio" style:base-cell-address="Sheet1.D6"/>
      <style:map style:condition="is-true-formula([.G6]=&quot;s&quot;)" style:apply-style-name="Obbligatorio" style:base-cell-address="Sheet1.D6"/>
      <style:map style:condition="is-true-formula([.G6]=&quot;N&quot;)" style:apply-style-name="Good" style:base-cell-address="Sheet1.D6"/>
      <style:map style:condition="is-true-formula([.G6]=&quot;n&quot;)" style:apply-style-name="Good" style:base-cell-address="Sheet1.D6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D7"/>
      <style:map style:condition="is-true-formula([.G7]=&quot;S&quot;)" style:apply-style-name="Obbligatorio" style:base-cell-address="Sheet1.D7"/>
      <style:map style:condition="is-true-formula([.G7]=&quot;y&quot;)" style:apply-style-name="Obbligatorio" style:base-cell-address="Sheet1.D7"/>
      <style:map style:condition="is-true-formula([.G7]=&quot;s&quot;)" style:apply-style-name="Obbligatorio" style:base-cell-address="Sheet1.D7"/>
      <style:map style:condition="is-true-formula([.G7]=&quot;N&quot;)" style:apply-style-name="Good" style:base-cell-address="Sheet1.D7"/>
      <style:map style:condition="is-true-formula([.G7]=&quot;n&quot;)" style:apply-style-name="Good" style:base-cell-address="Sheet1.D7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D8"/>
      <style:map style:condition="is-true-formula([.G8]=&quot;S&quot;)" style:apply-style-name="Obbligatorio" style:base-cell-address="Sheet1.D8"/>
      <style:map style:condition="is-true-formula([.G8]=&quot;y&quot;)" style:apply-style-name="Obbligatorio" style:base-cell-address="Sheet1.D8"/>
      <style:map style:condition="is-true-formula([.G8]=&quot;s&quot;)" style:apply-style-name="Obbligatorio" style:base-cell-address="Sheet1.D8"/>
      <style:map style:condition="is-true-formula([.G8]=&quot;N&quot;)" style:apply-style-name="Good" style:base-cell-address="Sheet1.D8"/>
      <style:map style:condition="is-true-formula([.G8]=&quot;n&quot;)" style:apply-style-name="Good" style:base-cell-address="Sheet1.D8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D9"/>
      <style:map style:condition="is-true-formula([.G9]=&quot;S&quot;)" style:apply-style-name="Obbligatorio" style:base-cell-address="Sheet1.D9"/>
      <style:map style:condition="is-true-formula([.G9]=&quot;y&quot;)" style:apply-style-name="Obbligatorio" style:base-cell-address="Sheet1.D9"/>
      <style:map style:condition="is-true-formula([.G9]=&quot;s&quot;)" style:apply-style-name="Obbligatorio" style:base-cell-address="Sheet1.D9"/>
      <style:map style:condition="is-true-formula([.G9]=&quot;N&quot;)" style:apply-style-name="Good" style:base-cell-address="Sheet1.D9"/>
      <style:map style:condition="is-true-formula([.G9]=&quot;n&quot;)" style:apply-style-name="Good" style:base-cell-address="Sheet1.D9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D10"/>
      <style:map style:condition="is-true-formula([.G10]=&quot;S&quot;)" style:apply-style-name="Obbligatorio" style:base-cell-address="Sheet1.D10"/>
      <style:map style:condition="is-true-formula([.G10]=&quot;y&quot;)" style:apply-style-name="Obbligatorio" style:base-cell-address="Sheet1.D10"/>
      <style:map style:condition="is-true-formula([.G10]=&quot;s&quot;)" style:apply-style-name="Obbligatorio" style:base-cell-address="Sheet1.D10"/>
      <style:map style:condition="is-true-formula([.G10]=&quot;N&quot;)" style:apply-style-name="Good" style:base-cell-address="Sheet1.D10"/>
      <style:map style:condition="is-true-formula([.G10]=&quot;n&quot;)" style:apply-style-name="Good" style:base-cell-address="Sheet1.D10"/>
    </style:style>
    <style:style style:name="ce4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D11"/>
      <style:map style:condition="is-true-formula([.G11]=&quot;S&quot;)" style:apply-style-name="Obbligatorio" style:base-cell-address="Sheet1.D11"/>
      <style:map style:condition="is-true-formula([.G11]=&quot;y&quot;)" style:apply-style-name="Obbligatorio" style:base-cell-address="Sheet1.D11"/>
      <style:map style:condition="is-true-formula([.G11]=&quot;s&quot;)" style:apply-style-name="Obbligatorio" style:base-cell-address="Sheet1.D11"/>
      <style:map style:condition="is-true-formula([.G11]=&quot;N&quot;)" style:apply-style-name="Good" style:base-cell-address="Sheet1.D11"/>
      <style:map style:condition="is-true-formula([.G11]=&quot;n&quot;)" style:apply-style-name="Good" style:base-cell-address="Sheet1.D11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E2"/>
      <style:map style:condition="is-true-formula([.G2]=&quot;S&quot;)" style:apply-style-name="Obbligatorio" style:base-cell-address="Sheet1.E2"/>
      <style:map style:condition="is-true-formula([.G2]=&quot;y&quot;)" style:apply-style-name="Obbligatorio" style:base-cell-address="Sheet1.E2"/>
      <style:map style:condition="is-true-formula([.G2]=&quot;s&quot;)" style:apply-style-name="Obbligatorio" style:base-cell-address="Sheet1.E2"/>
      <style:map style:condition="is-true-formula([.G2]=&quot;N&quot;)" style:apply-style-name="Good" style:base-cell-address="Sheet1.E2"/>
      <style:map style:condition="is-true-formula([.G2]=&quot;n&quot;)" style:apply-style-name="Good" style:base-cell-address="Sheet1.E2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E3"/>
      <style:map style:condition="is-true-formula([.G3]=&quot;S&quot;)" style:apply-style-name="Obbligatorio" style:base-cell-address="Sheet1.E3"/>
      <style:map style:condition="is-true-formula([.G3]=&quot;y&quot;)" style:apply-style-name="Obbligatorio" style:base-cell-address="Sheet1.E3"/>
      <style:map style:condition="is-true-formula([.G3]=&quot;s&quot;)" style:apply-style-name="Obbligatorio" style:base-cell-address="Sheet1.E3"/>
      <style:map style:condition="is-true-formula([.G3]=&quot;N&quot;)" style:apply-style-name="Good" style:base-cell-address="Sheet1.E3"/>
      <style:map style:condition="is-true-formula([.G3]=&quot;n&quot;)" style:apply-style-name="Good" style:base-cell-address="Sheet1.E3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E4"/>
      <style:map style:condition="is-true-formula([.G4]=&quot;S&quot;)" style:apply-style-name="Obbligatorio" style:base-cell-address="Sheet1.E4"/>
      <style:map style:condition="is-true-formula([.G4]=&quot;y&quot;)" style:apply-style-name="Obbligatorio" style:base-cell-address="Sheet1.E4"/>
      <style:map style:condition="is-true-formula([.G4]=&quot;s&quot;)" style:apply-style-name="Obbligatorio" style:base-cell-address="Sheet1.E4"/>
      <style:map style:condition="is-true-formula([.G4]=&quot;N&quot;)" style:apply-style-name="Good" style:base-cell-address="Sheet1.E4"/>
      <style:map style:condition="is-true-formula([.G4]=&quot;n&quot;)" style:apply-style-name="Good" style:base-cell-address="Sheet1.E4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E5"/>
      <style:map style:condition="is-true-formula([.G5]=&quot;S&quot;)" style:apply-style-name="Obbligatorio" style:base-cell-address="Sheet1.E5"/>
      <style:map style:condition="is-true-formula([.G5]=&quot;y&quot;)" style:apply-style-name="Obbligatorio" style:base-cell-address="Sheet1.E5"/>
      <style:map style:condition="is-true-formula([.G5]=&quot;s&quot;)" style:apply-style-name="Obbligatorio" style:base-cell-address="Sheet1.E5"/>
      <style:map style:condition="is-true-formula([.G5]=&quot;N&quot;)" style:apply-style-name="Good" style:base-cell-address="Sheet1.E5"/>
      <style:map style:condition="is-true-formula([.G5]=&quot;n&quot;)" style:apply-style-name="Good" style:base-cell-address="Sheet1.E5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E6"/>
      <style:map style:condition="is-true-formula([.G6]=&quot;S&quot;)" style:apply-style-name="Obbligatorio" style:base-cell-address="Sheet1.E6"/>
      <style:map style:condition="is-true-formula([.G6]=&quot;y&quot;)" style:apply-style-name="Obbligatorio" style:base-cell-address="Sheet1.E6"/>
      <style:map style:condition="is-true-formula([.G6]=&quot;s&quot;)" style:apply-style-name="Obbligatorio" style:base-cell-address="Sheet1.E6"/>
      <style:map style:condition="is-true-formula([.G6]=&quot;N&quot;)" style:apply-style-name="Good" style:base-cell-address="Sheet1.E6"/>
      <style:map style:condition="is-true-formula([.G6]=&quot;n&quot;)" style:apply-style-name="Good" style:base-cell-address="Sheet1.E6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E7"/>
      <style:map style:condition="is-true-formula([.G7]=&quot;S&quot;)" style:apply-style-name="Obbligatorio" style:base-cell-address="Sheet1.E7"/>
      <style:map style:condition="is-true-formula([.G7]=&quot;y&quot;)" style:apply-style-name="Obbligatorio" style:base-cell-address="Sheet1.E7"/>
      <style:map style:condition="is-true-formula([.G7]=&quot;s&quot;)" style:apply-style-name="Obbligatorio" style:base-cell-address="Sheet1.E7"/>
      <style:map style:condition="is-true-formula([.G7]=&quot;N&quot;)" style:apply-style-name="Good" style:base-cell-address="Sheet1.E7"/>
      <style:map style:condition="is-true-formula([.G7]=&quot;n&quot;)" style:apply-style-name="Good" style:base-cell-address="Sheet1.E7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E8"/>
      <style:map style:condition="is-true-formula([.G8]=&quot;S&quot;)" style:apply-style-name="Obbligatorio" style:base-cell-address="Sheet1.E8"/>
      <style:map style:condition="is-true-formula([.G8]=&quot;y&quot;)" style:apply-style-name="Obbligatorio" style:base-cell-address="Sheet1.E8"/>
      <style:map style:condition="is-true-formula([.G8]=&quot;s&quot;)" style:apply-style-name="Obbligatorio" style:base-cell-address="Sheet1.E8"/>
      <style:map style:condition="is-true-formula([.G8]=&quot;N&quot;)" style:apply-style-name="Good" style:base-cell-address="Sheet1.E8"/>
      <style:map style:condition="is-true-formula([.G8]=&quot;n&quot;)" style:apply-style-name="Good" style:base-cell-address="Sheet1.E8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E9"/>
      <style:map style:condition="is-true-formula([.G9]=&quot;S&quot;)" style:apply-style-name="Obbligatorio" style:base-cell-address="Sheet1.E9"/>
      <style:map style:condition="is-true-formula([.G9]=&quot;y&quot;)" style:apply-style-name="Obbligatorio" style:base-cell-address="Sheet1.E9"/>
      <style:map style:condition="is-true-formula([.G9]=&quot;s&quot;)" style:apply-style-name="Obbligatorio" style:base-cell-address="Sheet1.E9"/>
      <style:map style:condition="is-true-formula([.G9]=&quot;N&quot;)" style:apply-style-name="Good" style:base-cell-address="Sheet1.E9"/>
      <style:map style:condition="is-true-formula([.G9]=&quot;n&quot;)" style:apply-style-name="Good" style:base-cell-address="Sheet1.E9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E10"/>
      <style:map style:condition="is-true-formula([.G10]=&quot;S&quot;)" style:apply-style-name="Obbligatorio" style:base-cell-address="Sheet1.E10"/>
      <style:map style:condition="is-true-formula([.G10]=&quot;y&quot;)" style:apply-style-name="Obbligatorio" style:base-cell-address="Sheet1.E10"/>
      <style:map style:condition="is-true-formula([.G10]=&quot;s&quot;)" style:apply-style-name="Obbligatorio" style:base-cell-address="Sheet1.E10"/>
      <style:map style:condition="is-true-formula([.G10]=&quot;N&quot;)" style:apply-style-name="Good" style:base-cell-address="Sheet1.E10"/>
      <style:map style:condition="is-true-formula([.G10]=&quot;n&quot;)" style:apply-style-name="Good" style:base-cell-address="Sheet1.E10"/>
    </style:style>
    <style:style style:name="ce5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E11"/>
      <style:map style:condition="is-true-formula([.G11]=&quot;S&quot;)" style:apply-style-name="Obbligatorio" style:base-cell-address="Sheet1.E11"/>
      <style:map style:condition="is-true-formula([.G11]=&quot;y&quot;)" style:apply-style-name="Obbligatorio" style:base-cell-address="Sheet1.E11"/>
      <style:map style:condition="is-true-formula([.G11]=&quot;s&quot;)" style:apply-style-name="Obbligatorio" style:base-cell-address="Sheet1.E11"/>
      <style:map style:condition="is-true-formula([.G11]=&quot;N&quot;)" style:apply-style-name="Good" style:base-cell-address="Sheet1.E11"/>
      <style:map style:condition="is-true-formula([.G11]=&quot;n&quot;)" style:apply-style-name="Good" style:base-cell-address="Sheet1.E11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F2"/>
      <style:map style:condition="is-true-formula([.G2]=&quot;S&quot;)" style:apply-style-name="Obbligatorio" style:base-cell-address="Sheet1.F2"/>
      <style:map style:condition="is-true-formula([.G2]=&quot;y&quot;)" style:apply-style-name="Obbligatorio" style:base-cell-address="Sheet1.F2"/>
      <style:map style:condition="is-true-formula([.G2]=&quot;s&quot;)" style:apply-style-name="Obbligatorio" style:base-cell-address="Sheet1.F2"/>
      <style:map style:condition="is-true-formula([.G2]=&quot;N&quot;)" style:apply-style-name="Good" style:base-cell-address="Sheet1.F2"/>
      <style:map style:condition="is-true-formula([.G2]=&quot;n&quot;)" style:apply-style-name="Good" style:base-cell-address="Sheet1.F2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F3"/>
      <style:map style:condition="is-true-formula([.G3]=&quot;S&quot;)" style:apply-style-name="Obbligatorio" style:base-cell-address="Sheet1.F3"/>
      <style:map style:condition="is-true-formula([.G3]=&quot;y&quot;)" style:apply-style-name="Obbligatorio" style:base-cell-address="Sheet1.F3"/>
      <style:map style:condition="is-true-formula([.G3]=&quot;s&quot;)" style:apply-style-name="Obbligatorio" style:base-cell-address="Sheet1.F3"/>
      <style:map style:condition="is-true-formula([.G3]=&quot;N&quot;)" style:apply-style-name="Good" style:base-cell-address="Sheet1.F3"/>
      <style:map style:condition="is-true-formula([.G3]=&quot;n&quot;)" style:apply-style-name="Good" style:base-cell-address="Sheet1.F3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F4"/>
      <style:map style:condition="is-true-formula([.G4]=&quot;S&quot;)" style:apply-style-name="Obbligatorio" style:base-cell-address="Sheet1.F4"/>
      <style:map style:condition="is-true-formula([.G4]=&quot;y&quot;)" style:apply-style-name="Obbligatorio" style:base-cell-address="Sheet1.F4"/>
      <style:map style:condition="is-true-formula([.G4]=&quot;s&quot;)" style:apply-style-name="Obbligatorio" style:base-cell-address="Sheet1.F4"/>
      <style:map style:condition="is-true-formula([.G4]=&quot;N&quot;)" style:apply-style-name="Good" style:base-cell-address="Sheet1.F4"/>
      <style:map style:condition="is-true-formula([.G4]=&quot;n&quot;)" style:apply-style-name="Good" style:base-cell-address="Sheet1.F4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F5"/>
      <style:map style:condition="is-true-formula([.G5]=&quot;S&quot;)" style:apply-style-name="Obbligatorio" style:base-cell-address="Sheet1.F5"/>
      <style:map style:condition="is-true-formula([.G5]=&quot;y&quot;)" style:apply-style-name="Obbligatorio" style:base-cell-address="Sheet1.F5"/>
      <style:map style:condition="is-true-formula([.G5]=&quot;s&quot;)" style:apply-style-name="Obbligatorio" style:base-cell-address="Sheet1.F5"/>
      <style:map style:condition="is-true-formula([.G5]=&quot;N&quot;)" style:apply-style-name="Good" style:base-cell-address="Sheet1.F5"/>
      <style:map style:condition="is-true-formula([.G5]=&quot;n&quot;)" style:apply-style-name="Good" style:base-cell-address="Sheet1.F5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F6"/>
      <style:map style:condition="is-true-formula([.G6]=&quot;S&quot;)" style:apply-style-name="Obbligatorio" style:base-cell-address="Sheet1.F6"/>
      <style:map style:condition="is-true-formula([.G6]=&quot;y&quot;)" style:apply-style-name="Obbligatorio" style:base-cell-address="Sheet1.F6"/>
      <style:map style:condition="is-true-formula([.G6]=&quot;s&quot;)" style:apply-style-name="Obbligatorio" style:base-cell-address="Sheet1.F6"/>
      <style:map style:condition="is-true-formula([.G6]=&quot;N&quot;)" style:apply-style-name="Good" style:base-cell-address="Sheet1.F6"/>
      <style:map style:condition="is-true-formula([.G6]=&quot;n&quot;)" style:apply-style-name="Good" style:base-cell-address="Sheet1.F6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F7"/>
      <style:map style:condition="is-true-formula([.G7]=&quot;S&quot;)" style:apply-style-name="Obbligatorio" style:base-cell-address="Sheet1.F7"/>
      <style:map style:condition="is-true-formula([.G7]=&quot;y&quot;)" style:apply-style-name="Obbligatorio" style:base-cell-address="Sheet1.F7"/>
      <style:map style:condition="is-true-formula([.G7]=&quot;s&quot;)" style:apply-style-name="Obbligatorio" style:base-cell-address="Sheet1.F7"/>
      <style:map style:condition="is-true-formula([.G7]=&quot;N&quot;)" style:apply-style-name="Good" style:base-cell-address="Sheet1.F7"/>
      <style:map style:condition="is-true-formula([.G7]=&quot;n&quot;)" style:apply-style-name="Good" style:base-cell-address="Sheet1.F7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F8"/>
      <style:map style:condition="is-true-formula([.G8]=&quot;S&quot;)" style:apply-style-name="Obbligatorio" style:base-cell-address="Sheet1.F8"/>
      <style:map style:condition="is-true-formula([.G8]=&quot;y&quot;)" style:apply-style-name="Obbligatorio" style:base-cell-address="Sheet1.F8"/>
      <style:map style:condition="is-true-formula([.G8]=&quot;s&quot;)" style:apply-style-name="Obbligatorio" style:base-cell-address="Sheet1.F8"/>
      <style:map style:condition="is-true-formula([.G8]=&quot;N&quot;)" style:apply-style-name="Good" style:base-cell-address="Sheet1.F8"/>
      <style:map style:condition="is-true-formula([.G8]=&quot;n&quot;)" style:apply-style-name="Good" style:base-cell-address="Sheet1.F8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F9"/>
      <style:map style:condition="is-true-formula([.G9]=&quot;S&quot;)" style:apply-style-name="Obbligatorio" style:base-cell-address="Sheet1.F9"/>
      <style:map style:condition="is-true-formula([.G9]=&quot;y&quot;)" style:apply-style-name="Obbligatorio" style:base-cell-address="Sheet1.F9"/>
      <style:map style:condition="is-true-formula([.G9]=&quot;s&quot;)" style:apply-style-name="Obbligatorio" style:base-cell-address="Sheet1.F9"/>
      <style:map style:condition="is-true-formula([.G9]=&quot;N&quot;)" style:apply-style-name="Good" style:base-cell-address="Sheet1.F9"/>
      <style:map style:condition="is-true-formula([.G9]=&quot;n&quot;)" style:apply-style-name="Good" style:base-cell-address="Sheet1.F9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F10"/>
      <style:map style:condition="is-true-formula([.G10]=&quot;S&quot;)" style:apply-style-name="Obbligatorio" style:base-cell-address="Sheet1.F10"/>
      <style:map style:condition="is-true-formula([.G10]=&quot;y&quot;)" style:apply-style-name="Obbligatorio" style:base-cell-address="Sheet1.F10"/>
      <style:map style:condition="is-true-formula([.G10]=&quot;s&quot;)" style:apply-style-name="Obbligatorio" style:base-cell-address="Sheet1.F10"/>
      <style:map style:condition="is-true-formula([.G10]=&quot;N&quot;)" style:apply-style-name="Good" style:base-cell-address="Sheet1.F10"/>
      <style:map style:condition="is-true-formula([.G10]=&quot;n&quot;)" style:apply-style-name="Good" style:base-cell-address="Sheet1.F10"/>
    </style:style>
    <style:style style:name="ce6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F11"/>
      <style:map style:condition="is-true-formula([.G11]=&quot;S&quot;)" style:apply-style-name="Obbligatorio" style:base-cell-address="Sheet1.F11"/>
      <style:map style:condition="is-true-formula([.G11]=&quot;y&quot;)" style:apply-style-name="Obbligatorio" style:base-cell-address="Sheet1.F11"/>
      <style:map style:condition="is-true-formula([.G11]=&quot;s&quot;)" style:apply-style-name="Obbligatorio" style:base-cell-address="Sheet1.F11"/>
      <style:map style:condition="is-true-formula([.G11]=&quot;N&quot;)" style:apply-style-name="Good" style:base-cell-address="Sheet1.F11"/>
      <style:map style:condition="is-true-formula([.G11]=&quot;n&quot;)" style:apply-style-name="Good" style:base-cell-address="Sheet1.F11"/>
    </style:style>
    <style:style style:name="ce63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2"/>
      <style:map style:condition="cell-content()=&quot;S&quot;" style:apply-style-name="Obbligatorio" style:base-cell-address="Sheet1.G2"/>
      <style:map style:condition="cell-content()=&quot;N&quot;" style:apply-style-name="Good" style:base-cell-address="Sheet1.G2"/>
    </style:style>
    <style:style style:name="ce64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3"/>
      <style:map style:condition="cell-content()=&quot;S&quot;" style:apply-style-name="Obbligatorio" style:base-cell-address="Sheet1.G3"/>
      <style:map style:condition="cell-content()=&quot;N&quot;" style:apply-style-name="Good" style:base-cell-address="Sheet1.G3"/>
    </style:style>
    <style:style style:name="ce65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4"/>
      <style:map style:condition="cell-content()=&quot;S&quot;" style:apply-style-name="Obbligatorio" style:base-cell-address="Sheet1.G4"/>
      <style:map style:condition="cell-content()=&quot;N&quot;" style:apply-style-name="Good" style:base-cell-address="Sheet1.G4"/>
    </style:style>
    <style:style style:name="ce66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5"/>
      <style:map style:condition="cell-content()=&quot;S&quot;" style:apply-style-name="Obbligatorio" style:base-cell-address="Sheet1.G5"/>
      <style:map style:condition="cell-content()=&quot;N&quot;" style:apply-style-name="Good" style:base-cell-address="Sheet1.G5"/>
    </style:style>
    <style:style style:name="ce67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6"/>
      <style:map style:condition="cell-content()=&quot;S&quot;" style:apply-style-name="Obbligatorio" style:base-cell-address="Sheet1.G6"/>
      <style:map style:condition="cell-content()=&quot;N&quot;" style:apply-style-name="Good" style:base-cell-address="Sheet1.G6"/>
    </style:style>
    <style:style style:name="ce68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7"/>
      <style:map style:condition="cell-content()=&quot;S&quot;" style:apply-style-name="Obbligatorio" style:base-cell-address="Sheet1.G7"/>
      <style:map style:condition="cell-content()=&quot;N&quot;" style:apply-style-name="Good" style:base-cell-address="Sheet1.G7"/>
    </style:style>
    <style:style style:name="ce69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8"/>
      <style:map style:condition="cell-content()=&quot;S&quot;" style:apply-style-name="Obbligatorio" style:base-cell-address="Sheet1.G8"/>
      <style:map style:condition="cell-content()=&quot;N&quot;" style:apply-style-name="Good" style:base-cell-address="Sheet1.G8"/>
    </style:style>
    <style:style style:name="ce70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9"/>
      <style:map style:condition="cell-content()=&quot;S&quot;" style:apply-style-name="Obbligatorio" style:base-cell-address="Sheet1.G9"/>
      <style:map style:condition="cell-content()=&quot;N&quot;" style:apply-style-name="Good" style:base-cell-address="Sheet1.G9"/>
    </style:style>
    <style:style style:name="ce71" style:family="table-cell" style:parent-style-name="UpperCase">
      <style:table-cell-properties style:text-align-source="fix" style:repeat-content="false" fo:border="0.74pt solid #000000"/>
      <style:paragraph-properties fo:text-align="center" fo:margin-left="0mm"/>
      <style:map style:condition="cell-content()=&quot;Y&quot;" style:apply-style-name="Obbligatorio" style:base-cell-address="Sheet1.G10"/>
      <style:map style:condition="cell-content()=&quot;S&quot;" style:apply-style-name="Obbligatorio" style:base-cell-address="Sheet1.G10"/>
      <style:map style:condition="cell-content()=&quot;N&quot;" style:apply-style-name="Good" style:base-cell-address="Sheet1.G10"/>
    </style:style>
    <style:style style:name="ce72" style:family="table-cell" style:parent-style-name="UpperCase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cell-content()=&quot;Y&quot;" style:apply-style-name="Obbligatorio" style:base-cell-address="Sheet1.G11"/>
      <style:map style:condition="cell-content()=&quot;S&quot;" style:apply-style-name="Obbligatorio" style:base-cell-address="Sheet1.G11"/>
      <style:map style:condition="cell-content()=&quot;N&quot;" style:apply-style-name="Good" style:base-cell-address="Sheet1.G11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H2"/>
      <style:map style:condition="is-true-formula([.G2]=&quot;S&quot;)" style:apply-style-name="Obbligatorio" style:base-cell-address="Sheet1.H2"/>
      <style:map style:condition="is-true-formula([.G2]=&quot;y&quot;)" style:apply-style-name="Obbligatorio" style:base-cell-address="Sheet1.H2"/>
      <style:map style:condition="is-true-formula([.G2]=&quot;s&quot;)" style:apply-style-name="Obbligatorio" style:base-cell-address="Sheet1.H2"/>
      <style:map style:condition="is-true-formula([.G2]=&quot;N&quot;)" style:apply-style-name="Good" style:base-cell-address="Sheet1.H2"/>
      <style:map style:condition="is-true-formula([.G2]=&quot;n&quot;)" style:apply-style-name="Good" style:base-cell-address="Sheet1.H2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H3"/>
      <style:map style:condition="is-true-formula([.G3]=&quot;S&quot;)" style:apply-style-name="Obbligatorio" style:base-cell-address="Sheet1.H3"/>
      <style:map style:condition="is-true-formula([.G3]=&quot;y&quot;)" style:apply-style-name="Obbligatorio" style:base-cell-address="Sheet1.H3"/>
      <style:map style:condition="is-true-formula([.G3]=&quot;s&quot;)" style:apply-style-name="Obbligatorio" style:base-cell-address="Sheet1.H3"/>
      <style:map style:condition="is-true-formula([.G3]=&quot;N&quot;)" style:apply-style-name="Good" style:base-cell-address="Sheet1.H3"/>
      <style:map style:condition="is-true-formula([.G3]=&quot;n&quot;)" style:apply-style-name="Good" style:base-cell-address="Sheet1.H3"/>
    </style:style>
    <style:style style:name="ce7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H4"/>
      <style:map style:condition="is-true-formula([.G4]=&quot;S&quot;)" style:apply-style-name="Obbligatorio" style:base-cell-address="Sheet1.H4"/>
      <style:map style:condition="is-true-formula([.G4]=&quot;y&quot;)" style:apply-style-name="Obbligatorio" style:base-cell-address="Sheet1.H4"/>
      <style:map style:condition="is-true-formula([.G4]=&quot;s&quot;)" style:apply-style-name="Obbligatorio" style:base-cell-address="Sheet1.H4"/>
      <style:map style:condition="is-true-formula([.G4]=&quot;N&quot;)" style:apply-style-name="Good" style:base-cell-address="Sheet1.H4"/>
      <style:map style:condition="is-true-formula([.G4]=&quot;n&quot;)" style:apply-style-name="Good" style:base-cell-address="Sheet1.H4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H5"/>
      <style:map style:condition="is-true-formula([.G5]=&quot;S&quot;)" style:apply-style-name="Obbligatorio" style:base-cell-address="Sheet1.H5"/>
      <style:map style:condition="is-true-formula([.G5]=&quot;y&quot;)" style:apply-style-name="Obbligatorio" style:base-cell-address="Sheet1.H5"/>
      <style:map style:condition="is-true-formula([.G5]=&quot;s&quot;)" style:apply-style-name="Obbligatorio" style:base-cell-address="Sheet1.H5"/>
      <style:map style:condition="is-true-formula([.G5]=&quot;N&quot;)" style:apply-style-name="Good" style:base-cell-address="Sheet1.H5"/>
      <style:map style:condition="is-true-formula([.G5]=&quot;n&quot;)" style:apply-style-name="Good" style:base-cell-address="Sheet1.H5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H6"/>
      <style:map style:condition="is-true-formula([.G6]=&quot;S&quot;)" style:apply-style-name="Obbligatorio" style:base-cell-address="Sheet1.H6"/>
      <style:map style:condition="is-true-formula([.G6]=&quot;y&quot;)" style:apply-style-name="Obbligatorio" style:base-cell-address="Sheet1.H6"/>
      <style:map style:condition="is-true-formula([.G6]=&quot;s&quot;)" style:apply-style-name="Obbligatorio" style:base-cell-address="Sheet1.H6"/>
      <style:map style:condition="is-true-formula([.G6]=&quot;N&quot;)" style:apply-style-name="Good" style:base-cell-address="Sheet1.H6"/>
      <style:map style:condition="is-true-formula([.G6]=&quot;n&quot;)" style:apply-style-name="Good" style:base-cell-address="Sheet1.H6"/>
    </style:style>
    <style:style style:name="ce7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H7"/>
      <style:map style:condition="is-true-formula([.G7]=&quot;S&quot;)" style:apply-style-name="Obbligatorio" style:base-cell-address="Sheet1.H7"/>
      <style:map style:condition="is-true-formula([.G7]=&quot;y&quot;)" style:apply-style-name="Obbligatorio" style:base-cell-address="Sheet1.H7"/>
      <style:map style:condition="is-true-formula([.G7]=&quot;s&quot;)" style:apply-style-name="Obbligatorio" style:base-cell-address="Sheet1.H7"/>
      <style:map style:condition="is-true-formula([.G7]=&quot;N&quot;)" style:apply-style-name="Good" style:base-cell-address="Sheet1.H7"/>
      <style:map style:condition="is-true-formula([.G7]=&quot;n&quot;)" style:apply-style-name="Good" style:base-cell-address="Sheet1.H7"/>
    </style:style>
    <style:style style:name="ce7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H8"/>
      <style:map style:condition="is-true-formula([.G8]=&quot;S&quot;)" style:apply-style-name="Obbligatorio" style:base-cell-address="Sheet1.H8"/>
      <style:map style:condition="is-true-formula([.G8]=&quot;y&quot;)" style:apply-style-name="Obbligatorio" style:base-cell-address="Sheet1.H8"/>
      <style:map style:condition="is-true-formula([.G8]=&quot;s&quot;)" style:apply-style-name="Obbligatorio" style:base-cell-address="Sheet1.H8"/>
      <style:map style:condition="is-true-formula([.G8]=&quot;N&quot;)" style:apply-style-name="Good" style:base-cell-address="Sheet1.H8"/>
      <style:map style:condition="is-true-formula([.G8]=&quot;n&quot;)" style:apply-style-name="Good" style:base-cell-address="Sheet1.H8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H9"/>
      <style:map style:condition="is-true-formula([.G9]=&quot;S&quot;)" style:apply-style-name="Obbligatorio" style:base-cell-address="Sheet1.H9"/>
      <style:map style:condition="is-true-formula([.G9]=&quot;y&quot;)" style:apply-style-name="Obbligatorio" style:base-cell-address="Sheet1.H9"/>
      <style:map style:condition="is-true-formula([.G9]=&quot;s&quot;)" style:apply-style-name="Obbligatorio" style:base-cell-address="Sheet1.H9"/>
      <style:map style:condition="is-true-formula([.G9]=&quot;N&quot;)" style:apply-style-name="Good" style:base-cell-address="Sheet1.H9"/>
      <style:map style:condition="is-true-formula([.G9]=&quot;n&quot;)" style:apply-style-name="Good" style:base-cell-address="Sheet1.H9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H10"/>
      <style:map style:condition="is-true-formula([.G10]=&quot;S&quot;)" style:apply-style-name="Obbligatorio" style:base-cell-address="Sheet1.H10"/>
      <style:map style:condition="is-true-formula([.G10]=&quot;y&quot;)" style:apply-style-name="Obbligatorio" style:base-cell-address="Sheet1.H10"/>
      <style:map style:condition="is-true-formula([.G10]=&quot;s&quot;)" style:apply-style-name="Obbligatorio" style:base-cell-address="Sheet1.H10"/>
      <style:map style:condition="is-true-formula([.G10]=&quot;N&quot;)" style:apply-style-name="Good" style:base-cell-address="Sheet1.H10"/>
      <style:map style:condition="is-true-formula([.G10]=&quot;n&quot;)" style:apply-style-name="Good" style:base-cell-address="Sheet1.H10"/>
    </style:style>
    <style:style style:name="ce8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H11"/>
      <style:map style:condition="is-true-formula([.G11]=&quot;S&quot;)" style:apply-style-name="Obbligatorio" style:base-cell-address="Sheet1.H11"/>
      <style:map style:condition="is-true-formula([.G11]=&quot;y&quot;)" style:apply-style-name="Obbligatorio" style:base-cell-address="Sheet1.H11"/>
      <style:map style:condition="is-true-formula([.G11]=&quot;s&quot;)" style:apply-style-name="Obbligatorio" style:base-cell-address="Sheet1.H11"/>
      <style:map style:condition="is-true-formula([.G11]=&quot;N&quot;)" style:apply-style-name="Good" style:base-cell-address="Sheet1.H11"/>
      <style:map style:condition="is-true-formula([.G11]=&quot;n&quot;)" style:apply-style-name="Good" style:base-cell-address="Sheet1.H11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2]=&quot;Y&quot;)" style:apply-style-name="Obbligatorio" style:base-cell-address="Sheet1.I2"/>
      <style:map style:condition="is-true-formula([.G2]=&quot;S&quot;)" style:apply-style-name="Obbligatorio" style:base-cell-address="Sheet1.I2"/>
      <style:map style:condition="is-true-formula([.G2]=&quot;y&quot;)" style:apply-style-name="Obbligatorio" style:base-cell-address="Sheet1.I2"/>
      <style:map style:condition="is-true-formula([.G2]=&quot;s&quot;)" style:apply-style-name="Obbligatorio" style:base-cell-address="Sheet1.I2"/>
      <style:map style:condition="is-true-formula([.G2]=&quot;N&quot;)" style:apply-style-name="Good" style:base-cell-address="Sheet1.I2"/>
      <style:map style:condition="is-true-formula([.G2]=&quot;n&quot;)" style:apply-style-name="Good" style:base-cell-address="Sheet1.I2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3]=&quot;Y&quot;)" style:apply-style-name="Obbligatorio" style:base-cell-address="Sheet1.I3"/>
      <style:map style:condition="is-true-formula([.G3]=&quot;S&quot;)" style:apply-style-name="Obbligatorio" style:base-cell-address="Sheet1.I3"/>
      <style:map style:condition="is-true-formula([.G3]=&quot;y&quot;)" style:apply-style-name="Obbligatorio" style:base-cell-address="Sheet1.I3"/>
      <style:map style:condition="is-true-formula([.G3]=&quot;s&quot;)" style:apply-style-name="Obbligatorio" style:base-cell-address="Sheet1.I3"/>
      <style:map style:condition="is-true-formula([.G3]=&quot;N&quot;)" style:apply-style-name="Good" style:base-cell-address="Sheet1.I3"/>
      <style:map style:condition="is-true-formula([.G3]=&quot;n&quot;)" style:apply-style-name="Good" style:base-cell-address="Sheet1.I3"/>
    </style:style>
    <style:style style:name="ce85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4]=&quot;Y&quot;)" style:apply-style-name="Obbligatorio" style:base-cell-address="Sheet1.I4"/>
      <style:map style:condition="is-true-formula([.G4]=&quot;S&quot;)" style:apply-style-name="Obbligatorio" style:base-cell-address="Sheet1.I4"/>
      <style:map style:condition="is-true-formula([.G4]=&quot;y&quot;)" style:apply-style-name="Obbligatorio" style:base-cell-address="Sheet1.I4"/>
      <style:map style:condition="is-true-formula([.G4]=&quot;s&quot;)" style:apply-style-name="Obbligatorio" style:base-cell-address="Sheet1.I4"/>
      <style:map style:condition="is-true-formula([.G4]=&quot;N&quot;)" style:apply-style-name="Good" style:base-cell-address="Sheet1.I4"/>
      <style:map style:condition="is-true-formula([.G4]=&quot;n&quot;)" style:apply-style-name="Good" style:base-cell-address="Sheet1.I4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5]=&quot;Y&quot;)" style:apply-style-name="Obbligatorio" style:base-cell-address="Sheet1.I5"/>
      <style:map style:condition="is-true-formula([.G5]=&quot;S&quot;)" style:apply-style-name="Obbligatorio" style:base-cell-address="Sheet1.I5"/>
      <style:map style:condition="is-true-formula([.G5]=&quot;y&quot;)" style:apply-style-name="Obbligatorio" style:base-cell-address="Sheet1.I5"/>
      <style:map style:condition="is-true-formula([.G5]=&quot;s&quot;)" style:apply-style-name="Obbligatorio" style:base-cell-address="Sheet1.I5"/>
      <style:map style:condition="is-true-formula([.G5]=&quot;N&quot;)" style:apply-style-name="Good" style:base-cell-address="Sheet1.I5"/>
      <style:map style:condition="is-true-formula([.G5]=&quot;n&quot;)" style:apply-style-name="Good" style:base-cell-address="Sheet1.I5"/>
    </style:style>
    <style:style style:name="ce8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6]=&quot;Y&quot;)" style:apply-style-name="Obbligatorio" style:base-cell-address="Sheet1.I6"/>
      <style:map style:condition="is-true-formula([.G6]=&quot;S&quot;)" style:apply-style-name="Obbligatorio" style:base-cell-address="Sheet1.I6"/>
      <style:map style:condition="is-true-formula([.G6]=&quot;y&quot;)" style:apply-style-name="Obbligatorio" style:base-cell-address="Sheet1.I6"/>
      <style:map style:condition="is-true-formula([.G6]=&quot;s&quot;)" style:apply-style-name="Obbligatorio" style:base-cell-address="Sheet1.I6"/>
      <style:map style:condition="is-true-formula([.G6]=&quot;N&quot;)" style:apply-style-name="Good" style:base-cell-address="Sheet1.I6"/>
      <style:map style:condition="is-true-formula([.G6]=&quot;n&quot;)" style:apply-style-name="Good" style:base-cell-address="Sheet1.I6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7]=&quot;Y&quot;)" style:apply-style-name="Obbligatorio" style:base-cell-address="Sheet1.I7"/>
      <style:map style:condition="is-true-formula([.G7]=&quot;S&quot;)" style:apply-style-name="Obbligatorio" style:base-cell-address="Sheet1.I7"/>
      <style:map style:condition="is-true-formula([.G7]=&quot;y&quot;)" style:apply-style-name="Obbligatorio" style:base-cell-address="Sheet1.I7"/>
      <style:map style:condition="is-true-formula([.G7]=&quot;s&quot;)" style:apply-style-name="Obbligatorio" style:base-cell-address="Sheet1.I7"/>
      <style:map style:condition="is-true-formula([.G7]=&quot;N&quot;)" style:apply-style-name="Good" style:base-cell-address="Sheet1.I7"/>
      <style:map style:condition="is-true-formula([.G7]=&quot;n&quot;)" style:apply-style-name="Good" style:base-cell-address="Sheet1.I7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8]=&quot;Y&quot;)" style:apply-style-name="Obbligatorio" style:base-cell-address="Sheet1.I8"/>
      <style:map style:condition="is-true-formula([.G8]=&quot;S&quot;)" style:apply-style-name="Obbligatorio" style:base-cell-address="Sheet1.I8"/>
      <style:map style:condition="is-true-formula([.G8]=&quot;y&quot;)" style:apply-style-name="Obbligatorio" style:base-cell-address="Sheet1.I8"/>
      <style:map style:condition="is-true-formula([.G8]=&quot;s&quot;)" style:apply-style-name="Obbligatorio" style:base-cell-address="Sheet1.I8"/>
      <style:map style:condition="is-true-formula([.G8]=&quot;N&quot;)" style:apply-style-name="Good" style:base-cell-address="Sheet1.I8"/>
      <style:map style:condition="is-true-formula([.G8]=&quot;n&quot;)" style:apply-style-name="Good" style:base-cell-address="Sheet1.I8"/>
    </style:style>
    <style:style style:name="ce9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9]=&quot;Y&quot;)" style:apply-style-name="Obbligatorio" style:base-cell-address="Sheet1.I9"/>
      <style:map style:condition="is-true-formula([.G9]=&quot;S&quot;)" style:apply-style-name="Obbligatorio" style:base-cell-address="Sheet1.I9"/>
      <style:map style:condition="is-true-formula([.G9]=&quot;y&quot;)" style:apply-style-name="Obbligatorio" style:base-cell-address="Sheet1.I9"/>
      <style:map style:condition="is-true-formula([.G9]=&quot;s&quot;)" style:apply-style-name="Obbligatorio" style:base-cell-address="Sheet1.I9"/>
      <style:map style:condition="is-true-formula([.G9]=&quot;N&quot;)" style:apply-style-name="Good" style:base-cell-address="Sheet1.I9"/>
      <style:map style:condition="is-true-formula([.G9]=&quot;n&quot;)" style:apply-style-name="Good" style:base-cell-address="Sheet1.I9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map style:condition="is-true-formula([.G10]=&quot;Y&quot;)" style:apply-style-name="Obbligatorio" style:base-cell-address="Sheet1.I10"/>
      <style:map style:condition="is-true-formula([.G10]=&quot;S&quot;)" style:apply-style-name="Obbligatorio" style:base-cell-address="Sheet1.I10"/>
      <style:map style:condition="is-true-formula([.G10]=&quot;y&quot;)" style:apply-style-name="Obbligatorio" style:base-cell-address="Sheet1.I10"/>
      <style:map style:condition="is-true-formula([.G10]=&quot;s&quot;)" style:apply-style-name="Obbligatorio" style:base-cell-address="Sheet1.I10"/>
      <style:map style:condition="is-true-formula([.G10]=&quot;N&quot;)" style:apply-style-name="Good" style:base-cell-address="Sheet1.I10"/>
      <style:map style:condition="is-true-formula([.G10]=&quot;n&quot;)" style:apply-style-name="Good" style:base-cell-address="Sheet1.I10"/>
    </style:style>
    <style:style style:name="ce92" style:family="table-cell" style:parent-style-name="Default">
      <style:table-cell-properties fo:border-bottom="2.49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I11"/>
      <style:map style:condition="is-true-formula([.G11]=&quot;S&quot;)" style:apply-style-name="Obbligatorio" style:base-cell-address="Sheet1.I11"/>
      <style:map style:condition="is-true-formula([.G11]=&quot;y&quot;)" style:apply-style-name="Obbligatorio" style:base-cell-address="Sheet1.I11"/>
      <style:map style:condition="is-true-formula([.G11]=&quot;s&quot;)" style:apply-style-name="Obbligatorio" style:base-cell-address="Sheet1.I11"/>
      <style:map style:condition="is-true-formula([.G11]=&quot;N&quot;)" style:apply-style-name="Good" style:base-cell-address="Sheet1.I11"/>
      <style:map style:condition="is-true-formula([.G11]=&quot;n&quot;)" style:apply-style-name="Good" style:base-cell-address="Sheet1.I11"/>
    </style:style>
    <style:style style:name="ce93" style:family="table-cell" style:parent-style-name="Default">
      <style:table-cell-properties fo:border-bottom="2.01pt solid #000000" style:text-align-source="fix" style:repeat-content="false" fo:border-left="1.5pt solid #000000" fo:border-right="2.49pt solid #000000" fo:border-top="2.01pt solid #000000"/>
      <style:paragraph-properties fo:text-align="center" fo:margin-left="0mm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2]=&quot;Y&quot;)" style:apply-style-name="Obbligatorio" style:base-cell-address="Sheet1.J2"/>
      <style:map style:condition="is-true-formula([.G2]=&quot;S&quot;)" style:apply-style-name="Obbligatorio" style:base-cell-address="Sheet1.J2"/>
      <style:map style:condition="is-true-formula([.G2]=&quot;y&quot;)" style:apply-style-name="Obbligatorio" style:base-cell-address="Sheet1.J2"/>
      <style:map style:condition="is-true-formula([.G2]=&quot;s&quot;)" style:apply-style-name="Obbligatorio" style:base-cell-address="Sheet1.J2"/>
      <style:map style:condition="is-true-formula([.G2]=&quot;N&quot;)" style:apply-style-name="Good" style:base-cell-address="Sheet1.J2"/>
      <style:map style:condition="is-true-formula([.G2]=&quot;n&quot;)" style:apply-style-name="Good" style:base-cell-address="Sheet1.J2"/>
      <style:map style:condition="is-true-formula([.H2]=)" style:apply-style-name="Soldi" style:base-cell-address="Sheet1.J2"/>
    </style:style>
    <style:style style:name="ce199" style:family="table-cell" style:parent-style-name="Soldi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3]=&quot;Y&quot;)" style:apply-style-name="Obbligatorio" style:base-cell-address="Sheet1.J3"/>
      <style:map style:condition="is-true-formula([.G3]=&quot;S&quot;)" style:apply-style-name="Obbligatorio" style:base-cell-address="Sheet1.J3"/>
      <style:map style:condition="is-true-formula([.G3]=&quot;y&quot;)" style:apply-style-name="Obbligatorio" style:base-cell-address="Sheet1.J3"/>
      <style:map style:condition="is-true-formula([.G3]=&quot;s&quot;)" style:apply-style-name="Obbligatorio" style:base-cell-address="Sheet1.J3"/>
      <style:map style:condition="is-true-formula([.G3]=&quot;N&quot;)" style:apply-style-name="Good" style:base-cell-address="Sheet1.J3"/>
      <style:map style:condition="is-true-formula([.G3]=&quot;n&quot;)" style:apply-style-name="Good" style:base-cell-address="Sheet1.J3"/>
      <style:map style:condition="is-true-formula([.H3]=&quot;€&quot;)" style:apply-style-name="Soldi" style:base-cell-address="Sheet1.J3"/>
    </style:style>
    <style:style style:name="ce200" style:family="table-cell" style:parent-style-name="Soldi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4]=&quot;Y&quot;)" style:apply-style-name="Obbligatorio" style:base-cell-address="Sheet1.J4"/>
      <style:map style:condition="is-true-formula([.G4]=&quot;S&quot;)" style:apply-style-name="Obbligatorio" style:base-cell-address="Sheet1.J4"/>
      <style:map style:condition="is-true-formula([.G4]=&quot;y&quot;)" style:apply-style-name="Obbligatorio" style:base-cell-address="Sheet1.J4"/>
      <style:map style:condition="is-true-formula([.G4]=&quot;s&quot;)" style:apply-style-name="Obbligatorio" style:base-cell-address="Sheet1.J4"/>
      <style:map style:condition="is-true-formula([.G4]=&quot;N&quot;)" style:apply-style-name="Good" style:base-cell-address="Sheet1.J4"/>
      <style:map style:condition="is-true-formula([.G4]=&quot;n&quot;)" style:apply-style-name="Good" style:base-cell-address="Sheet1.J4"/>
      <style:map style:condition="is-true-formula([.H4]=&quot;€&quot;)" style:apply-style-name="Soldi" style:base-cell-address="Sheet1.J4"/>
    </style:style>
    <style:style style:name="ce201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5]=&quot;Y&quot;)" style:apply-style-name="Obbligatorio" style:base-cell-address="Sheet1.J5"/>
      <style:map style:condition="is-true-formula([.G5]=&quot;S&quot;)" style:apply-style-name="Obbligatorio" style:base-cell-address="Sheet1.J5"/>
      <style:map style:condition="is-true-formula([.G5]=&quot;y&quot;)" style:apply-style-name="Obbligatorio" style:base-cell-address="Sheet1.J5"/>
      <style:map style:condition="is-true-formula([.G5]=&quot;s&quot;)" style:apply-style-name="Obbligatorio" style:base-cell-address="Sheet1.J5"/>
      <style:map style:condition="is-true-formula([.G5]=&quot;N&quot;)" style:apply-style-name="Good" style:base-cell-address="Sheet1.J5"/>
      <style:map style:condition="is-true-formula([.G5]=&quot;n&quot;)" style:apply-style-name="Good" style:base-cell-address="Sheet1.J5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6]=&quot;Y&quot;)" style:apply-style-name="Obbligatorio" style:base-cell-address="Sheet1.J6"/>
      <style:map style:condition="is-true-formula([.G6]=&quot;S&quot;)" style:apply-style-name="Obbligatorio" style:base-cell-address="Sheet1.J6"/>
      <style:map style:condition="is-true-formula([.G6]=&quot;y&quot;)" style:apply-style-name="Obbligatorio" style:base-cell-address="Sheet1.J6"/>
      <style:map style:condition="is-true-formula([.G6]=&quot;s&quot;)" style:apply-style-name="Obbligatorio" style:base-cell-address="Sheet1.J6"/>
      <style:map style:condition="is-true-formula([.G6]=&quot;N&quot;)" style:apply-style-name="Good" style:base-cell-address="Sheet1.J6"/>
      <style:map style:condition="is-true-formula([.G6]=&quot;n&quot;)" style:apply-style-name="Good" style:base-cell-address="Sheet1.J6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7]=&quot;Y&quot;)" style:apply-style-name="Obbligatorio" style:base-cell-address="Sheet1.J7"/>
      <style:map style:condition="is-true-formula([.G7]=&quot;S&quot;)" style:apply-style-name="Obbligatorio" style:base-cell-address="Sheet1.J7"/>
      <style:map style:condition="is-true-formula([.G7]=&quot;y&quot;)" style:apply-style-name="Obbligatorio" style:base-cell-address="Sheet1.J7"/>
      <style:map style:condition="is-true-formula([.G7]=&quot;s&quot;)" style:apply-style-name="Obbligatorio" style:base-cell-address="Sheet1.J7"/>
      <style:map style:condition="is-true-formula([.G7]=&quot;N&quot;)" style:apply-style-name="Good" style:base-cell-address="Sheet1.J7"/>
      <style:map style:condition="is-true-formula([.G7]=&quot;n&quot;)" style:apply-style-name="Good" style:base-cell-address="Sheet1.J7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8]=&quot;Y&quot;)" style:apply-style-name="Obbligatorio" style:base-cell-address="Sheet1.J8"/>
      <style:map style:condition="is-true-formula([.G8]=&quot;S&quot;)" style:apply-style-name="Obbligatorio" style:base-cell-address="Sheet1.J8"/>
      <style:map style:condition="is-true-formula([.G8]=&quot;y&quot;)" style:apply-style-name="Obbligatorio" style:base-cell-address="Sheet1.J8"/>
      <style:map style:condition="is-true-formula([.G8]=&quot;s&quot;)" style:apply-style-name="Obbligatorio" style:base-cell-address="Sheet1.J8"/>
      <style:map style:condition="is-true-formula([.G8]=&quot;N&quot;)" style:apply-style-name="Good" style:base-cell-address="Sheet1.J8"/>
      <style:map style:condition="is-true-formula([.G8]=&quot;n&quot;)" style:apply-style-name="Good" style:base-cell-address="Sheet1.J8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9]=&quot;Y&quot;)" style:apply-style-name="Obbligatorio" style:base-cell-address="Sheet1.J9"/>
      <style:map style:condition="is-true-formula([.G9]=&quot;S&quot;)" style:apply-style-name="Obbligatorio" style:base-cell-address="Sheet1.J9"/>
      <style:map style:condition="is-true-formula([.G9]=&quot;y&quot;)" style:apply-style-name="Obbligatorio" style:base-cell-address="Sheet1.J9"/>
      <style:map style:condition="is-true-formula([.G9]=&quot;s&quot;)" style:apply-style-name="Obbligatorio" style:base-cell-address="Sheet1.J9"/>
      <style:map style:condition="is-true-formula([.G9]=&quot;N&quot;)" style:apply-style-name="Good" style:base-cell-address="Sheet1.J9"/>
      <style:map style:condition="is-true-formula([.G9]=&quot;n&quot;)" style:apply-style-name="Good" style:base-cell-address="Sheet1.J9"/>
    </style:style>
    <style:style style:name="ce102" style:family="table-cell" style:parent-style-name="Default">
      <style:table-cell-properties fo:border-bottom="0.74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10]=&quot;Y&quot;)" style:apply-style-name="Obbligatorio" style:base-cell-address="Sheet1.J10"/>
      <style:map style:condition="is-true-formula([.G10]=&quot;S&quot;)" style:apply-style-name="Obbligatorio" style:base-cell-address="Sheet1.J10"/>
      <style:map style:condition="is-true-formula([.G10]=&quot;y&quot;)" style:apply-style-name="Obbligatorio" style:base-cell-address="Sheet1.J10"/>
      <style:map style:condition="is-true-formula([.G10]=&quot;s&quot;)" style:apply-style-name="Obbligatorio" style:base-cell-address="Sheet1.J10"/>
      <style:map style:condition="is-true-formula([.G10]=&quot;N&quot;)" style:apply-style-name="Good" style:base-cell-address="Sheet1.J10"/>
      <style:map style:condition="is-true-formula([.G10]=&quot;n&quot;)" style:apply-style-name="Good" style:base-cell-address="Sheet1.J10"/>
    </style:style>
    <style:style style:name="ce103" style:family="table-cell" style:parent-style-name="Default">
      <style:table-cell-properties fo:border-bottom="2.49pt solid #000000" style:text-align-source="fix" style:repeat-content="false" fo:border-left="0.74pt solid #000000" fo:border-right="2.49pt solid #000000" fo:border-top="0.74pt solid #000000"/>
      <style:paragraph-properties fo:text-align="center" fo:margin-left="0mm"/>
      <style:map style:condition="is-true-formula([.G11]=&quot;Y&quot;)" style:apply-style-name="Obbligatorio" style:base-cell-address="Sheet1.J11"/>
      <style:map style:condition="is-true-formula([.G11]=&quot;S&quot;)" style:apply-style-name="Obbligatorio" style:base-cell-address="Sheet1.J11"/>
      <style:map style:condition="is-true-formula([.G11]=&quot;y&quot;)" style:apply-style-name="Obbligatorio" style:base-cell-address="Sheet1.J11"/>
      <style:map style:condition="is-true-formula([.G11]=&quot;s&quot;)" style:apply-style-name="Obbligatorio" style:base-cell-address="Sheet1.J11"/>
      <style:map style:condition="is-true-formula([.G11]=&quot;N&quot;)" style:apply-style-name="Good" style:base-cell-address="Sheet1.J11"/>
      <style:map style:condition="is-true-formula([.G11]=&quot;n&quot;)" style:apply-style-name="Good" style:base-cell-address="Sheet1.J1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text-length()&lt;=1" table:allow-empty-cell="true" table:base-cell-address="Sheet1.G11">
          <table:help-message table:title="Solo Si o No" table:display="true">
            <text:p>Y/y/S/s/N/n</text:p>
          </table:help-message>
          <table:error-message table:message-type="stop" table:title="Errore" table:display="true">
            <text:p>In questo campo possono essere inseriti solamente "Y/y/S/s/N/n"</text:p>
          </table:error-message>
        </table:content-validation>
        <table:content-validation table:name="val2" table:condition="of:cell-content-is-in-list(&quot;I&quot;;&quot;I/O&quot;;&quot;I/L&quot;;&quot;O&quot;;&quot;O/L&quot;;&quot;L&quot;;&quot;I/O/L&quot;)" table:allow-empty-cell="true" table:display-list="unsorted" table:base-cell-address="Sheet1.I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1" table:default-cell-style-name="ce93"/>
        <table:table-row table:style-name="ro1">
          <table:table-cell office:value-type="string" calcext:value-type="string">
            <text:p>Nome Variabile</text:p>
          </table:table-cell>
          <table:table-cell office:value-type="string" calcext:value-type="string">
            <text:p>Descrizione Variabil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Dimensione</text:p>
          </table:table-cell>
          <table:table-cell office:value-type="string" calcext:value-type="string">
            <text:p>Formato</text:p>
          </table:table-cell>
          <table:table-cell office:value-type="string" calcext:value-type="string">
            <text:p>Vincoli</text:p>
          </table:table-cell>
          <table:table-cell office:value-type="string" calcext:value-type="string">
            <text:p>Obbligatorietà</text:p>
          </table:table-cell>
          <table:table-cell office:value-type="string" calcext:value-type="string">
            <text:p>Unità di Misura</text:p>
          </table:table-cell>
          <table:table-cell office:value-type="string" calcext:value-type="string">
            <text:p>I/O/L</text:p>
          </table:table-cell>
          <table:table-cell office:value-type="string" calcext:value-type="string">
            <text:p>Esempio</text:p>
          </table:table-cell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13" office:value-type="string" calcext:value-type="string">
            <text:p>Numero di Conto Corrente</text:p>
          </table:table-cell>
          <table:table-cell table:style-name="ce23" office:value-type="string" calcext:value-type="string">
            <text:p>String</text:p>
          </table:table-cell>
          <table:table-cell table:style-name="ce33" office:value-type="string" calcext:value-type="string">
            <text:p>#</text:p>
          </table:table-cell>
          <table:table-cell table:style-name="ce43" office:value-type="string" calcext:value-type="string">
            <text:p>#</text:p>
          </table:table-cell>
          <table:table-cell table:style-name="ce53" office:value-type="string" calcext:value-type="string">
            <text:p>7&lt;#&lt;30</text:p>
          </table:table-cell>
          <table:table-cell table:style-name="ce63" table:content-validation-name="val1" office:value-type="string" calcext:value-type="string">
            <text:p>y</text:p>
          </table:table-cell>
          <table:table-cell table:style-name="ce73" office:value-type="string" calcext:value-type="string">
            <text:p>/</text:p>
          </table:table-cell>
          <table:table-cell table:style-name="ce83" table:content-validation-name="val2" office:value-type="string" calcext:value-type="string">
            <text:p>I/O</text:p>
          </table:table-cell>
          <table:table-cell table:style-name="ce198" office:value-type="string" calcext:value-type="string">
            <text:p>IT55A6408</text:p>
          </table:table-cell>
        </table:table-row>
        <table:table-row table:style-name="ro1">
          <table:table-cell table:style-name="ce3" office:value-type="string" calcext:value-type="string">
            <text:p>saldo</text:p>
          </table:table-cell>
          <table:table-cell table:style-name="ce14" office:value-type="string" calcext:value-type="string">
            <text:p>Saldo conto corrente</text:p>
          </table:table-cell>
          <table:table-cell table:style-name="ce24" office:value-type="string" calcext:value-type="string">
            <text:p>double</text:p>
          </table:table-cell>
          <table:table-cell table:style-name="ce34" office:value-type="string" calcext:value-type="string">
            <text:p>#,2</text:p>
          </table:table-cell>
          <table:table-cell table:style-name="ce44" office:value-type="string" calcext:value-type="string">
            <text:p>#,00</text:p>
          </table:table-cell>
          <table:table-cell table:style-name="ce54" office:value-type="string" calcext:value-type="string">
            <text:p>&gt;0</text:p>
          </table:table-cell>
          <table:table-cell table:style-name="ce64" table:content-validation-name="val1" office:value-type="string" calcext:value-type="string">
            <text:p>y</text:p>
          </table:table-cell>
          <table:table-cell table:style-name="ce74" office:value-type="string" calcext:value-type="string">
            <text:p>€</text:p>
          </table:table-cell>
          <table:table-cell table:style-name="ce84" table:content-validation-name="val2" office:value-type="string" calcext:value-type="string">
            <text:p>I/O</text:p>
          </table:table-cell>
          <table:table-cell table:style-name="ce199" office:value-type="currency" office:currency="EUR" office:value="150" calcext:value-type="currency">
            <text:p>€ 150,00</text:p>
          </table:table-cell>
        </table:table-row>
        <table:table-row table:style-name="ro1">
          <table:table-cell table:style-name="ce4" office:value-type="string" calcext:value-type="string">
            <text:p>importoUM </text:p>
          </table:table-cell>
          <table:table-cell table:style-name="ce15" office:value-type="string" calcext:value-type="string">
            <text:p>Importo ultimo movimento</text:p>
          </table:table-cell>
          <table:table-cell table:style-name="ce25" office:value-type="string" calcext:value-type="string">
            <text:p>double</text:p>
          </table:table-cell>
          <table:table-cell table:style-name="ce35" office:value-type="string" calcext:value-type="string">
            <text:p>#,2</text:p>
          </table:table-cell>
          <table:table-cell table:style-name="ce45" office:value-type="string" calcext:value-type="string">
            <text:p>#,00</text:p>
          </table:table-cell>
          <table:table-cell table:style-name="ce55" office:value-type="string" calcext:value-type="string">
            <text:p>&gt;0 &amp;&amp; &lt;saldo</text:p>
          </table:table-cell>
          <table:table-cell table:style-name="ce65" table:content-validation-name="val1" office:value-type="string" calcext:value-type="string">
            <text:p>n</text:p>
          </table:table-cell>
          <table:table-cell table:style-name="ce75" office:value-type="string" calcext:value-type="string">
            <text:p>€</text:p>
          </table:table-cell>
          <table:table-cell table:style-name="ce85" table:content-validation-name="val2" office:value-type="string" calcext:value-type="string">
            <text:p>O/L</text:p>
          </table:table-cell>
          <table:table-cell table:style-name="ce200" office:value-type="currency" office:currency="EUR" office:value="123" calcext:value-type="currency">
            <text:p>€ 123,00</text:p>
          </table:table-cell>
        </table:table-row>
        <table:table-row table:style-name="ro1">
          <table:table-cell table:style-name="ce5" office:value-type="string" calcext:value-type="string">
            <text:p>dataUM </text:p>
          </table:table-cell>
          <table:table-cell table:style-name="ce16" office:value-type="string" calcext:value-type="string">
            <text:p>Data ultimo movimento</text:p>
          </table:table-cell>
          <table:table-cell table:style-name="ce26" office:value-type="string" calcext:value-type="string">
            <text:p>String</text:p>
          </table:table-cell>
          <table:table-cell table:style-name="ce36" office:value-type="string" calcext:value-type="string">
            <text:p>gg/mm/aaaa hh:mm:ss</text:p>
          </table:table-cell>
          <table:table-cell table:style-name="ce46" office:value-type="string" calcext:value-type="string">
            <text:p>gg/mm/aaaa hh:mm:ss</text:p>
          </table:table-cell>
          <table:table-cell table:style-name="ce56"/>
          <table:table-cell table:style-name="ce66" table:content-validation-name="val1" office:value-type="string" calcext:value-type="string">
            <text:p>n</text:p>
          </table:table-cell>
          <table:table-cell table:style-name="ce76"/>
          <table:table-cell table:style-name="ce86" table:content-validation-name="val2" office:value-type="string" calcext:value-type="string">
            <text:p>O</text:p>
          </table:table-cell>
          <table:table-cell table:style-name="ce201" office:value-type="string" calcext:value-type="string">
            <text:p>21/01/2017 21:42:14</text:p>
          </table:table-cell>
        </table:table-row>
        <table:table-row table:style-name="ro1">
          <table:table-cell table:style-name="ce6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 table:content-validation-name="val1"/>
          <table:table-cell table:style-name="ce77"/>
          <table:table-cell table:style-name="ce87" table:content-validation-name="val2"/>
          <table:table-cell table:style-name="ce98"/>
        </table:table-row>
        <table:table-row table:style-name="ro1">
          <table:table-cell table:style-name="ce7"/>
          <table:table-cell table:style-name="ce18"/>
          <table:table-cell table:style-name="ce28"/>
          <table:table-cell table:style-name="ce38"/>
          <table:table-cell table:style-name="ce48"/>
          <table:table-cell table:style-name="ce58"/>
          <table:table-cell table:style-name="ce68" table:content-validation-name="val1"/>
          <table:table-cell table:style-name="ce78"/>
          <table:table-cell table:style-name="ce88" table:content-validation-name="val2"/>
          <table:table-cell table:style-name="ce99"/>
        </table:table-row>
        <table:table-row table:style-name="ro1">
          <table:table-cell table:style-name="ce8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 table:content-validation-name="val1"/>
          <table:table-cell table:style-name="ce79"/>
          <table:table-cell table:style-name="ce89" table:content-validation-name="val2"/>
          <table:table-cell table:style-name="ce100"/>
        </table:table-row>
        <table:table-row table:style-name="ro1">
          <table:table-cell table:style-name="ce9"/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 table:content-validation-name="val1"/>
          <table:table-cell table:style-name="ce80"/>
          <table:table-cell table:style-name="ce90" table:content-validation-name="val2"/>
          <table:table-cell table:style-name="ce101"/>
        </table:table-row>
        <table:table-row table:style-name="ro1">
          <table:table-cell table:style-name="ce10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 table:content-validation-name="val1"/>
          <table:table-cell table:style-name="ce81"/>
          <table:table-cell table:style-name="ce91" table:content-validation-name="val2"/>
          <table:table-cell table:style-name="ce102"/>
        </table:table-row>
        <table:table-row table:style-name="ro1">
          <table:table-cell table:style-name="ce11"/>
          <table:table-cell table:style-name="ce22"/>
          <table:table-cell table:style-name="ce32"/>
          <table:table-cell table:style-name="ce42"/>
          <table:table-cell table:style-name="ce52"/>
          <table:table-cell table:style-name="ce62"/>
          <table:table-cell table:style-name="ce72" table:content-validation-name="val1"/>
          <table:table-cell table:style-name="ce82"/>
          <table:table-cell table:style-name="ce92" table:content-validation-name="val2"/>
          <table:table-cell table:style-name="ce103"/>
        </table:table-row>
        <calcext:conditional-formats>
          <calcext:conditional-format calcext:target-range-address="Sheet1.G11:Sheet1.G11">
            <calcext:condition calcext:apply-style-name="Obbligatorio" calcext:value="=&quot;Y&quot;" calcext:base-cell-address="Sheet1.G11"/>
            <calcext:condition calcext:apply-style-name="Obbligatorio" calcext:value="=&quot;S&quot;" calcext:base-cell-address="Sheet1.G11"/>
            <calcext:condition calcext:apply-style-name="Good" calcext:value="=&quot;N&quot;" calcext:base-cell-address="Sheet1.G11"/>
          </calcext:conditional-format>
          <calcext:conditional-format calcext:target-range-address="Sheet1.G3:Sheet1.G3">
            <calcext:condition calcext:apply-style-name="Obbligatorio" calcext:value="=&quot;Y&quot;" calcext:base-cell-address="Sheet1.G3"/>
            <calcext:condition calcext:apply-style-name="Obbligatorio" calcext:value="=&quot;S&quot;" calcext:base-cell-address="Sheet1.G3"/>
            <calcext:condition calcext:apply-style-name="Good" calcext:value="=&quot;N&quot;" calcext:base-cell-address="Sheet1.G3"/>
          </calcext:conditional-format>
          <calcext:conditional-format calcext:target-range-address="Sheet1.G4:Sheet1.G4">
            <calcext:condition calcext:apply-style-name="Obbligatorio" calcext:value="=&quot;Y&quot;" calcext:base-cell-address="Sheet1.G4"/>
            <calcext:condition calcext:apply-style-name="Obbligatorio" calcext:value="=&quot;S&quot;" calcext:base-cell-address="Sheet1.G4"/>
            <calcext:condition calcext:apply-style-name="Good" calcext:value="=&quot;N&quot;" calcext:base-cell-address="Sheet1.G4"/>
          </calcext:conditional-format>
          <calcext:conditional-format calcext:target-range-address="Sheet1.G5:Sheet1.G5">
            <calcext:condition calcext:apply-style-name="Obbligatorio" calcext:value="=&quot;Y&quot;" calcext:base-cell-address="Sheet1.G5"/>
            <calcext:condition calcext:apply-style-name="Obbligatorio" calcext:value="=&quot;S&quot;" calcext:base-cell-address="Sheet1.G5"/>
            <calcext:condition calcext:apply-style-name="Good" calcext:value="=&quot;N&quot;" calcext:base-cell-address="Sheet1.G5"/>
          </calcext:conditional-format>
          <calcext:conditional-format calcext:target-range-address="Sheet1.G6:Sheet1.G6">
            <calcext:condition calcext:apply-style-name="Obbligatorio" calcext:value="=&quot;Y&quot;" calcext:base-cell-address="Sheet1.G6"/>
            <calcext:condition calcext:apply-style-name="Obbligatorio" calcext:value="=&quot;S&quot;" calcext:base-cell-address="Sheet1.G6"/>
            <calcext:condition calcext:apply-style-name="Good" calcext:value="=&quot;N&quot;" calcext:base-cell-address="Sheet1.G6"/>
          </calcext:conditional-format>
          <calcext:conditional-format calcext:target-range-address="Sheet1.G7:Sheet1.G7">
            <calcext:condition calcext:apply-style-name="Obbligatorio" calcext:value="=&quot;Y&quot;" calcext:base-cell-address="Sheet1.G7"/>
            <calcext:condition calcext:apply-style-name="Obbligatorio" calcext:value="=&quot;S&quot;" calcext:base-cell-address="Sheet1.G7"/>
            <calcext:condition calcext:apply-style-name="Good" calcext:value="=&quot;N&quot;" calcext:base-cell-address="Sheet1.G7"/>
          </calcext:conditional-format>
          <calcext:conditional-format calcext:target-range-address="Sheet1.G8:Sheet1.G8">
            <calcext:condition calcext:apply-style-name="Obbligatorio" calcext:value="=&quot;Y&quot;" calcext:base-cell-address="Sheet1.G8"/>
            <calcext:condition calcext:apply-style-name="Obbligatorio" calcext:value="=&quot;S&quot;" calcext:base-cell-address="Sheet1.G8"/>
            <calcext:condition calcext:apply-style-name="Good" calcext:value="=&quot;N&quot;" calcext:base-cell-address="Sheet1.G8"/>
          </calcext:conditional-format>
          <calcext:conditional-format calcext:target-range-address="Sheet1.G9:Sheet1.G9">
            <calcext:condition calcext:apply-style-name="Obbligatorio" calcext:value="=&quot;Y&quot;" calcext:base-cell-address="Sheet1.G9"/>
            <calcext:condition calcext:apply-style-name="Obbligatorio" calcext:value="=&quot;S&quot;" calcext:base-cell-address="Sheet1.G9"/>
            <calcext:condition calcext:apply-style-name="Good" calcext:value="=&quot;N&quot;" calcext:base-cell-address="Sheet1.G9"/>
          </calcext:conditional-format>
          <calcext:conditional-format calcext:target-range-address="Sheet1.G10:Sheet1.G10">
            <calcext:condition calcext:apply-style-name="Obbligatorio" calcext:value="=&quot;Y&quot;" calcext:base-cell-address="Sheet1.G10"/>
            <calcext:condition calcext:apply-style-name="Obbligatorio" calcext:value="=&quot;S&quot;" calcext:base-cell-address="Sheet1.G10"/>
            <calcext:condition calcext:apply-style-name="Good" calcext:value="=&quot;N&quot;" calcext:base-cell-address="Sheet1.G10"/>
          </calcext:conditional-format>
          <calcext:conditional-format calcext:target-range-address="Sheet1.A2:Sheet1.A2">
            <calcext:condition calcext:apply-style-name="Obbligatorio" calcext:value="formula-is([.G2]=&quot;Y&quot;)" calcext:base-cell-address="Sheet1.A2"/>
            <calcext:condition calcext:apply-style-name="Obbligatorio" calcext:value="formula-is([.G2]=&quot;S&quot;)" calcext:base-cell-address="Sheet1.A2"/>
            <calcext:condition calcext:apply-style-name="Obbligatorio" calcext:value="formula-is([.G2]=&quot;y&quot;)" calcext:base-cell-address="Sheet1.A2"/>
            <calcext:condition calcext:apply-style-name="Obbligatorio" calcext:value="formula-is([.G2]=&quot;s&quot;)" calcext:base-cell-address="Sheet1.A2"/>
            <calcext:condition calcext:apply-style-name="Good" calcext:value="formula-is([.G2]=&quot;N&quot;)" calcext:base-cell-address="Sheet1.A2"/>
            <calcext:condition calcext:apply-style-name="Good" calcext:value="formula-is([.G2]=&quot;n&quot;)" calcext:base-cell-address="Sheet1.A2"/>
          </calcext:conditional-format>
          <calcext:conditional-format calcext:target-range-address="Sheet1.G2:Sheet1.G2">
            <calcext:condition calcext:apply-style-name="Obbligatorio" calcext:value="=&quot;Y&quot;" calcext:base-cell-address="Sheet1.G2"/>
            <calcext:condition calcext:apply-style-name="Obbligatorio" calcext:value="=&quot;S&quot;" calcext:base-cell-address="Sheet1.G2"/>
            <calcext:condition calcext:apply-style-name="Good" calcext:value="=&quot;N&quot;" calcext:base-cell-address="Sheet1.G2"/>
          </calcext:conditional-format>
          <calcext:conditional-format calcext:target-range-address="Sheet1.B3:Sheet1.B3">
            <calcext:condition calcext:apply-style-name="Obbligatorio" calcext:value="formula-is([.G3]=&quot;Y&quot;)" calcext:base-cell-address="Sheet1.B3"/>
            <calcext:condition calcext:apply-style-name="Obbligatorio" calcext:value="formula-is([.G3]=&quot;S&quot;)" calcext:base-cell-address="Sheet1.B3"/>
            <calcext:condition calcext:apply-style-name="Obbligatorio" calcext:value="formula-is([.G3]=&quot;y&quot;)" calcext:base-cell-address="Sheet1.B3"/>
            <calcext:condition calcext:apply-style-name="Obbligatorio" calcext:value="formula-is([.G3]=&quot;s&quot;)" calcext:base-cell-address="Sheet1.B3"/>
            <calcext:condition calcext:apply-style-name="Good" calcext:value="formula-is([.G3]=&quot;N&quot;)" calcext:base-cell-address="Sheet1.B3"/>
            <calcext:condition calcext:apply-style-name="Good" calcext:value="formula-is([.G3]=&quot;n&quot;)" calcext:base-cell-address="Sheet1.B3"/>
          </calcext:conditional-format>
          <calcext:conditional-format calcext:target-range-address="Sheet1.B2:Sheet1.B2">
            <calcext:condition calcext:apply-style-name="Obbligatorio" calcext:value="formula-is([.G2]=&quot;Y&quot;)" calcext:base-cell-address="Sheet1.B2"/>
            <calcext:condition calcext:apply-style-name="Obbligatorio" calcext:value="formula-is([.G2]=&quot;S&quot;)" calcext:base-cell-address="Sheet1.B2"/>
            <calcext:condition calcext:apply-style-name="Obbligatorio" calcext:value="formula-is([.G2]=&quot;y&quot;)" calcext:base-cell-address="Sheet1.B2"/>
            <calcext:condition calcext:apply-style-name="Obbligatorio" calcext:value="formula-is([.G2]=&quot;s&quot;)" calcext:base-cell-address="Sheet1.B2"/>
            <calcext:condition calcext:apply-style-name="Good" calcext:value="formula-is([.G2]=&quot;N&quot;)" calcext:base-cell-address="Sheet1.B2"/>
            <calcext:condition calcext:apply-style-name="Good" calcext:value="formula-is([.G2]=&quot;n&quot;)" calcext:base-cell-address="Sheet1.B2"/>
          </calcext:conditional-format>
          <calcext:conditional-format calcext:target-range-address="Sheet1.A3:Sheet1.A3">
            <calcext:condition calcext:apply-style-name="Obbligatorio" calcext:value="formula-is([.G3]=&quot;Y&quot;)" calcext:base-cell-address="Sheet1.A3"/>
            <calcext:condition calcext:apply-style-name="Obbligatorio" calcext:value="formula-is([.G3]=&quot;S&quot;)" calcext:base-cell-address="Sheet1.A3"/>
            <calcext:condition calcext:apply-style-name="Obbligatorio" calcext:value="formula-is([.G3]=&quot;y&quot;)" calcext:base-cell-address="Sheet1.A3"/>
            <calcext:condition calcext:apply-style-name="Obbligatorio" calcext:value="formula-is([.G3]=&quot;s&quot;)" calcext:base-cell-address="Sheet1.A3"/>
            <calcext:condition calcext:apply-style-name="Good" calcext:value="formula-is([.G3]=&quot;N&quot;)" calcext:base-cell-address="Sheet1.A3"/>
            <calcext:condition calcext:apply-style-name="Good" calcext:value="formula-is([.G3]=&quot;n&quot;)" calcext:base-cell-address="Sheet1.A3"/>
          </calcext:conditional-format>
          <calcext:conditional-format calcext:target-range-address="Sheet1.A4:Sheet1.A4">
            <calcext:condition calcext:apply-style-name="Obbligatorio" calcext:value="formula-is([.G4]=&quot;Y&quot;)" calcext:base-cell-address="Sheet1.A4"/>
            <calcext:condition calcext:apply-style-name="Obbligatorio" calcext:value="formula-is([.G4]=&quot;S&quot;)" calcext:base-cell-address="Sheet1.A4"/>
            <calcext:condition calcext:apply-style-name="Obbligatorio" calcext:value="formula-is([.G4]=&quot;y&quot;)" calcext:base-cell-address="Sheet1.A4"/>
            <calcext:condition calcext:apply-style-name="Obbligatorio" calcext:value="formula-is([.G4]=&quot;s&quot;)" calcext:base-cell-address="Sheet1.A4"/>
            <calcext:condition calcext:apply-style-name="Good" calcext:value="formula-is([.G4]=&quot;N&quot;)" calcext:base-cell-address="Sheet1.A4"/>
            <calcext:condition calcext:apply-style-name="Good" calcext:value="formula-is([.G4]=&quot;n&quot;)" calcext:base-cell-address="Sheet1.A4"/>
          </calcext:conditional-format>
          <calcext:conditional-format calcext:target-range-address="Sheet1.A5:Sheet1.A5">
            <calcext:condition calcext:apply-style-name="Obbligatorio" calcext:value="formula-is([.G5]=&quot;Y&quot;)" calcext:base-cell-address="Sheet1.A5"/>
            <calcext:condition calcext:apply-style-name="Obbligatorio" calcext:value="formula-is([.G5]=&quot;S&quot;)" calcext:base-cell-address="Sheet1.A5"/>
            <calcext:condition calcext:apply-style-name="Obbligatorio" calcext:value="formula-is([.G5]=&quot;y&quot;)" calcext:base-cell-address="Sheet1.A5"/>
            <calcext:condition calcext:apply-style-name="Obbligatorio" calcext:value="formula-is([.G5]=&quot;s&quot;)" calcext:base-cell-address="Sheet1.A5"/>
            <calcext:condition calcext:apply-style-name="Good" calcext:value="formula-is([.G5]=&quot;N&quot;)" calcext:base-cell-address="Sheet1.A5"/>
            <calcext:condition calcext:apply-style-name="Good" calcext:value="formula-is([.G5]=&quot;n&quot;)" calcext:base-cell-address="Sheet1.A5"/>
          </calcext:conditional-format>
          <calcext:conditional-format calcext:target-range-address="Sheet1.A6:Sheet1.A6">
            <calcext:condition calcext:apply-style-name="Obbligatorio" calcext:value="formula-is([.G6]=&quot;Y&quot;)" calcext:base-cell-address="Sheet1.A6"/>
            <calcext:condition calcext:apply-style-name="Obbligatorio" calcext:value="formula-is([.G6]=&quot;S&quot;)" calcext:base-cell-address="Sheet1.A6"/>
            <calcext:condition calcext:apply-style-name="Obbligatorio" calcext:value="formula-is([.G6]=&quot;y&quot;)" calcext:base-cell-address="Sheet1.A6"/>
            <calcext:condition calcext:apply-style-name="Obbligatorio" calcext:value="formula-is([.G6]=&quot;s&quot;)" calcext:base-cell-address="Sheet1.A6"/>
            <calcext:condition calcext:apply-style-name="Good" calcext:value="formula-is([.G6]=&quot;N&quot;)" calcext:base-cell-address="Sheet1.A6"/>
            <calcext:condition calcext:apply-style-name="Good" calcext:value="formula-is([.G6]=&quot;n&quot;)" calcext:base-cell-address="Sheet1.A6"/>
          </calcext:conditional-format>
          <calcext:conditional-format calcext:target-range-address="Sheet1.A7:Sheet1.A7">
            <calcext:condition calcext:apply-style-name="Obbligatorio" calcext:value="formula-is([.G7]=&quot;Y&quot;)" calcext:base-cell-address="Sheet1.A7"/>
            <calcext:condition calcext:apply-style-name="Obbligatorio" calcext:value="formula-is([.G7]=&quot;S&quot;)" calcext:base-cell-address="Sheet1.A7"/>
            <calcext:condition calcext:apply-style-name="Obbligatorio" calcext:value="formula-is([.G7]=&quot;y&quot;)" calcext:base-cell-address="Sheet1.A7"/>
            <calcext:condition calcext:apply-style-name="Obbligatorio" calcext:value="formula-is([.G7]=&quot;s&quot;)" calcext:base-cell-address="Sheet1.A7"/>
            <calcext:condition calcext:apply-style-name="Good" calcext:value="formula-is([.G7]=&quot;N&quot;)" calcext:base-cell-address="Sheet1.A7"/>
            <calcext:condition calcext:apply-style-name="Good" calcext:value="formula-is([.G7]=&quot;n&quot;)" calcext:base-cell-address="Sheet1.A7"/>
          </calcext:conditional-format>
          <calcext:conditional-format calcext:target-range-address="Sheet1.A8:Sheet1.A8">
            <calcext:condition calcext:apply-style-name="Obbligatorio" calcext:value="formula-is([.G8]=&quot;Y&quot;)" calcext:base-cell-address="Sheet1.A8"/>
            <calcext:condition calcext:apply-style-name="Obbligatorio" calcext:value="formula-is([.G8]=&quot;S&quot;)" calcext:base-cell-address="Sheet1.A8"/>
            <calcext:condition calcext:apply-style-name="Obbligatorio" calcext:value="formula-is([.G8]=&quot;y&quot;)" calcext:base-cell-address="Sheet1.A8"/>
            <calcext:condition calcext:apply-style-name="Obbligatorio" calcext:value="formula-is([.G8]=&quot;s&quot;)" calcext:base-cell-address="Sheet1.A8"/>
            <calcext:condition calcext:apply-style-name="Good" calcext:value="formula-is([.G8]=&quot;N&quot;)" calcext:base-cell-address="Sheet1.A8"/>
            <calcext:condition calcext:apply-style-name="Good" calcext:value="formula-is([.G8]=&quot;n&quot;)" calcext:base-cell-address="Sheet1.A8"/>
          </calcext:conditional-format>
          <calcext:conditional-format calcext:target-range-address="Sheet1.A9:Sheet1.A9">
            <calcext:condition calcext:apply-style-name="Obbligatorio" calcext:value="formula-is([.G9]=&quot;Y&quot;)" calcext:base-cell-address="Sheet1.A9"/>
            <calcext:condition calcext:apply-style-name="Obbligatorio" calcext:value="formula-is([.G9]=&quot;S&quot;)" calcext:base-cell-address="Sheet1.A9"/>
            <calcext:condition calcext:apply-style-name="Obbligatorio" calcext:value="formula-is([.G9]=&quot;y&quot;)" calcext:base-cell-address="Sheet1.A9"/>
            <calcext:condition calcext:apply-style-name="Obbligatorio" calcext:value="formula-is([.G9]=&quot;s&quot;)" calcext:base-cell-address="Sheet1.A9"/>
            <calcext:condition calcext:apply-style-name="Good" calcext:value="formula-is([.G9]=&quot;N&quot;)" calcext:base-cell-address="Sheet1.A9"/>
            <calcext:condition calcext:apply-style-name="Good" calcext:value="formula-is([.G9]=&quot;n&quot;)" calcext:base-cell-address="Sheet1.A9"/>
          </calcext:conditional-format>
          <calcext:conditional-format calcext:target-range-address="Sheet1.A10:Sheet1.A10">
            <calcext:condition calcext:apply-style-name="Obbligatorio" calcext:value="formula-is([.G10]=&quot;Y&quot;)" calcext:base-cell-address="Sheet1.A10"/>
            <calcext:condition calcext:apply-style-name="Obbligatorio" calcext:value="formula-is([.G10]=&quot;S&quot;)" calcext:base-cell-address="Sheet1.A10"/>
            <calcext:condition calcext:apply-style-name="Obbligatorio" calcext:value="formula-is([.G10]=&quot;y&quot;)" calcext:base-cell-address="Sheet1.A10"/>
            <calcext:condition calcext:apply-style-name="Obbligatorio" calcext:value="formula-is([.G10]=&quot;s&quot;)" calcext:base-cell-address="Sheet1.A10"/>
            <calcext:condition calcext:apply-style-name="Good" calcext:value="formula-is([.G10]=&quot;N&quot;)" calcext:base-cell-address="Sheet1.A10"/>
            <calcext:condition calcext:apply-style-name="Good" calcext:value="formula-is([.G10]=&quot;n&quot;)" calcext:base-cell-address="Sheet1.A10"/>
          </calcext:conditional-format>
          <calcext:conditional-format calcext:target-range-address="Sheet1.A11:Sheet1.A11">
            <calcext:condition calcext:apply-style-name="Obbligatorio" calcext:value="formula-is([.G11]=&quot;Y&quot;)" calcext:base-cell-address="Sheet1.A11"/>
            <calcext:condition calcext:apply-style-name="Obbligatorio" calcext:value="formula-is([.G11]=&quot;S&quot;)" calcext:base-cell-address="Sheet1.A11"/>
            <calcext:condition calcext:apply-style-name="Obbligatorio" calcext:value="formula-is([.G11]=&quot;y&quot;)" calcext:base-cell-address="Sheet1.A11"/>
            <calcext:condition calcext:apply-style-name="Obbligatorio" calcext:value="formula-is([.G11]=&quot;s&quot;)" calcext:base-cell-address="Sheet1.A11"/>
            <calcext:condition calcext:apply-style-name="Good" calcext:value="formula-is([.G11]=&quot;N&quot;)" calcext:base-cell-address="Sheet1.A11"/>
            <calcext:condition calcext:apply-style-name="Good" calcext:value="formula-is([.G11]=&quot;n&quot;)" calcext:base-cell-address="Sheet1.A11"/>
          </calcext:conditional-format>
          <calcext:conditional-format calcext:target-range-address="Sheet1.B4:Sheet1.B4">
            <calcext:condition calcext:apply-style-name="Obbligatorio" calcext:value="formula-is([.G4]=&quot;Y&quot;)" calcext:base-cell-address="Sheet1.B4"/>
            <calcext:condition calcext:apply-style-name="Obbligatorio" calcext:value="formula-is([.G4]=&quot;S&quot;)" calcext:base-cell-address="Sheet1.B4"/>
            <calcext:condition calcext:apply-style-name="Obbligatorio" calcext:value="formula-is([.G4]=&quot;y&quot;)" calcext:base-cell-address="Sheet1.B4"/>
            <calcext:condition calcext:apply-style-name="Obbligatorio" calcext:value="formula-is([.G4]=&quot;s&quot;)" calcext:base-cell-address="Sheet1.B4"/>
            <calcext:condition calcext:apply-style-name="Good" calcext:value="formula-is([.G4]=&quot;N&quot;)" calcext:base-cell-address="Sheet1.B4"/>
            <calcext:condition calcext:apply-style-name="Good" calcext:value="formula-is([.G4]=&quot;n&quot;)" calcext:base-cell-address="Sheet1.B4"/>
          </calcext:conditional-format>
          <calcext:conditional-format calcext:target-range-address="Sheet1.B5:Sheet1.B5">
            <calcext:condition calcext:apply-style-name="Obbligatorio" calcext:value="formula-is([.G5]=&quot;Y&quot;)" calcext:base-cell-address="Sheet1.B5"/>
            <calcext:condition calcext:apply-style-name="Obbligatorio" calcext:value="formula-is([.G5]=&quot;S&quot;)" calcext:base-cell-address="Sheet1.B5"/>
            <calcext:condition calcext:apply-style-name="Obbligatorio" calcext:value="formula-is([.G5]=&quot;y&quot;)" calcext:base-cell-address="Sheet1.B5"/>
            <calcext:condition calcext:apply-style-name="Obbligatorio" calcext:value="formula-is([.G5]=&quot;s&quot;)" calcext:base-cell-address="Sheet1.B5"/>
            <calcext:condition calcext:apply-style-name="Good" calcext:value="formula-is([.G5]=&quot;N&quot;)" calcext:base-cell-address="Sheet1.B5"/>
            <calcext:condition calcext:apply-style-name="Good" calcext:value="formula-is([.G5]=&quot;n&quot;)" calcext:base-cell-address="Sheet1.B5"/>
          </calcext:conditional-format>
          <calcext:conditional-format calcext:target-range-address="Sheet1.B6:Sheet1.B6">
            <calcext:condition calcext:apply-style-name="Obbligatorio" calcext:value="formula-is([.G6]=&quot;Y&quot;)" calcext:base-cell-address="Sheet1.B6"/>
            <calcext:condition calcext:apply-style-name="Obbligatorio" calcext:value="formula-is([.G6]=&quot;S&quot;)" calcext:base-cell-address="Sheet1.B6"/>
            <calcext:condition calcext:apply-style-name="Obbligatorio" calcext:value="formula-is([.G6]=&quot;y&quot;)" calcext:base-cell-address="Sheet1.B6"/>
            <calcext:condition calcext:apply-style-name="Obbligatorio" calcext:value="formula-is([.G6]=&quot;s&quot;)" calcext:base-cell-address="Sheet1.B6"/>
            <calcext:condition calcext:apply-style-name="Good" calcext:value="formula-is([.G6]=&quot;N&quot;)" calcext:base-cell-address="Sheet1.B6"/>
            <calcext:condition calcext:apply-style-name="Good" calcext:value="formula-is([.G6]=&quot;n&quot;)" calcext:base-cell-address="Sheet1.B6"/>
          </calcext:conditional-format>
          <calcext:conditional-format calcext:target-range-address="Sheet1.B7:Sheet1.B7">
            <calcext:condition calcext:apply-style-name="Obbligatorio" calcext:value="formula-is([.G7]=&quot;Y&quot;)" calcext:base-cell-address="Sheet1.B7"/>
            <calcext:condition calcext:apply-style-name="Obbligatorio" calcext:value="formula-is([.G7]=&quot;S&quot;)" calcext:base-cell-address="Sheet1.B7"/>
            <calcext:condition calcext:apply-style-name="Obbligatorio" calcext:value="formula-is([.G7]=&quot;y&quot;)" calcext:base-cell-address="Sheet1.B7"/>
            <calcext:condition calcext:apply-style-name="Obbligatorio" calcext:value="formula-is([.G7]=&quot;s&quot;)" calcext:base-cell-address="Sheet1.B7"/>
            <calcext:condition calcext:apply-style-name="Good" calcext:value="formula-is([.G7]=&quot;N&quot;)" calcext:base-cell-address="Sheet1.B7"/>
            <calcext:condition calcext:apply-style-name="Good" calcext:value="formula-is([.G7]=&quot;n&quot;)" calcext:base-cell-address="Sheet1.B7"/>
          </calcext:conditional-format>
          <calcext:conditional-format calcext:target-range-address="Sheet1.B8:Sheet1.B8">
            <calcext:condition calcext:apply-style-name="Obbligatorio" calcext:value="formula-is([.G8]=&quot;Y&quot;)" calcext:base-cell-address="Sheet1.B8"/>
            <calcext:condition calcext:apply-style-name="Obbligatorio" calcext:value="formula-is([.G8]=&quot;S&quot;)" calcext:base-cell-address="Sheet1.B8"/>
            <calcext:condition calcext:apply-style-name="Obbligatorio" calcext:value="formula-is([.G8]=&quot;y&quot;)" calcext:base-cell-address="Sheet1.B8"/>
            <calcext:condition calcext:apply-style-name="Obbligatorio" calcext:value="formula-is([.G8]=&quot;s&quot;)" calcext:base-cell-address="Sheet1.B8"/>
            <calcext:condition calcext:apply-style-name="Good" calcext:value="formula-is([.G8]=&quot;N&quot;)" calcext:base-cell-address="Sheet1.B8"/>
            <calcext:condition calcext:apply-style-name="Good" calcext:value="formula-is([.G8]=&quot;n&quot;)" calcext:base-cell-address="Sheet1.B8"/>
          </calcext:conditional-format>
          <calcext:conditional-format calcext:target-range-address="Sheet1.B9:Sheet1.B9">
            <calcext:condition calcext:apply-style-name="Obbligatorio" calcext:value="formula-is([.G9]=&quot;Y&quot;)" calcext:base-cell-address="Sheet1.B9"/>
            <calcext:condition calcext:apply-style-name="Obbligatorio" calcext:value="formula-is([.G9]=&quot;S&quot;)" calcext:base-cell-address="Sheet1.B9"/>
            <calcext:condition calcext:apply-style-name="Obbligatorio" calcext:value="formula-is([.G9]=&quot;y&quot;)" calcext:base-cell-address="Sheet1.B9"/>
            <calcext:condition calcext:apply-style-name="Obbligatorio" calcext:value="formula-is([.G9]=&quot;s&quot;)" calcext:base-cell-address="Sheet1.B9"/>
            <calcext:condition calcext:apply-style-name="Good" calcext:value="formula-is([.G9]=&quot;N&quot;)" calcext:base-cell-address="Sheet1.B9"/>
            <calcext:condition calcext:apply-style-name="Good" calcext:value="formula-is([.G9]=&quot;n&quot;)" calcext:base-cell-address="Sheet1.B9"/>
          </calcext:conditional-format>
          <calcext:conditional-format calcext:target-range-address="Sheet1.B10:Sheet1.B10">
            <calcext:condition calcext:apply-style-name="Obbligatorio" calcext:value="formula-is([.G10]=&quot;Y&quot;)" calcext:base-cell-address="Sheet1.B10"/>
            <calcext:condition calcext:apply-style-name="Obbligatorio" calcext:value="formula-is([.G10]=&quot;S&quot;)" calcext:base-cell-address="Sheet1.B10"/>
            <calcext:condition calcext:apply-style-name="Obbligatorio" calcext:value="formula-is([.G10]=&quot;y&quot;)" calcext:base-cell-address="Sheet1.B10"/>
            <calcext:condition calcext:apply-style-name="Obbligatorio" calcext:value="formula-is([.G10]=&quot;s&quot;)" calcext:base-cell-address="Sheet1.B10"/>
            <calcext:condition calcext:apply-style-name="Good" calcext:value="formula-is([.G10]=&quot;N&quot;)" calcext:base-cell-address="Sheet1.B10"/>
            <calcext:condition calcext:apply-style-name="Good" calcext:value="formula-is([.G10]=&quot;n&quot;)" calcext:base-cell-address="Sheet1.B10"/>
          </calcext:conditional-format>
          <calcext:conditional-format calcext:target-range-address="Sheet1.B11:Sheet1.B11">
            <calcext:condition calcext:apply-style-name="Obbligatorio" calcext:value="formula-is([.G11]=&quot;Y&quot;)" calcext:base-cell-address="Sheet1.B11"/>
            <calcext:condition calcext:apply-style-name="Obbligatorio" calcext:value="formula-is([.G11]=&quot;S&quot;)" calcext:base-cell-address="Sheet1.B11"/>
            <calcext:condition calcext:apply-style-name="Obbligatorio" calcext:value="formula-is([.G11]=&quot;y&quot;)" calcext:base-cell-address="Sheet1.B11"/>
            <calcext:condition calcext:apply-style-name="Obbligatorio" calcext:value="formula-is([.G11]=&quot;s&quot;)" calcext:base-cell-address="Sheet1.B11"/>
            <calcext:condition calcext:apply-style-name="Good" calcext:value="formula-is([.G11]=&quot;N&quot;)" calcext:base-cell-address="Sheet1.B11"/>
            <calcext:condition calcext:apply-style-name="Good" calcext:value="formula-is([.G11]=&quot;n&quot;)" calcext:base-cell-address="Sheet1.B11"/>
          </calcext:conditional-format>
          <calcext:conditional-format calcext:target-range-address="Sheet1.C2:Sheet1.C2">
            <calcext:condition calcext:apply-style-name="Obbligatorio" calcext:value="formula-is([.G2]=&quot;Y&quot;)" calcext:base-cell-address="Sheet1.C2"/>
            <calcext:condition calcext:apply-style-name="Obbligatorio" calcext:value="formula-is([.G2]=&quot;S&quot;)" calcext:base-cell-address="Sheet1.C2"/>
            <calcext:condition calcext:apply-style-name="Obbligatorio" calcext:value="formula-is([.G2]=&quot;y&quot;)" calcext:base-cell-address="Sheet1.C2"/>
            <calcext:condition calcext:apply-style-name="Obbligatorio" calcext:value="formula-is([.G2]=&quot;s&quot;)" calcext:base-cell-address="Sheet1.C2"/>
            <calcext:condition calcext:apply-style-name="Good" calcext:value="formula-is([.G2]=&quot;N&quot;)" calcext:base-cell-address="Sheet1.C2"/>
            <calcext:condition calcext:apply-style-name="Good" calcext:value="formula-is([.G2]=&quot;n&quot;)" calcext:base-cell-address="Sheet1.C2"/>
          </calcext:conditional-format>
          <calcext:conditional-format calcext:target-range-address="Sheet1.C3:Sheet1.C3">
            <calcext:condition calcext:apply-style-name="Obbligatorio" calcext:value="formula-is([.G3]=&quot;Y&quot;)" calcext:base-cell-address="Sheet1.C3"/>
            <calcext:condition calcext:apply-style-name="Obbligatorio" calcext:value="formula-is([.G3]=&quot;S&quot;)" calcext:base-cell-address="Sheet1.C3"/>
            <calcext:condition calcext:apply-style-name="Obbligatorio" calcext:value="formula-is([.G3]=&quot;y&quot;)" calcext:base-cell-address="Sheet1.C3"/>
            <calcext:condition calcext:apply-style-name="Obbligatorio" calcext:value="formula-is([.G3]=&quot;s&quot;)" calcext:base-cell-address="Sheet1.C3"/>
            <calcext:condition calcext:apply-style-name="Good" calcext:value="formula-is([.G3]=&quot;N&quot;)" calcext:base-cell-address="Sheet1.C3"/>
            <calcext:condition calcext:apply-style-name="Good" calcext:value="formula-is([.G3]=&quot;n&quot;)" calcext:base-cell-address="Sheet1.C3"/>
          </calcext:conditional-format>
          <calcext:conditional-format calcext:target-range-address="Sheet1.C4:Sheet1.C4">
            <calcext:condition calcext:apply-style-name="Obbligatorio" calcext:value="formula-is([.G4]=&quot;Y&quot;)" calcext:base-cell-address="Sheet1.C4"/>
            <calcext:condition calcext:apply-style-name="Obbligatorio" calcext:value="formula-is([.G4]=&quot;S&quot;)" calcext:base-cell-address="Sheet1.C4"/>
            <calcext:condition calcext:apply-style-name="Obbligatorio" calcext:value="formula-is([.G4]=&quot;y&quot;)" calcext:base-cell-address="Sheet1.C4"/>
            <calcext:condition calcext:apply-style-name="Obbligatorio" calcext:value="formula-is([.G4]=&quot;s&quot;)" calcext:base-cell-address="Sheet1.C4"/>
            <calcext:condition calcext:apply-style-name="Good" calcext:value="formula-is([.G4]=&quot;N&quot;)" calcext:base-cell-address="Sheet1.C4"/>
            <calcext:condition calcext:apply-style-name="Good" calcext:value="formula-is([.G4]=&quot;n&quot;)" calcext:base-cell-address="Sheet1.C4"/>
          </calcext:conditional-format>
          <calcext:conditional-format calcext:target-range-address="Sheet1.C5:Sheet1.C5">
            <calcext:condition calcext:apply-style-name="Obbligatorio" calcext:value="formula-is([.G5]=&quot;Y&quot;)" calcext:base-cell-address="Sheet1.C5"/>
            <calcext:condition calcext:apply-style-name="Obbligatorio" calcext:value="formula-is([.G5]=&quot;S&quot;)" calcext:base-cell-address="Sheet1.C5"/>
            <calcext:condition calcext:apply-style-name="Obbligatorio" calcext:value="formula-is([.G5]=&quot;y&quot;)" calcext:base-cell-address="Sheet1.C5"/>
            <calcext:condition calcext:apply-style-name="Obbligatorio" calcext:value="formula-is([.G5]=&quot;s&quot;)" calcext:base-cell-address="Sheet1.C5"/>
            <calcext:condition calcext:apply-style-name="Good" calcext:value="formula-is([.G5]=&quot;N&quot;)" calcext:base-cell-address="Sheet1.C5"/>
            <calcext:condition calcext:apply-style-name="Good" calcext:value="formula-is([.G5]=&quot;n&quot;)" calcext:base-cell-address="Sheet1.C5"/>
          </calcext:conditional-format>
          <calcext:conditional-format calcext:target-range-address="Sheet1.C6:Sheet1.C6">
            <calcext:condition calcext:apply-style-name="Obbligatorio" calcext:value="formula-is([.G6]=&quot;Y&quot;)" calcext:base-cell-address="Sheet1.C6"/>
            <calcext:condition calcext:apply-style-name="Obbligatorio" calcext:value="formula-is([.G6]=&quot;S&quot;)" calcext:base-cell-address="Sheet1.C6"/>
            <calcext:condition calcext:apply-style-name="Obbligatorio" calcext:value="formula-is([.G6]=&quot;y&quot;)" calcext:base-cell-address="Sheet1.C6"/>
            <calcext:condition calcext:apply-style-name="Obbligatorio" calcext:value="formula-is([.G6]=&quot;s&quot;)" calcext:base-cell-address="Sheet1.C6"/>
            <calcext:condition calcext:apply-style-name="Good" calcext:value="formula-is([.G6]=&quot;N&quot;)" calcext:base-cell-address="Sheet1.C6"/>
            <calcext:condition calcext:apply-style-name="Good" calcext:value="formula-is([.G6]=&quot;n&quot;)" calcext:base-cell-address="Sheet1.C6"/>
          </calcext:conditional-format>
          <calcext:conditional-format calcext:target-range-address="Sheet1.C7:Sheet1.C7">
            <calcext:condition calcext:apply-style-name="Obbligatorio" calcext:value="formula-is([.G7]=&quot;Y&quot;)" calcext:base-cell-address="Sheet1.C7"/>
            <calcext:condition calcext:apply-style-name="Obbligatorio" calcext:value="formula-is([.G7]=&quot;S&quot;)" calcext:base-cell-address="Sheet1.C7"/>
            <calcext:condition calcext:apply-style-name="Obbligatorio" calcext:value="formula-is([.G7]=&quot;y&quot;)" calcext:base-cell-address="Sheet1.C7"/>
            <calcext:condition calcext:apply-style-name="Obbligatorio" calcext:value="formula-is([.G7]=&quot;s&quot;)" calcext:base-cell-address="Sheet1.C7"/>
            <calcext:condition calcext:apply-style-name="Good" calcext:value="formula-is([.G7]=&quot;N&quot;)" calcext:base-cell-address="Sheet1.C7"/>
            <calcext:condition calcext:apply-style-name="Good" calcext:value="formula-is([.G7]=&quot;n&quot;)" calcext:base-cell-address="Sheet1.C7"/>
          </calcext:conditional-format>
          <calcext:conditional-format calcext:target-range-address="Sheet1.C8:Sheet1.C8">
            <calcext:condition calcext:apply-style-name="Obbligatorio" calcext:value="formula-is([.G8]=&quot;Y&quot;)" calcext:base-cell-address="Sheet1.C8"/>
            <calcext:condition calcext:apply-style-name="Obbligatorio" calcext:value="formula-is([.G8]=&quot;S&quot;)" calcext:base-cell-address="Sheet1.C8"/>
            <calcext:condition calcext:apply-style-name="Obbligatorio" calcext:value="formula-is([.G8]=&quot;y&quot;)" calcext:base-cell-address="Sheet1.C8"/>
            <calcext:condition calcext:apply-style-name="Obbligatorio" calcext:value="formula-is([.G8]=&quot;s&quot;)" calcext:base-cell-address="Sheet1.C8"/>
            <calcext:condition calcext:apply-style-name="Good" calcext:value="formula-is([.G8]=&quot;N&quot;)" calcext:base-cell-address="Sheet1.C8"/>
            <calcext:condition calcext:apply-style-name="Good" calcext:value="formula-is([.G8]=&quot;n&quot;)" calcext:base-cell-address="Sheet1.C8"/>
          </calcext:conditional-format>
          <calcext:conditional-format calcext:target-range-address="Sheet1.C9:Sheet1.C9">
            <calcext:condition calcext:apply-style-name="Obbligatorio" calcext:value="formula-is([.G9]=&quot;Y&quot;)" calcext:base-cell-address="Sheet1.C9"/>
            <calcext:condition calcext:apply-style-name="Obbligatorio" calcext:value="formula-is([.G9]=&quot;S&quot;)" calcext:base-cell-address="Sheet1.C9"/>
            <calcext:condition calcext:apply-style-name="Obbligatorio" calcext:value="formula-is([.G9]=&quot;y&quot;)" calcext:base-cell-address="Sheet1.C9"/>
            <calcext:condition calcext:apply-style-name="Obbligatorio" calcext:value="formula-is([.G9]=&quot;s&quot;)" calcext:base-cell-address="Sheet1.C9"/>
            <calcext:condition calcext:apply-style-name="Good" calcext:value="formula-is([.G9]=&quot;N&quot;)" calcext:base-cell-address="Sheet1.C9"/>
            <calcext:condition calcext:apply-style-name="Good" calcext:value="formula-is([.G9]=&quot;n&quot;)" calcext:base-cell-address="Sheet1.C9"/>
          </calcext:conditional-format>
          <calcext:conditional-format calcext:target-range-address="Sheet1.C10:Sheet1.C10">
            <calcext:condition calcext:apply-style-name="Obbligatorio" calcext:value="formula-is([.G10]=&quot;Y&quot;)" calcext:base-cell-address="Sheet1.C10"/>
            <calcext:condition calcext:apply-style-name="Obbligatorio" calcext:value="formula-is([.G10]=&quot;S&quot;)" calcext:base-cell-address="Sheet1.C10"/>
            <calcext:condition calcext:apply-style-name="Obbligatorio" calcext:value="formula-is([.G10]=&quot;y&quot;)" calcext:base-cell-address="Sheet1.C10"/>
            <calcext:condition calcext:apply-style-name="Obbligatorio" calcext:value="formula-is([.G10]=&quot;s&quot;)" calcext:base-cell-address="Sheet1.C10"/>
            <calcext:condition calcext:apply-style-name="Good" calcext:value="formula-is([.G10]=&quot;N&quot;)" calcext:base-cell-address="Sheet1.C10"/>
            <calcext:condition calcext:apply-style-name="Good" calcext:value="formula-is([.G10]=&quot;n&quot;)" calcext:base-cell-address="Sheet1.C10"/>
          </calcext:conditional-format>
          <calcext:conditional-format calcext:target-range-address="Sheet1.C11:Sheet1.C11">
            <calcext:condition calcext:apply-style-name="Obbligatorio" calcext:value="formula-is([.G11]=&quot;Y&quot;)" calcext:base-cell-address="Sheet1.C11"/>
            <calcext:condition calcext:apply-style-name="Obbligatorio" calcext:value="formula-is([.G11]=&quot;S&quot;)" calcext:base-cell-address="Sheet1.C11"/>
            <calcext:condition calcext:apply-style-name="Obbligatorio" calcext:value="formula-is([.G11]=&quot;y&quot;)" calcext:base-cell-address="Sheet1.C11"/>
            <calcext:condition calcext:apply-style-name="Obbligatorio" calcext:value="formula-is([.G11]=&quot;s&quot;)" calcext:base-cell-address="Sheet1.C11"/>
            <calcext:condition calcext:apply-style-name="Good" calcext:value="formula-is([.G11]=&quot;N&quot;)" calcext:base-cell-address="Sheet1.C11"/>
            <calcext:condition calcext:apply-style-name="Good" calcext:value="formula-is([.G11]=&quot;n&quot;)" calcext:base-cell-address="Sheet1.C11"/>
          </calcext:conditional-format>
          <calcext:conditional-format calcext:target-range-address="Sheet1.D2:Sheet1.D2">
            <calcext:condition calcext:apply-style-name="Obbligatorio" calcext:value="formula-is([.G2]=&quot;Y&quot;)" calcext:base-cell-address="Sheet1.D2"/>
            <calcext:condition calcext:apply-style-name="Obbligatorio" calcext:value="formula-is([.G2]=&quot;S&quot;)" calcext:base-cell-address="Sheet1.D2"/>
            <calcext:condition calcext:apply-style-name="Obbligatorio" calcext:value="formula-is([.G2]=&quot;y&quot;)" calcext:base-cell-address="Sheet1.D2"/>
            <calcext:condition calcext:apply-style-name="Obbligatorio" calcext:value="formula-is([.G2]=&quot;s&quot;)" calcext:base-cell-address="Sheet1.D2"/>
            <calcext:condition calcext:apply-style-name="Good" calcext:value="formula-is([.G2]=&quot;N&quot;)" calcext:base-cell-address="Sheet1.D2"/>
            <calcext:condition calcext:apply-style-name="Good" calcext:value="formula-is([.G2]=&quot;n&quot;)" calcext:base-cell-address="Sheet1.D2"/>
          </calcext:conditional-format>
          <calcext:conditional-format calcext:target-range-address="Sheet1.E2:Sheet1.E2">
            <calcext:condition calcext:apply-style-name="Obbligatorio" calcext:value="formula-is([.G2]=&quot;Y&quot;)" calcext:base-cell-address="Sheet1.E2"/>
            <calcext:condition calcext:apply-style-name="Obbligatorio" calcext:value="formula-is([.G2]=&quot;S&quot;)" calcext:base-cell-address="Sheet1.E2"/>
            <calcext:condition calcext:apply-style-name="Obbligatorio" calcext:value="formula-is([.G2]=&quot;y&quot;)" calcext:base-cell-address="Sheet1.E2"/>
            <calcext:condition calcext:apply-style-name="Obbligatorio" calcext:value="formula-is([.G2]=&quot;s&quot;)" calcext:base-cell-address="Sheet1.E2"/>
            <calcext:condition calcext:apply-style-name="Good" calcext:value="formula-is([.G2]=&quot;N&quot;)" calcext:base-cell-address="Sheet1.E2"/>
            <calcext:condition calcext:apply-style-name="Good" calcext:value="formula-is([.G2]=&quot;n&quot;)" calcext:base-cell-address="Sheet1.E2"/>
          </calcext:conditional-format>
          <calcext:conditional-format calcext:target-range-address="Sheet1.F2:Sheet1.F2">
            <calcext:condition calcext:apply-style-name="Obbligatorio" calcext:value="formula-is([.G2]=&quot;Y&quot;)" calcext:base-cell-address="Sheet1.F2"/>
            <calcext:condition calcext:apply-style-name="Obbligatorio" calcext:value="formula-is([.G2]=&quot;S&quot;)" calcext:base-cell-address="Sheet1.F2"/>
            <calcext:condition calcext:apply-style-name="Obbligatorio" calcext:value="formula-is([.G2]=&quot;y&quot;)" calcext:base-cell-address="Sheet1.F2"/>
            <calcext:condition calcext:apply-style-name="Obbligatorio" calcext:value="formula-is([.G2]=&quot;s&quot;)" calcext:base-cell-address="Sheet1.F2"/>
            <calcext:condition calcext:apply-style-name="Good" calcext:value="formula-is([.G2]=&quot;N&quot;)" calcext:base-cell-address="Sheet1.F2"/>
            <calcext:condition calcext:apply-style-name="Good" calcext:value="formula-is([.G2]=&quot;n&quot;)" calcext:base-cell-address="Sheet1.F2"/>
          </calcext:conditional-format>
          <calcext:conditional-format calcext:target-range-address="Sheet1.F3:Sheet1.F3">
            <calcext:condition calcext:apply-style-name="Obbligatorio" calcext:value="formula-is([.G3]=&quot;Y&quot;)" calcext:base-cell-address="Sheet1.F3"/>
            <calcext:condition calcext:apply-style-name="Obbligatorio" calcext:value="formula-is([.G3]=&quot;S&quot;)" calcext:base-cell-address="Sheet1.F3"/>
            <calcext:condition calcext:apply-style-name="Obbligatorio" calcext:value="formula-is([.G3]=&quot;y&quot;)" calcext:base-cell-address="Sheet1.F3"/>
            <calcext:condition calcext:apply-style-name="Obbligatorio" calcext:value="formula-is([.G3]=&quot;s&quot;)" calcext:base-cell-address="Sheet1.F3"/>
            <calcext:condition calcext:apply-style-name="Good" calcext:value="formula-is([.G3]=&quot;N&quot;)" calcext:base-cell-address="Sheet1.F3"/>
            <calcext:condition calcext:apply-style-name="Good" calcext:value="formula-is([.G3]=&quot;n&quot;)" calcext:base-cell-address="Sheet1.F3"/>
          </calcext:conditional-format>
          <calcext:conditional-format calcext:target-range-address="Sheet1.F4:Sheet1.F4">
            <calcext:condition calcext:apply-style-name="Obbligatorio" calcext:value="formula-is([.G4]=&quot;Y&quot;)" calcext:base-cell-address="Sheet1.F4"/>
            <calcext:condition calcext:apply-style-name="Obbligatorio" calcext:value="formula-is([.G4]=&quot;S&quot;)" calcext:base-cell-address="Sheet1.F4"/>
            <calcext:condition calcext:apply-style-name="Obbligatorio" calcext:value="formula-is([.G4]=&quot;y&quot;)" calcext:base-cell-address="Sheet1.F4"/>
            <calcext:condition calcext:apply-style-name="Obbligatorio" calcext:value="formula-is([.G4]=&quot;s&quot;)" calcext:base-cell-address="Sheet1.F4"/>
            <calcext:condition calcext:apply-style-name="Good" calcext:value="formula-is([.G4]=&quot;N&quot;)" calcext:base-cell-address="Sheet1.F4"/>
            <calcext:condition calcext:apply-style-name="Good" calcext:value="formula-is([.G4]=&quot;n&quot;)" calcext:base-cell-address="Sheet1.F4"/>
          </calcext:conditional-format>
          <calcext:conditional-format calcext:target-range-address="Sheet1.F5:Sheet1.F5">
            <calcext:condition calcext:apply-style-name="Obbligatorio" calcext:value="formula-is([.G5]=&quot;Y&quot;)" calcext:base-cell-address="Sheet1.F5"/>
            <calcext:condition calcext:apply-style-name="Obbligatorio" calcext:value="formula-is([.G5]=&quot;S&quot;)" calcext:base-cell-address="Sheet1.F5"/>
            <calcext:condition calcext:apply-style-name="Obbligatorio" calcext:value="formula-is([.G5]=&quot;y&quot;)" calcext:base-cell-address="Sheet1.F5"/>
            <calcext:condition calcext:apply-style-name="Obbligatorio" calcext:value="formula-is([.G5]=&quot;s&quot;)" calcext:base-cell-address="Sheet1.F5"/>
            <calcext:condition calcext:apply-style-name="Good" calcext:value="formula-is([.G5]=&quot;N&quot;)" calcext:base-cell-address="Sheet1.F5"/>
            <calcext:condition calcext:apply-style-name="Good" calcext:value="formula-is([.G5]=&quot;n&quot;)" calcext:base-cell-address="Sheet1.F5"/>
          </calcext:conditional-format>
          <calcext:conditional-format calcext:target-range-address="Sheet1.F6:Sheet1.F6">
            <calcext:condition calcext:apply-style-name="Obbligatorio" calcext:value="formula-is([.G6]=&quot;Y&quot;)" calcext:base-cell-address="Sheet1.F6"/>
            <calcext:condition calcext:apply-style-name="Obbligatorio" calcext:value="formula-is([.G6]=&quot;S&quot;)" calcext:base-cell-address="Sheet1.F6"/>
            <calcext:condition calcext:apply-style-name="Obbligatorio" calcext:value="formula-is([.G6]=&quot;y&quot;)" calcext:base-cell-address="Sheet1.F6"/>
            <calcext:condition calcext:apply-style-name="Obbligatorio" calcext:value="formula-is([.G6]=&quot;s&quot;)" calcext:base-cell-address="Sheet1.F6"/>
            <calcext:condition calcext:apply-style-name="Good" calcext:value="formula-is([.G6]=&quot;N&quot;)" calcext:base-cell-address="Sheet1.F6"/>
            <calcext:condition calcext:apply-style-name="Good" calcext:value="formula-is([.G6]=&quot;n&quot;)" calcext:base-cell-address="Sheet1.F6"/>
          </calcext:conditional-format>
          <calcext:conditional-format calcext:target-range-address="Sheet1.F7:Sheet1.F7">
            <calcext:condition calcext:apply-style-name="Obbligatorio" calcext:value="formula-is([.G7]=&quot;Y&quot;)" calcext:base-cell-address="Sheet1.F7"/>
            <calcext:condition calcext:apply-style-name="Obbligatorio" calcext:value="formula-is([.G7]=&quot;S&quot;)" calcext:base-cell-address="Sheet1.F7"/>
            <calcext:condition calcext:apply-style-name="Obbligatorio" calcext:value="formula-is([.G7]=&quot;y&quot;)" calcext:base-cell-address="Sheet1.F7"/>
            <calcext:condition calcext:apply-style-name="Obbligatorio" calcext:value="formula-is([.G7]=&quot;s&quot;)" calcext:base-cell-address="Sheet1.F7"/>
            <calcext:condition calcext:apply-style-name="Good" calcext:value="formula-is([.G7]=&quot;N&quot;)" calcext:base-cell-address="Sheet1.F7"/>
            <calcext:condition calcext:apply-style-name="Good" calcext:value="formula-is([.G7]=&quot;n&quot;)" calcext:base-cell-address="Sheet1.F7"/>
          </calcext:conditional-format>
          <calcext:conditional-format calcext:target-range-address="Sheet1.F8:Sheet1.F8">
            <calcext:condition calcext:apply-style-name="Obbligatorio" calcext:value="formula-is([.G8]=&quot;Y&quot;)" calcext:base-cell-address="Sheet1.F8"/>
            <calcext:condition calcext:apply-style-name="Obbligatorio" calcext:value="formula-is([.G8]=&quot;S&quot;)" calcext:base-cell-address="Sheet1.F8"/>
            <calcext:condition calcext:apply-style-name="Obbligatorio" calcext:value="formula-is([.G8]=&quot;y&quot;)" calcext:base-cell-address="Sheet1.F8"/>
            <calcext:condition calcext:apply-style-name="Obbligatorio" calcext:value="formula-is([.G8]=&quot;s&quot;)" calcext:base-cell-address="Sheet1.F8"/>
            <calcext:condition calcext:apply-style-name="Good" calcext:value="formula-is([.G8]=&quot;N&quot;)" calcext:base-cell-address="Sheet1.F8"/>
            <calcext:condition calcext:apply-style-name="Good" calcext:value="formula-is([.G8]=&quot;n&quot;)" calcext:base-cell-address="Sheet1.F8"/>
          </calcext:conditional-format>
          <calcext:conditional-format calcext:target-range-address="Sheet1.F9:Sheet1.F9">
            <calcext:condition calcext:apply-style-name="Obbligatorio" calcext:value="formula-is([.G9]=&quot;Y&quot;)" calcext:base-cell-address="Sheet1.F9"/>
            <calcext:condition calcext:apply-style-name="Obbligatorio" calcext:value="formula-is([.G9]=&quot;S&quot;)" calcext:base-cell-address="Sheet1.F9"/>
            <calcext:condition calcext:apply-style-name="Obbligatorio" calcext:value="formula-is([.G9]=&quot;y&quot;)" calcext:base-cell-address="Sheet1.F9"/>
            <calcext:condition calcext:apply-style-name="Obbligatorio" calcext:value="formula-is([.G9]=&quot;s&quot;)" calcext:base-cell-address="Sheet1.F9"/>
            <calcext:condition calcext:apply-style-name="Good" calcext:value="formula-is([.G9]=&quot;N&quot;)" calcext:base-cell-address="Sheet1.F9"/>
            <calcext:condition calcext:apply-style-name="Good" calcext:value="formula-is([.G9]=&quot;n&quot;)" calcext:base-cell-address="Sheet1.F9"/>
          </calcext:conditional-format>
          <calcext:conditional-format calcext:target-range-address="Sheet1.F10:Sheet1.F10">
            <calcext:condition calcext:apply-style-name="Obbligatorio" calcext:value="formula-is([.G10]=&quot;Y&quot;)" calcext:base-cell-address="Sheet1.F10"/>
            <calcext:condition calcext:apply-style-name="Obbligatorio" calcext:value="formula-is([.G10]=&quot;S&quot;)" calcext:base-cell-address="Sheet1.F10"/>
            <calcext:condition calcext:apply-style-name="Obbligatorio" calcext:value="formula-is([.G10]=&quot;y&quot;)" calcext:base-cell-address="Sheet1.F10"/>
            <calcext:condition calcext:apply-style-name="Obbligatorio" calcext:value="formula-is([.G10]=&quot;s&quot;)" calcext:base-cell-address="Sheet1.F10"/>
            <calcext:condition calcext:apply-style-name="Good" calcext:value="formula-is([.G10]=&quot;N&quot;)" calcext:base-cell-address="Sheet1.F10"/>
            <calcext:condition calcext:apply-style-name="Good" calcext:value="formula-is([.G10]=&quot;n&quot;)" calcext:base-cell-address="Sheet1.F10"/>
          </calcext:conditional-format>
          <calcext:conditional-format calcext:target-range-address="Sheet1.F11:Sheet1.F11">
            <calcext:condition calcext:apply-style-name="Obbligatorio" calcext:value="formula-is([.G11]=&quot;Y&quot;)" calcext:base-cell-address="Sheet1.F11"/>
            <calcext:condition calcext:apply-style-name="Obbligatorio" calcext:value="formula-is([.G11]=&quot;S&quot;)" calcext:base-cell-address="Sheet1.F11"/>
            <calcext:condition calcext:apply-style-name="Obbligatorio" calcext:value="formula-is([.G11]=&quot;y&quot;)" calcext:base-cell-address="Sheet1.F11"/>
            <calcext:condition calcext:apply-style-name="Obbligatorio" calcext:value="formula-is([.G11]=&quot;s&quot;)" calcext:base-cell-address="Sheet1.F11"/>
            <calcext:condition calcext:apply-style-name="Good" calcext:value="formula-is([.G11]=&quot;N&quot;)" calcext:base-cell-address="Sheet1.F11"/>
            <calcext:condition calcext:apply-style-name="Good" calcext:value="formula-is([.G11]=&quot;n&quot;)" calcext:base-cell-address="Sheet1.F11"/>
          </calcext:conditional-format>
          <calcext:conditional-format calcext:target-range-address="Sheet1.E3:Sheet1.E3">
            <calcext:condition calcext:apply-style-name="Obbligatorio" calcext:value="formula-is([.G3]=&quot;Y&quot;)" calcext:base-cell-address="Sheet1.E3"/>
            <calcext:condition calcext:apply-style-name="Obbligatorio" calcext:value="formula-is([.G3]=&quot;S&quot;)" calcext:base-cell-address="Sheet1.E3"/>
            <calcext:condition calcext:apply-style-name="Obbligatorio" calcext:value="formula-is([.G3]=&quot;y&quot;)" calcext:base-cell-address="Sheet1.E3"/>
            <calcext:condition calcext:apply-style-name="Obbligatorio" calcext:value="formula-is([.G3]=&quot;s&quot;)" calcext:base-cell-address="Sheet1.E3"/>
            <calcext:condition calcext:apply-style-name="Good" calcext:value="formula-is([.G3]=&quot;N&quot;)" calcext:base-cell-address="Sheet1.E3"/>
            <calcext:condition calcext:apply-style-name="Good" calcext:value="formula-is([.G3]=&quot;n&quot;)" calcext:base-cell-address="Sheet1.E3"/>
          </calcext:conditional-format>
          <calcext:conditional-format calcext:target-range-address="Sheet1.E4:Sheet1.E4">
            <calcext:condition calcext:apply-style-name="Obbligatorio" calcext:value="formula-is([.G4]=&quot;Y&quot;)" calcext:base-cell-address="Sheet1.E4"/>
            <calcext:condition calcext:apply-style-name="Obbligatorio" calcext:value="formula-is([.G4]=&quot;S&quot;)" calcext:base-cell-address="Sheet1.E4"/>
            <calcext:condition calcext:apply-style-name="Obbligatorio" calcext:value="formula-is([.G4]=&quot;y&quot;)" calcext:base-cell-address="Sheet1.E4"/>
            <calcext:condition calcext:apply-style-name="Obbligatorio" calcext:value="formula-is([.G4]=&quot;s&quot;)" calcext:base-cell-address="Sheet1.E4"/>
            <calcext:condition calcext:apply-style-name="Good" calcext:value="formula-is([.G4]=&quot;N&quot;)" calcext:base-cell-address="Sheet1.E4"/>
            <calcext:condition calcext:apply-style-name="Good" calcext:value="formula-is([.G4]=&quot;n&quot;)" calcext:base-cell-address="Sheet1.E4"/>
          </calcext:conditional-format>
          <calcext:conditional-format calcext:target-range-address="Sheet1.E5:Sheet1.E5">
            <calcext:condition calcext:apply-style-name="Obbligatorio" calcext:value="formula-is([.G5]=&quot;Y&quot;)" calcext:base-cell-address="Sheet1.E5"/>
            <calcext:condition calcext:apply-style-name="Obbligatorio" calcext:value="formula-is([.G5]=&quot;S&quot;)" calcext:base-cell-address="Sheet1.E5"/>
            <calcext:condition calcext:apply-style-name="Obbligatorio" calcext:value="formula-is([.G5]=&quot;y&quot;)" calcext:base-cell-address="Sheet1.E5"/>
            <calcext:condition calcext:apply-style-name="Obbligatorio" calcext:value="formula-is([.G5]=&quot;s&quot;)" calcext:base-cell-address="Sheet1.E5"/>
            <calcext:condition calcext:apply-style-name="Good" calcext:value="formula-is([.G5]=&quot;N&quot;)" calcext:base-cell-address="Sheet1.E5"/>
            <calcext:condition calcext:apply-style-name="Good" calcext:value="formula-is([.G5]=&quot;n&quot;)" calcext:base-cell-address="Sheet1.E5"/>
          </calcext:conditional-format>
          <calcext:conditional-format calcext:target-range-address="Sheet1.E6:Sheet1.E6">
            <calcext:condition calcext:apply-style-name="Obbligatorio" calcext:value="formula-is([.G6]=&quot;Y&quot;)" calcext:base-cell-address="Sheet1.E6"/>
            <calcext:condition calcext:apply-style-name="Obbligatorio" calcext:value="formula-is([.G6]=&quot;S&quot;)" calcext:base-cell-address="Sheet1.E6"/>
            <calcext:condition calcext:apply-style-name="Obbligatorio" calcext:value="formula-is([.G6]=&quot;y&quot;)" calcext:base-cell-address="Sheet1.E6"/>
            <calcext:condition calcext:apply-style-name="Obbligatorio" calcext:value="formula-is([.G6]=&quot;s&quot;)" calcext:base-cell-address="Sheet1.E6"/>
            <calcext:condition calcext:apply-style-name="Good" calcext:value="formula-is([.G6]=&quot;N&quot;)" calcext:base-cell-address="Sheet1.E6"/>
            <calcext:condition calcext:apply-style-name="Good" calcext:value="formula-is([.G6]=&quot;n&quot;)" calcext:base-cell-address="Sheet1.E6"/>
          </calcext:conditional-format>
          <calcext:conditional-format calcext:target-range-address="Sheet1.E7:Sheet1.E7">
            <calcext:condition calcext:apply-style-name="Obbligatorio" calcext:value="formula-is([.G7]=&quot;Y&quot;)" calcext:base-cell-address="Sheet1.E7"/>
            <calcext:condition calcext:apply-style-name="Obbligatorio" calcext:value="formula-is([.G7]=&quot;S&quot;)" calcext:base-cell-address="Sheet1.E7"/>
            <calcext:condition calcext:apply-style-name="Obbligatorio" calcext:value="formula-is([.G7]=&quot;y&quot;)" calcext:base-cell-address="Sheet1.E7"/>
            <calcext:condition calcext:apply-style-name="Obbligatorio" calcext:value="formula-is([.G7]=&quot;s&quot;)" calcext:base-cell-address="Sheet1.E7"/>
            <calcext:condition calcext:apply-style-name="Good" calcext:value="formula-is([.G7]=&quot;N&quot;)" calcext:base-cell-address="Sheet1.E7"/>
            <calcext:condition calcext:apply-style-name="Good" calcext:value="formula-is([.G7]=&quot;n&quot;)" calcext:base-cell-address="Sheet1.E7"/>
          </calcext:conditional-format>
          <calcext:conditional-format calcext:target-range-address="Sheet1.E8:Sheet1.E8">
            <calcext:condition calcext:apply-style-name="Obbligatorio" calcext:value="formula-is([.G8]=&quot;Y&quot;)" calcext:base-cell-address="Sheet1.E8"/>
            <calcext:condition calcext:apply-style-name="Obbligatorio" calcext:value="formula-is([.G8]=&quot;S&quot;)" calcext:base-cell-address="Sheet1.E8"/>
            <calcext:condition calcext:apply-style-name="Obbligatorio" calcext:value="formula-is([.G8]=&quot;y&quot;)" calcext:base-cell-address="Sheet1.E8"/>
            <calcext:condition calcext:apply-style-name="Obbligatorio" calcext:value="formula-is([.G8]=&quot;s&quot;)" calcext:base-cell-address="Sheet1.E8"/>
            <calcext:condition calcext:apply-style-name="Good" calcext:value="formula-is([.G8]=&quot;N&quot;)" calcext:base-cell-address="Sheet1.E8"/>
            <calcext:condition calcext:apply-style-name="Good" calcext:value="formula-is([.G8]=&quot;n&quot;)" calcext:base-cell-address="Sheet1.E8"/>
          </calcext:conditional-format>
          <calcext:conditional-format calcext:target-range-address="Sheet1.E9:Sheet1.E9">
            <calcext:condition calcext:apply-style-name="Obbligatorio" calcext:value="formula-is([.G9]=&quot;Y&quot;)" calcext:base-cell-address="Sheet1.E9"/>
            <calcext:condition calcext:apply-style-name="Obbligatorio" calcext:value="formula-is([.G9]=&quot;S&quot;)" calcext:base-cell-address="Sheet1.E9"/>
            <calcext:condition calcext:apply-style-name="Obbligatorio" calcext:value="formula-is([.G9]=&quot;y&quot;)" calcext:base-cell-address="Sheet1.E9"/>
            <calcext:condition calcext:apply-style-name="Obbligatorio" calcext:value="formula-is([.G9]=&quot;s&quot;)" calcext:base-cell-address="Sheet1.E9"/>
            <calcext:condition calcext:apply-style-name="Good" calcext:value="formula-is([.G9]=&quot;N&quot;)" calcext:base-cell-address="Sheet1.E9"/>
            <calcext:condition calcext:apply-style-name="Good" calcext:value="formula-is([.G9]=&quot;n&quot;)" calcext:base-cell-address="Sheet1.E9"/>
          </calcext:conditional-format>
          <calcext:conditional-format calcext:target-range-address="Sheet1.E10:Sheet1.E10">
            <calcext:condition calcext:apply-style-name="Obbligatorio" calcext:value="formula-is([.G10]=&quot;Y&quot;)" calcext:base-cell-address="Sheet1.E10"/>
            <calcext:condition calcext:apply-style-name="Obbligatorio" calcext:value="formula-is([.G10]=&quot;S&quot;)" calcext:base-cell-address="Sheet1.E10"/>
            <calcext:condition calcext:apply-style-name="Obbligatorio" calcext:value="formula-is([.G10]=&quot;y&quot;)" calcext:base-cell-address="Sheet1.E10"/>
            <calcext:condition calcext:apply-style-name="Obbligatorio" calcext:value="formula-is([.G10]=&quot;s&quot;)" calcext:base-cell-address="Sheet1.E10"/>
            <calcext:condition calcext:apply-style-name="Good" calcext:value="formula-is([.G10]=&quot;N&quot;)" calcext:base-cell-address="Sheet1.E10"/>
            <calcext:condition calcext:apply-style-name="Good" calcext:value="formula-is([.G10]=&quot;n&quot;)" calcext:base-cell-address="Sheet1.E10"/>
          </calcext:conditional-format>
          <calcext:conditional-format calcext:target-range-address="Sheet1.E11:Sheet1.E11">
            <calcext:condition calcext:apply-style-name="Obbligatorio" calcext:value="formula-is([.G11]=&quot;Y&quot;)" calcext:base-cell-address="Sheet1.E11"/>
            <calcext:condition calcext:apply-style-name="Obbligatorio" calcext:value="formula-is([.G11]=&quot;S&quot;)" calcext:base-cell-address="Sheet1.E11"/>
            <calcext:condition calcext:apply-style-name="Obbligatorio" calcext:value="formula-is([.G11]=&quot;y&quot;)" calcext:base-cell-address="Sheet1.E11"/>
            <calcext:condition calcext:apply-style-name="Obbligatorio" calcext:value="formula-is([.G11]=&quot;s&quot;)" calcext:base-cell-address="Sheet1.E11"/>
            <calcext:condition calcext:apply-style-name="Good" calcext:value="formula-is([.G11]=&quot;N&quot;)" calcext:base-cell-address="Sheet1.E11"/>
            <calcext:condition calcext:apply-style-name="Good" calcext:value="formula-is([.G11]=&quot;n&quot;)" calcext:base-cell-address="Sheet1.E11"/>
          </calcext:conditional-format>
          <calcext:conditional-format calcext:target-range-address="Sheet1.D3:Sheet1.D3">
            <calcext:condition calcext:apply-style-name="Obbligatorio" calcext:value="formula-is([.G3]=&quot;Y&quot;)" calcext:base-cell-address="Sheet1.D3"/>
            <calcext:condition calcext:apply-style-name="Obbligatorio" calcext:value="formula-is([.G3]=&quot;S&quot;)" calcext:base-cell-address="Sheet1.D3"/>
            <calcext:condition calcext:apply-style-name="Obbligatorio" calcext:value="formula-is([.G3]=&quot;y&quot;)" calcext:base-cell-address="Sheet1.D3"/>
            <calcext:condition calcext:apply-style-name="Obbligatorio" calcext:value="formula-is([.G3]=&quot;s&quot;)" calcext:base-cell-address="Sheet1.D3"/>
            <calcext:condition calcext:apply-style-name="Good" calcext:value="formula-is([.G3]=&quot;N&quot;)" calcext:base-cell-address="Sheet1.D3"/>
            <calcext:condition calcext:apply-style-name="Good" calcext:value="formula-is([.G3]=&quot;n&quot;)" calcext:base-cell-address="Sheet1.D3"/>
          </calcext:conditional-format>
          <calcext:conditional-format calcext:target-range-address="Sheet1.D4:Sheet1.D4">
            <calcext:condition calcext:apply-style-name="Obbligatorio" calcext:value="formula-is([.G4]=&quot;Y&quot;)" calcext:base-cell-address="Sheet1.D4"/>
            <calcext:condition calcext:apply-style-name="Obbligatorio" calcext:value="formula-is([.G4]=&quot;S&quot;)" calcext:base-cell-address="Sheet1.D4"/>
            <calcext:condition calcext:apply-style-name="Obbligatorio" calcext:value="formula-is([.G4]=&quot;y&quot;)" calcext:base-cell-address="Sheet1.D4"/>
            <calcext:condition calcext:apply-style-name="Obbligatorio" calcext:value="formula-is([.G4]=&quot;s&quot;)" calcext:base-cell-address="Sheet1.D4"/>
            <calcext:condition calcext:apply-style-name="Good" calcext:value="formula-is([.G4]=&quot;N&quot;)" calcext:base-cell-address="Sheet1.D4"/>
            <calcext:condition calcext:apply-style-name="Good" calcext:value="formula-is([.G4]=&quot;n&quot;)" calcext:base-cell-address="Sheet1.D4"/>
          </calcext:conditional-format>
          <calcext:conditional-format calcext:target-range-address="Sheet1.D5:Sheet1.D5">
            <calcext:condition calcext:apply-style-name="Obbligatorio" calcext:value="formula-is([.G5]=&quot;Y&quot;)" calcext:base-cell-address="Sheet1.D5"/>
            <calcext:condition calcext:apply-style-name="Obbligatorio" calcext:value="formula-is([.G5]=&quot;S&quot;)" calcext:base-cell-address="Sheet1.D5"/>
            <calcext:condition calcext:apply-style-name="Obbligatorio" calcext:value="formula-is([.G5]=&quot;y&quot;)" calcext:base-cell-address="Sheet1.D5"/>
            <calcext:condition calcext:apply-style-name="Obbligatorio" calcext:value="formula-is([.G5]=&quot;s&quot;)" calcext:base-cell-address="Sheet1.D5"/>
            <calcext:condition calcext:apply-style-name="Good" calcext:value="formula-is([.G5]=&quot;N&quot;)" calcext:base-cell-address="Sheet1.D5"/>
            <calcext:condition calcext:apply-style-name="Good" calcext:value="formula-is([.G5]=&quot;n&quot;)" calcext:base-cell-address="Sheet1.D5"/>
          </calcext:conditional-format>
          <calcext:conditional-format calcext:target-range-address="Sheet1.D6:Sheet1.D6">
            <calcext:condition calcext:apply-style-name="Obbligatorio" calcext:value="formula-is([.G6]=&quot;Y&quot;)" calcext:base-cell-address="Sheet1.D6"/>
            <calcext:condition calcext:apply-style-name="Obbligatorio" calcext:value="formula-is([.G6]=&quot;S&quot;)" calcext:base-cell-address="Sheet1.D6"/>
            <calcext:condition calcext:apply-style-name="Obbligatorio" calcext:value="formula-is([.G6]=&quot;y&quot;)" calcext:base-cell-address="Sheet1.D6"/>
            <calcext:condition calcext:apply-style-name="Obbligatorio" calcext:value="formula-is([.G6]=&quot;s&quot;)" calcext:base-cell-address="Sheet1.D6"/>
            <calcext:condition calcext:apply-style-name="Good" calcext:value="formula-is([.G6]=&quot;N&quot;)" calcext:base-cell-address="Sheet1.D6"/>
            <calcext:condition calcext:apply-style-name="Good" calcext:value="formula-is([.G6]=&quot;n&quot;)" calcext:base-cell-address="Sheet1.D6"/>
          </calcext:conditional-format>
          <calcext:conditional-format calcext:target-range-address="Sheet1.D7:Sheet1.D7">
            <calcext:condition calcext:apply-style-name="Obbligatorio" calcext:value="formula-is([.G7]=&quot;Y&quot;)" calcext:base-cell-address="Sheet1.D7"/>
            <calcext:condition calcext:apply-style-name="Obbligatorio" calcext:value="formula-is([.G7]=&quot;S&quot;)" calcext:base-cell-address="Sheet1.D7"/>
            <calcext:condition calcext:apply-style-name="Obbligatorio" calcext:value="formula-is([.G7]=&quot;y&quot;)" calcext:base-cell-address="Sheet1.D7"/>
            <calcext:condition calcext:apply-style-name="Obbligatorio" calcext:value="formula-is([.G7]=&quot;s&quot;)" calcext:base-cell-address="Sheet1.D7"/>
            <calcext:condition calcext:apply-style-name="Good" calcext:value="formula-is([.G7]=&quot;N&quot;)" calcext:base-cell-address="Sheet1.D7"/>
            <calcext:condition calcext:apply-style-name="Good" calcext:value="formula-is([.G7]=&quot;n&quot;)" calcext:base-cell-address="Sheet1.D7"/>
          </calcext:conditional-format>
          <calcext:conditional-format calcext:target-range-address="Sheet1.D8:Sheet1.D8">
            <calcext:condition calcext:apply-style-name="Obbligatorio" calcext:value="formula-is([.G8]=&quot;Y&quot;)" calcext:base-cell-address="Sheet1.D8"/>
            <calcext:condition calcext:apply-style-name="Obbligatorio" calcext:value="formula-is([.G8]=&quot;S&quot;)" calcext:base-cell-address="Sheet1.D8"/>
            <calcext:condition calcext:apply-style-name="Obbligatorio" calcext:value="formula-is([.G8]=&quot;y&quot;)" calcext:base-cell-address="Sheet1.D8"/>
            <calcext:condition calcext:apply-style-name="Obbligatorio" calcext:value="formula-is([.G8]=&quot;s&quot;)" calcext:base-cell-address="Sheet1.D8"/>
            <calcext:condition calcext:apply-style-name="Good" calcext:value="formula-is([.G8]=&quot;N&quot;)" calcext:base-cell-address="Sheet1.D8"/>
            <calcext:condition calcext:apply-style-name="Good" calcext:value="formula-is([.G8]=&quot;n&quot;)" calcext:base-cell-address="Sheet1.D8"/>
          </calcext:conditional-format>
          <calcext:conditional-format calcext:target-range-address="Sheet1.D9:Sheet1.D9">
            <calcext:condition calcext:apply-style-name="Obbligatorio" calcext:value="formula-is([.G9]=&quot;Y&quot;)" calcext:base-cell-address="Sheet1.D9"/>
            <calcext:condition calcext:apply-style-name="Obbligatorio" calcext:value="formula-is([.G9]=&quot;S&quot;)" calcext:base-cell-address="Sheet1.D9"/>
            <calcext:condition calcext:apply-style-name="Obbligatorio" calcext:value="formula-is([.G9]=&quot;y&quot;)" calcext:base-cell-address="Sheet1.D9"/>
            <calcext:condition calcext:apply-style-name="Obbligatorio" calcext:value="formula-is([.G9]=&quot;s&quot;)" calcext:base-cell-address="Sheet1.D9"/>
            <calcext:condition calcext:apply-style-name="Good" calcext:value="formula-is([.G9]=&quot;N&quot;)" calcext:base-cell-address="Sheet1.D9"/>
            <calcext:condition calcext:apply-style-name="Good" calcext:value="formula-is([.G9]=&quot;n&quot;)" calcext:base-cell-address="Sheet1.D9"/>
          </calcext:conditional-format>
          <calcext:conditional-format calcext:target-range-address="Sheet1.D10:Sheet1.D10">
            <calcext:condition calcext:apply-style-name="Obbligatorio" calcext:value="formula-is([.G10]=&quot;Y&quot;)" calcext:base-cell-address="Sheet1.D10"/>
            <calcext:condition calcext:apply-style-name="Obbligatorio" calcext:value="formula-is([.G10]=&quot;S&quot;)" calcext:base-cell-address="Sheet1.D10"/>
            <calcext:condition calcext:apply-style-name="Obbligatorio" calcext:value="formula-is([.G10]=&quot;y&quot;)" calcext:base-cell-address="Sheet1.D10"/>
            <calcext:condition calcext:apply-style-name="Obbligatorio" calcext:value="formula-is([.G10]=&quot;s&quot;)" calcext:base-cell-address="Sheet1.D10"/>
            <calcext:condition calcext:apply-style-name="Good" calcext:value="formula-is([.G10]=&quot;N&quot;)" calcext:base-cell-address="Sheet1.D10"/>
            <calcext:condition calcext:apply-style-name="Good" calcext:value="formula-is([.G10]=&quot;n&quot;)" calcext:base-cell-address="Sheet1.D10"/>
          </calcext:conditional-format>
          <calcext:conditional-format calcext:target-range-address="Sheet1.D11:Sheet1.D11">
            <calcext:condition calcext:apply-style-name="Obbligatorio" calcext:value="formula-is([.G11]=&quot;Y&quot;)" calcext:base-cell-address="Sheet1.D11"/>
            <calcext:condition calcext:apply-style-name="Obbligatorio" calcext:value="formula-is([.G11]=&quot;S&quot;)" calcext:base-cell-address="Sheet1.D11"/>
            <calcext:condition calcext:apply-style-name="Obbligatorio" calcext:value="formula-is([.G11]=&quot;y&quot;)" calcext:base-cell-address="Sheet1.D11"/>
            <calcext:condition calcext:apply-style-name="Obbligatorio" calcext:value="formula-is([.G11]=&quot;s&quot;)" calcext:base-cell-address="Sheet1.D11"/>
            <calcext:condition calcext:apply-style-name="Good" calcext:value="formula-is([.G11]=&quot;N&quot;)" calcext:base-cell-address="Sheet1.D11"/>
            <calcext:condition calcext:apply-style-name="Good" calcext:value="formula-is([.G11]=&quot;n&quot;)" calcext:base-cell-address="Sheet1.D11"/>
          </calcext:conditional-format>
          <calcext:conditional-format calcext:target-range-address="Sheet1.H2:Sheet1.H2">
            <calcext:condition calcext:apply-style-name="Obbligatorio" calcext:value="formula-is([.G2]=&quot;Y&quot;)" calcext:base-cell-address="Sheet1.H2"/>
            <calcext:condition calcext:apply-style-name="Obbligatorio" calcext:value="formula-is([.G2]=&quot;S&quot;)" calcext:base-cell-address="Sheet1.H2"/>
            <calcext:condition calcext:apply-style-name="Obbligatorio" calcext:value="formula-is([.G2]=&quot;y&quot;)" calcext:base-cell-address="Sheet1.H2"/>
            <calcext:condition calcext:apply-style-name="Obbligatorio" calcext:value="formula-is([.G2]=&quot;s&quot;)" calcext:base-cell-address="Sheet1.H2"/>
            <calcext:condition calcext:apply-style-name="Good" calcext:value="formula-is([.G2]=&quot;N&quot;)" calcext:base-cell-address="Sheet1.H2"/>
            <calcext:condition calcext:apply-style-name="Good" calcext:value="formula-is([.G2]=&quot;n&quot;)" calcext:base-cell-address="Sheet1.H2"/>
          </calcext:conditional-format>
          <calcext:conditional-format calcext:target-range-address="Sheet1.I2:Sheet1.I2">
            <calcext:condition calcext:apply-style-name="Obbligatorio" calcext:value="formula-is([.G2]=&quot;Y&quot;)" calcext:base-cell-address="Sheet1.I2"/>
            <calcext:condition calcext:apply-style-name="Obbligatorio" calcext:value="formula-is([.G2]=&quot;S&quot;)" calcext:base-cell-address="Sheet1.I2"/>
            <calcext:condition calcext:apply-style-name="Obbligatorio" calcext:value="formula-is([.G2]=&quot;y&quot;)" calcext:base-cell-address="Sheet1.I2"/>
            <calcext:condition calcext:apply-style-name="Obbligatorio" calcext:value="formula-is([.G2]=&quot;s&quot;)" calcext:base-cell-address="Sheet1.I2"/>
            <calcext:condition calcext:apply-style-name="Good" calcext:value="formula-is([.G2]=&quot;N&quot;)" calcext:base-cell-address="Sheet1.I2"/>
            <calcext:condition calcext:apply-style-name="Good" calcext:value="formula-is([.G2]=&quot;n&quot;)" calcext:base-cell-address="Sheet1.I2"/>
          </calcext:conditional-format>
          <calcext:conditional-format calcext:target-range-address="Sheet1.H3:Sheet1.H3">
            <calcext:condition calcext:apply-style-name="Obbligatorio" calcext:value="formula-is([.G3]=&quot;Y&quot;)" calcext:base-cell-address="Sheet1.H3"/>
            <calcext:condition calcext:apply-style-name="Obbligatorio" calcext:value="formula-is([.G3]=&quot;S&quot;)" calcext:base-cell-address="Sheet1.H3"/>
            <calcext:condition calcext:apply-style-name="Obbligatorio" calcext:value="formula-is([.G3]=&quot;y&quot;)" calcext:base-cell-address="Sheet1.H3"/>
            <calcext:condition calcext:apply-style-name="Obbligatorio" calcext:value="formula-is([.G3]=&quot;s&quot;)" calcext:base-cell-address="Sheet1.H3"/>
            <calcext:condition calcext:apply-style-name="Good" calcext:value="formula-is([.G3]=&quot;N&quot;)" calcext:base-cell-address="Sheet1.H3"/>
            <calcext:condition calcext:apply-style-name="Good" calcext:value="formula-is([.G3]=&quot;n&quot;)" calcext:base-cell-address="Sheet1.H3"/>
          </calcext:conditional-format>
          <calcext:conditional-format calcext:target-range-address="Sheet1.H4:Sheet1.H4">
            <calcext:condition calcext:apply-style-name="Obbligatorio" calcext:value="formula-is([.G4]=&quot;Y&quot;)" calcext:base-cell-address="Sheet1.H4"/>
            <calcext:condition calcext:apply-style-name="Obbligatorio" calcext:value="formula-is([.G4]=&quot;S&quot;)" calcext:base-cell-address="Sheet1.H4"/>
            <calcext:condition calcext:apply-style-name="Obbligatorio" calcext:value="formula-is([.G4]=&quot;y&quot;)" calcext:base-cell-address="Sheet1.H4"/>
            <calcext:condition calcext:apply-style-name="Obbligatorio" calcext:value="formula-is([.G4]=&quot;s&quot;)" calcext:base-cell-address="Sheet1.H4"/>
            <calcext:condition calcext:apply-style-name="Good" calcext:value="formula-is([.G4]=&quot;N&quot;)" calcext:base-cell-address="Sheet1.H4"/>
            <calcext:condition calcext:apply-style-name="Good" calcext:value="formula-is([.G4]=&quot;n&quot;)" calcext:base-cell-address="Sheet1.H4"/>
          </calcext:conditional-format>
          <calcext:conditional-format calcext:target-range-address="Sheet1.H5:Sheet1.H5">
            <calcext:condition calcext:apply-style-name="Obbligatorio" calcext:value="formula-is([.G5]=&quot;Y&quot;)" calcext:base-cell-address="Sheet1.H5"/>
            <calcext:condition calcext:apply-style-name="Obbligatorio" calcext:value="formula-is([.G5]=&quot;S&quot;)" calcext:base-cell-address="Sheet1.H5"/>
            <calcext:condition calcext:apply-style-name="Obbligatorio" calcext:value="formula-is([.G5]=&quot;y&quot;)" calcext:base-cell-address="Sheet1.H5"/>
            <calcext:condition calcext:apply-style-name="Obbligatorio" calcext:value="formula-is([.G5]=&quot;s&quot;)" calcext:base-cell-address="Sheet1.H5"/>
            <calcext:condition calcext:apply-style-name="Good" calcext:value="formula-is([.G5]=&quot;N&quot;)" calcext:base-cell-address="Sheet1.H5"/>
            <calcext:condition calcext:apply-style-name="Good" calcext:value="formula-is([.G5]=&quot;n&quot;)" calcext:base-cell-address="Sheet1.H5"/>
          </calcext:conditional-format>
          <calcext:conditional-format calcext:target-range-address="Sheet1.H6:Sheet1.H6">
            <calcext:condition calcext:apply-style-name="Obbligatorio" calcext:value="formula-is([.G6]=&quot;Y&quot;)" calcext:base-cell-address="Sheet1.H6"/>
            <calcext:condition calcext:apply-style-name="Obbligatorio" calcext:value="formula-is([.G6]=&quot;S&quot;)" calcext:base-cell-address="Sheet1.H6"/>
            <calcext:condition calcext:apply-style-name="Obbligatorio" calcext:value="formula-is([.G6]=&quot;y&quot;)" calcext:base-cell-address="Sheet1.H6"/>
            <calcext:condition calcext:apply-style-name="Obbligatorio" calcext:value="formula-is([.G6]=&quot;s&quot;)" calcext:base-cell-address="Sheet1.H6"/>
            <calcext:condition calcext:apply-style-name="Good" calcext:value="formula-is([.G6]=&quot;N&quot;)" calcext:base-cell-address="Sheet1.H6"/>
            <calcext:condition calcext:apply-style-name="Good" calcext:value="formula-is([.G6]=&quot;n&quot;)" calcext:base-cell-address="Sheet1.H6"/>
          </calcext:conditional-format>
          <calcext:conditional-format calcext:target-range-address="Sheet1.H7:Sheet1.H7">
            <calcext:condition calcext:apply-style-name="Obbligatorio" calcext:value="formula-is([.G7]=&quot;Y&quot;)" calcext:base-cell-address="Sheet1.H7"/>
            <calcext:condition calcext:apply-style-name="Obbligatorio" calcext:value="formula-is([.G7]=&quot;S&quot;)" calcext:base-cell-address="Sheet1.H7"/>
            <calcext:condition calcext:apply-style-name="Obbligatorio" calcext:value="formula-is([.G7]=&quot;y&quot;)" calcext:base-cell-address="Sheet1.H7"/>
            <calcext:condition calcext:apply-style-name="Obbligatorio" calcext:value="formula-is([.G7]=&quot;s&quot;)" calcext:base-cell-address="Sheet1.H7"/>
            <calcext:condition calcext:apply-style-name="Good" calcext:value="formula-is([.G7]=&quot;N&quot;)" calcext:base-cell-address="Sheet1.H7"/>
            <calcext:condition calcext:apply-style-name="Good" calcext:value="formula-is([.G7]=&quot;n&quot;)" calcext:base-cell-address="Sheet1.H7"/>
          </calcext:conditional-format>
          <calcext:conditional-format calcext:target-range-address="Sheet1.H8:Sheet1.H8">
            <calcext:condition calcext:apply-style-name="Obbligatorio" calcext:value="formula-is([.G8]=&quot;Y&quot;)" calcext:base-cell-address="Sheet1.H8"/>
            <calcext:condition calcext:apply-style-name="Obbligatorio" calcext:value="formula-is([.G8]=&quot;S&quot;)" calcext:base-cell-address="Sheet1.H8"/>
            <calcext:condition calcext:apply-style-name="Obbligatorio" calcext:value="formula-is([.G8]=&quot;y&quot;)" calcext:base-cell-address="Sheet1.H8"/>
            <calcext:condition calcext:apply-style-name="Obbligatorio" calcext:value="formula-is([.G8]=&quot;s&quot;)" calcext:base-cell-address="Sheet1.H8"/>
            <calcext:condition calcext:apply-style-name="Good" calcext:value="formula-is([.G8]=&quot;N&quot;)" calcext:base-cell-address="Sheet1.H8"/>
            <calcext:condition calcext:apply-style-name="Good" calcext:value="formula-is([.G8]=&quot;n&quot;)" calcext:base-cell-address="Sheet1.H8"/>
          </calcext:conditional-format>
          <calcext:conditional-format calcext:target-range-address="Sheet1.H9:Sheet1.H9">
            <calcext:condition calcext:apply-style-name="Obbligatorio" calcext:value="formula-is([.G9]=&quot;Y&quot;)" calcext:base-cell-address="Sheet1.H9"/>
            <calcext:condition calcext:apply-style-name="Obbligatorio" calcext:value="formula-is([.G9]=&quot;S&quot;)" calcext:base-cell-address="Sheet1.H9"/>
            <calcext:condition calcext:apply-style-name="Obbligatorio" calcext:value="formula-is([.G9]=&quot;y&quot;)" calcext:base-cell-address="Sheet1.H9"/>
            <calcext:condition calcext:apply-style-name="Obbligatorio" calcext:value="formula-is([.G9]=&quot;s&quot;)" calcext:base-cell-address="Sheet1.H9"/>
            <calcext:condition calcext:apply-style-name="Good" calcext:value="formula-is([.G9]=&quot;N&quot;)" calcext:base-cell-address="Sheet1.H9"/>
            <calcext:condition calcext:apply-style-name="Good" calcext:value="formula-is([.G9]=&quot;n&quot;)" calcext:base-cell-address="Sheet1.H9"/>
          </calcext:conditional-format>
          <calcext:conditional-format calcext:target-range-address="Sheet1.H10:Sheet1.H10">
            <calcext:condition calcext:apply-style-name="Obbligatorio" calcext:value="formula-is([.G10]=&quot;Y&quot;)" calcext:base-cell-address="Sheet1.H10"/>
            <calcext:condition calcext:apply-style-name="Obbligatorio" calcext:value="formula-is([.G10]=&quot;S&quot;)" calcext:base-cell-address="Sheet1.H10"/>
            <calcext:condition calcext:apply-style-name="Obbligatorio" calcext:value="formula-is([.G10]=&quot;y&quot;)" calcext:base-cell-address="Sheet1.H10"/>
            <calcext:condition calcext:apply-style-name="Obbligatorio" calcext:value="formula-is([.G10]=&quot;s&quot;)" calcext:base-cell-address="Sheet1.H10"/>
            <calcext:condition calcext:apply-style-name="Good" calcext:value="formula-is([.G10]=&quot;N&quot;)" calcext:base-cell-address="Sheet1.H10"/>
            <calcext:condition calcext:apply-style-name="Good" calcext:value="formula-is([.G10]=&quot;n&quot;)" calcext:base-cell-address="Sheet1.H10"/>
          </calcext:conditional-format>
          <calcext:conditional-format calcext:target-range-address="Sheet1.H11:Sheet1.H11">
            <calcext:condition calcext:apply-style-name="Obbligatorio" calcext:value="formula-is([.G11]=&quot;Y&quot;)" calcext:base-cell-address="Sheet1.H11"/>
            <calcext:condition calcext:apply-style-name="Obbligatorio" calcext:value="formula-is([.G11]=&quot;S&quot;)" calcext:base-cell-address="Sheet1.H11"/>
            <calcext:condition calcext:apply-style-name="Obbligatorio" calcext:value="formula-is([.G11]=&quot;y&quot;)" calcext:base-cell-address="Sheet1.H11"/>
            <calcext:condition calcext:apply-style-name="Obbligatorio" calcext:value="formula-is([.G11]=&quot;s&quot;)" calcext:base-cell-address="Sheet1.H11"/>
            <calcext:condition calcext:apply-style-name="Good" calcext:value="formula-is([.G11]=&quot;N&quot;)" calcext:base-cell-address="Sheet1.H11"/>
            <calcext:condition calcext:apply-style-name="Good" calcext:value="formula-is([.G11]=&quot;n&quot;)" calcext:base-cell-address="Sheet1.H11"/>
          </calcext:conditional-format>
          <calcext:conditional-format calcext:target-range-address="Sheet1.I3:Sheet1.I3">
            <calcext:condition calcext:apply-style-name="Obbligatorio" calcext:value="formula-is([.G3]=&quot;Y&quot;)" calcext:base-cell-address="Sheet1.I3"/>
            <calcext:condition calcext:apply-style-name="Obbligatorio" calcext:value="formula-is([.G3]=&quot;S&quot;)" calcext:base-cell-address="Sheet1.I3"/>
            <calcext:condition calcext:apply-style-name="Obbligatorio" calcext:value="formula-is([.G3]=&quot;y&quot;)" calcext:base-cell-address="Sheet1.I3"/>
            <calcext:condition calcext:apply-style-name="Obbligatorio" calcext:value="formula-is([.G3]=&quot;s&quot;)" calcext:base-cell-address="Sheet1.I3"/>
            <calcext:condition calcext:apply-style-name="Good" calcext:value="formula-is([.G3]=&quot;N&quot;)" calcext:base-cell-address="Sheet1.I3"/>
            <calcext:condition calcext:apply-style-name="Good" calcext:value="formula-is([.G3]=&quot;n&quot;)" calcext:base-cell-address="Sheet1.I3"/>
          </calcext:conditional-format>
          <calcext:conditional-format calcext:target-range-address="Sheet1.I4:Sheet1.I4">
            <calcext:condition calcext:apply-style-name="Obbligatorio" calcext:value="formula-is([.G4]=&quot;Y&quot;)" calcext:base-cell-address="Sheet1.I4"/>
            <calcext:condition calcext:apply-style-name="Obbligatorio" calcext:value="formula-is([.G4]=&quot;S&quot;)" calcext:base-cell-address="Sheet1.I4"/>
            <calcext:condition calcext:apply-style-name="Obbligatorio" calcext:value="formula-is([.G4]=&quot;y&quot;)" calcext:base-cell-address="Sheet1.I4"/>
            <calcext:condition calcext:apply-style-name="Obbligatorio" calcext:value="formula-is([.G4]=&quot;s&quot;)" calcext:base-cell-address="Sheet1.I4"/>
            <calcext:condition calcext:apply-style-name="Good" calcext:value="formula-is([.G4]=&quot;N&quot;)" calcext:base-cell-address="Sheet1.I4"/>
            <calcext:condition calcext:apply-style-name="Good" calcext:value="formula-is([.G4]=&quot;n&quot;)" calcext:base-cell-address="Sheet1.I4"/>
          </calcext:conditional-format>
          <calcext:conditional-format calcext:target-range-address="Sheet1.I5:Sheet1.I5">
            <calcext:condition calcext:apply-style-name="Obbligatorio" calcext:value="formula-is([.G5]=&quot;Y&quot;)" calcext:base-cell-address="Sheet1.I5"/>
            <calcext:condition calcext:apply-style-name="Obbligatorio" calcext:value="formula-is([.G5]=&quot;S&quot;)" calcext:base-cell-address="Sheet1.I5"/>
            <calcext:condition calcext:apply-style-name="Obbligatorio" calcext:value="formula-is([.G5]=&quot;y&quot;)" calcext:base-cell-address="Sheet1.I5"/>
            <calcext:condition calcext:apply-style-name="Obbligatorio" calcext:value="formula-is([.G5]=&quot;s&quot;)" calcext:base-cell-address="Sheet1.I5"/>
            <calcext:condition calcext:apply-style-name="Good" calcext:value="formula-is([.G5]=&quot;N&quot;)" calcext:base-cell-address="Sheet1.I5"/>
            <calcext:condition calcext:apply-style-name="Good" calcext:value="formula-is([.G5]=&quot;n&quot;)" calcext:base-cell-address="Sheet1.I5"/>
          </calcext:conditional-format>
          <calcext:conditional-format calcext:target-range-address="Sheet1.I6:Sheet1.I6">
            <calcext:condition calcext:apply-style-name="Obbligatorio" calcext:value="formula-is([.G6]=&quot;Y&quot;)" calcext:base-cell-address="Sheet1.I6"/>
            <calcext:condition calcext:apply-style-name="Obbligatorio" calcext:value="formula-is([.G6]=&quot;S&quot;)" calcext:base-cell-address="Sheet1.I6"/>
            <calcext:condition calcext:apply-style-name="Obbligatorio" calcext:value="formula-is([.G6]=&quot;y&quot;)" calcext:base-cell-address="Sheet1.I6"/>
            <calcext:condition calcext:apply-style-name="Obbligatorio" calcext:value="formula-is([.G6]=&quot;s&quot;)" calcext:base-cell-address="Sheet1.I6"/>
            <calcext:condition calcext:apply-style-name="Good" calcext:value="formula-is([.G6]=&quot;N&quot;)" calcext:base-cell-address="Sheet1.I6"/>
            <calcext:condition calcext:apply-style-name="Good" calcext:value="formula-is([.G6]=&quot;n&quot;)" calcext:base-cell-address="Sheet1.I6"/>
          </calcext:conditional-format>
          <calcext:conditional-format calcext:target-range-address="Sheet1.I7:Sheet1.I7">
            <calcext:condition calcext:apply-style-name="Obbligatorio" calcext:value="formula-is([.G7]=&quot;Y&quot;)" calcext:base-cell-address="Sheet1.I7"/>
            <calcext:condition calcext:apply-style-name="Obbligatorio" calcext:value="formula-is([.G7]=&quot;S&quot;)" calcext:base-cell-address="Sheet1.I7"/>
            <calcext:condition calcext:apply-style-name="Obbligatorio" calcext:value="formula-is([.G7]=&quot;y&quot;)" calcext:base-cell-address="Sheet1.I7"/>
            <calcext:condition calcext:apply-style-name="Obbligatorio" calcext:value="formula-is([.G7]=&quot;s&quot;)" calcext:base-cell-address="Sheet1.I7"/>
            <calcext:condition calcext:apply-style-name="Good" calcext:value="formula-is([.G7]=&quot;N&quot;)" calcext:base-cell-address="Sheet1.I7"/>
            <calcext:condition calcext:apply-style-name="Good" calcext:value="formula-is([.G7]=&quot;n&quot;)" calcext:base-cell-address="Sheet1.I7"/>
          </calcext:conditional-format>
          <calcext:conditional-format calcext:target-range-address="Sheet1.I8:Sheet1.I8">
            <calcext:condition calcext:apply-style-name="Obbligatorio" calcext:value="formula-is([.G8]=&quot;Y&quot;)" calcext:base-cell-address="Sheet1.I8"/>
            <calcext:condition calcext:apply-style-name="Obbligatorio" calcext:value="formula-is([.G8]=&quot;S&quot;)" calcext:base-cell-address="Sheet1.I8"/>
            <calcext:condition calcext:apply-style-name="Obbligatorio" calcext:value="formula-is([.G8]=&quot;y&quot;)" calcext:base-cell-address="Sheet1.I8"/>
            <calcext:condition calcext:apply-style-name="Obbligatorio" calcext:value="formula-is([.G8]=&quot;s&quot;)" calcext:base-cell-address="Sheet1.I8"/>
            <calcext:condition calcext:apply-style-name="Good" calcext:value="formula-is([.G8]=&quot;N&quot;)" calcext:base-cell-address="Sheet1.I8"/>
            <calcext:condition calcext:apply-style-name="Good" calcext:value="formula-is([.G8]=&quot;n&quot;)" calcext:base-cell-address="Sheet1.I8"/>
          </calcext:conditional-format>
          <calcext:conditional-format calcext:target-range-address="Sheet1.I9:Sheet1.I9">
            <calcext:condition calcext:apply-style-name="Obbligatorio" calcext:value="formula-is([.G9]=&quot;Y&quot;)" calcext:base-cell-address="Sheet1.I9"/>
            <calcext:condition calcext:apply-style-name="Obbligatorio" calcext:value="formula-is([.G9]=&quot;S&quot;)" calcext:base-cell-address="Sheet1.I9"/>
            <calcext:condition calcext:apply-style-name="Obbligatorio" calcext:value="formula-is([.G9]=&quot;y&quot;)" calcext:base-cell-address="Sheet1.I9"/>
            <calcext:condition calcext:apply-style-name="Obbligatorio" calcext:value="formula-is([.G9]=&quot;s&quot;)" calcext:base-cell-address="Sheet1.I9"/>
            <calcext:condition calcext:apply-style-name="Good" calcext:value="formula-is([.G9]=&quot;N&quot;)" calcext:base-cell-address="Sheet1.I9"/>
            <calcext:condition calcext:apply-style-name="Good" calcext:value="formula-is([.G9]=&quot;n&quot;)" calcext:base-cell-address="Sheet1.I9"/>
          </calcext:conditional-format>
          <calcext:conditional-format calcext:target-range-address="Sheet1.I10:Sheet1.I10">
            <calcext:condition calcext:apply-style-name="Obbligatorio" calcext:value="formula-is([.G10]=&quot;Y&quot;)" calcext:base-cell-address="Sheet1.I10"/>
            <calcext:condition calcext:apply-style-name="Obbligatorio" calcext:value="formula-is([.G10]=&quot;S&quot;)" calcext:base-cell-address="Sheet1.I10"/>
            <calcext:condition calcext:apply-style-name="Obbligatorio" calcext:value="formula-is([.G10]=&quot;y&quot;)" calcext:base-cell-address="Sheet1.I10"/>
            <calcext:condition calcext:apply-style-name="Obbligatorio" calcext:value="formula-is([.G10]=&quot;s&quot;)" calcext:base-cell-address="Sheet1.I10"/>
            <calcext:condition calcext:apply-style-name="Good" calcext:value="formula-is([.G10]=&quot;N&quot;)" calcext:base-cell-address="Sheet1.I10"/>
            <calcext:condition calcext:apply-style-name="Good" calcext:value="formula-is([.G10]=&quot;n&quot;)" calcext:base-cell-address="Sheet1.I10"/>
          </calcext:conditional-format>
          <calcext:conditional-format calcext:target-range-address="Sheet1.I11:Sheet1.I11">
            <calcext:condition calcext:apply-style-name="Obbligatorio" calcext:value="formula-is([.G11]=&quot;Y&quot;)" calcext:base-cell-address="Sheet1.I11"/>
            <calcext:condition calcext:apply-style-name="Obbligatorio" calcext:value="formula-is([.G11]=&quot;S&quot;)" calcext:base-cell-address="Sheet1.I11"/>
            <calcext:condition calcext:apply-style-name="Obbligatorio" calcext:value="formula-is([.G11]=&quot;y&quot;)" calcext:base-cell-address="Sheet1.I11"/>
            <calcext:condition calcext:apply-style-name="Obbligatorio" calcext:value="formula-is([.G11]=&quot;s&quot;)" calcext:base-cell-address="Sheet1.I11"/>
            <calcext:condition calcext:apply-style-name="Good" calcext:value="formula-is([.G11]=&quot;N&quot;)" calcext:base-cell-address="Sheet1.I11"/>
            <calcext:condition calcext:apply-style-name="Good" calcext:value="formula-is([.G11]=&quot;n&quot;)" calcext:base-cell-address="Sheet1.I11"/>
          </calcext:conditional-format>
          <calcext:conditional-format calcext:target-range-address="Sheet1.J5:Sheet1.J5">
            <calcext:condition calcext:apply-style-name="Obbligatorio" calcext:value="formula-is([.G5]=&quot;Y&quot;)" calcext:base-cell-address="Sheet1.J5"/>
            <calcext:condition calcext:apply-style-name="Obbligatorio" calcext:value="formula-is([.G5]=&quot;S&quot;)" calcext:base-cell-address="Sheet1.J5"/>
            <calcext:condition calcext:apply-style-name="Obbligatorio" calcext:value="formula-is([.G5]=&quot;y&quot;)" calcext:base-cell-address="Sheet1.J5"/>
            <calcext:condition calcext:apply-style-name="Obbligatorio" calcext:value="formula-is([.G5]=&quot;s&quot;)" calcext:base-cell-address="Sheet1.J5"/>
            <calcext:condition calcext:apply-style-name="Good" calcext:value="formula-is([.G5]=&quot;N&quot;)" calcext:base-cell-address="Sheet1.J5"/>
            <calcext:condition calcext:apply-style-name="Good" calcext:value="formula-is([.G5]=&quot;n&quot;)" calcext:base-cell-address="Sheet1.J5"/>
          </calcext:conditional-format>
          <calcext:conditional-format calcext:target-range-address="Sheet1.J6:Sheet1.J6">
            <calcext:condition calcext:apply-style-name="Obbligatorio" calcext:value="formula-is([.G6]=&quot;Y&quot;)" calcext:base-cell-address="Sheet1.J6"/>
            <calcext:condition calcext:apply-style-name="Obbligatorio" calcext:value="formula-is([.G6]=&quot;S&quot;)" calcext:base-cell-address="Sheet1.J6"/>
            <calcext:condition calcext:apply-style-name="Obbligatorio" calcext:value="formula-is([.G6]=&quot;y&quot;)" calcext:base-cell-address="Sheet1.J6"/>
            <calcext:condition calcext:apply-style-name="Obbligatorio" calcext:value="formula-is([.G6]=&quot;s&quot;)" calcext:base-cell-address="Sheet1.J6"/>
            <calcext:condition calcext:apply-style-name="Good" calcext:value="formula-is([.G6]=&quot;N&quot;)" calcext:base-cell-address="Sheet1.J6"/>
            <calcext:condition calcext:apply-style-name="Good" calcext:value="formula-is([.G6]=&quot;n&quot;)" calcext:base-cell-address="Sheet1.J6"/>
          </calcext:conditional-format>
          <calcext:conditional-format calcext:target-range-address="Sheet1.J7:Sheet1.J7">
            <calcext:condition calcext:apply-style-name="Obbligatorio" calcext:value="formula-is([.G7]=&quot;Y&quot;)" calcext:base-cell-address="Sheet1.J7"/>
            <calcext:condition calcext:apply-style-name="Obbligatorio" calcext:value="formula-is([.G7]=&quot;S&quot;)" calcext:base-cell-address="Sheet1.J7"/>
            <calcext:condition calcext:apply-style-name="Obbligatorio" calcext:value="formula-is([.G7]=&quot;y&quot;)" calcext:base-cell-address="Sheet1.J7"/>
            <calcext:condition calcext:apply-style-name="Obbligatorio" calcext:value="formula-is([.G7]=&quot;s&quot;)" calcext:base-cell-address="Sheet1.J7"/>
            <calcext:condition calcext:apply-style-name="Good" calcext:value="formula-is([.G7]=&quot;N&quot;)" calcext:base-cell-address="Sheet1.J7"/>
            <calcext:condition calcext:apply-style-name="Good" calcext:value="formula-is([.G7]=&quot;n&quot;)" calcext:base-cell-address="Sheet1.J7"/>
          </calcext:conditional-format>
          <calcext:conditional-format calcext:target-range-address="Sheet1.J8:Sheet1.J8">
            <calcext:condition calcext:apply-style-name="Obbligatorio" calcext:value="formula-is([.G8]=&quot;Y&quot;)" calcext:base-cell-address="Sheet1.J8"/>
            <calcext:condition calcext:apply-style-name="Obbligatorio" calcext:value="formula-is([.G8]=&quot;S&quot;)" calcext:base-cell-address="Sheet1.J8"/>
            <calcext:condition calcext:apply-style-name="Obbligatorio" calcext:value="formula-is([.G8]=&quot;y&quot;)" calcext:base-cell-address="Sheet1.J8"/>
            <calcext:condition calcext:apply-style-name="Obbligatorio" calcext:value="formula-is([.G8]=&quot;s&quot;)" calcext:base-cell-address="Sheet1.J8"/>
            <calcext:condition calcext:apply-style-name="Good" calcext:value="formula-is([.G8]=&quot;N&quot;)" calcext:base-cell-address="Sheet1.J8"/>
            <calcext:condition calcext:apply-style-name="Good" calcext:value="formula-is([.G8]=&quot;n&quot;)" calcext:base-cell-address="Sheet1.J8"/>
          </calcext:conditional-format>
          <calcext:conditional-format calcext:target-range-address="Sheet1.J9:Sheet1.J9">
            <calcext:condition calcext:apply-style-name="Obbligatorio" calcext:value="formula-is([.G9]=&quot;Y&quot;)" calcext:base-cell-address="Sheet1.J9"/>
            <calcext:condition calcext:apply-style-name="Obbligatorio" calcext:value="formula-is([.G9]=&quot;S&quot;)" calcext:base-cell-address="Sheet1.J9"/>
            <calcext:condition calcext:apply-style-name="Obbligatorio" calcext:value="formula-is([.G9]=&quot;y&quot;)" calcext:base-cell-address="Sheet1.J9"/>
            <calcext:condition calcext:apply-style-name="Obbligatorio" calcext:value="formula-is([.G9]=&quot;s&quot;)" calcext:base-cell-address="Sheet1.J9"/>
            <calcext:condition calcext:apply-style-name="Good" calcext:value="formula-is([.G9]=&quot;N&quot;)" calcext:base-cell-address="Sheet1.J9"/>
            <calcext:condition calcext:apply-style-name="Good" calcext:value="formula-is([.G9]=&quot;n&quot;)" calcext:base-cell-address="Sheet1.J9"/>
          </calcext:conditional-format>
          <calcext:conditional-format calcext:target-range-address="Sheet1.J10:Sheet1.J10">
            <calcext:condition calcext:apply-style-name="Obbligatorio" calcext:value="formula-is([.G10]=&quot;Y&quot;)" calcext:base-cell-address="Sheet1.J10"/>
            <calcext:condition calcext:apply-style-name="Obbligatorio" calcext:value="formula-is([.G10]=&quot;S&quot;)" calcext:base-cell-address="Sheet1.J10"/>
            <calcext:condition calcext:apply-style-name="Obbligatorio" calcext:value="formula-is([.G10]=&quot;y&quot;)" calcext:base-cell-address="Sheet1.J10"/>
            <calcext:condition calcext:apply-style-name="Obbligatorio" calcext:value="formula-is([.G10]=&quot;s&quot;)" calcext:base-cell-address="Sheet1.J10"/>
            <calcext:condition calcext:apply-style-name="Good" calcext:value="formula-is([.G10]=&quot;N&quot;)" calcext:base-cell-address="Sheet1.J10"/>
            <calcext:condition calcext:apply-style-name="Good" calcext:value="formula-is([.G10]=&quot;n&quot;)" calcext:base-cell-address="Sheet1.J10"/>
          </calcext:conditional-format>
          <calcext:conditional-format calcext:target-range-address="Sheet1.J11:Sheet1.J11">
            <calcext:condition calcext:apply-style-name="Obbligatorio" calcext:value="formula-is([.G11]=&quot;Y&quot;)" calcext:base-cell-address="Sheet1.J11"/>
            <calcext:condition calcext:apply-style-name="Obbligatorio" calcext:value="formula-is([.G11]=&quot;S&quot;)" calcext:base-cell-address="Sheet1.J11"/>
            <calcext:condition calcext:apply-style-name="Obbligatorio" calcext:value="formula-is([.G11]=&quot;y&quot;)" calcext:base-cell-address="Sheet1.J11"/>
            <calcext:condition calcext:apply-style-name="Obbligatorio" calcext:value="formula-is([.G11]=&quot;s&quot;)" calcext:base-cell-address="Sheet1.J11"/>
            <calcext:condition calcext:apply-style-name="Good" calcext:value="formula-is([.G11]=&quot;N&quot;)" calcext:base-cell-address="Sheet1.J11"/>
            <calcext:condition calcext:apply-style-name="Good" calcext:value="formula-is([.G11]=&quot;n&quot;)" calcext:base-cell-address="Sheet1.J11"/>
          </calcext:conditional-format>
          <calcext:conditional-format calcext:target-range-address="Sheet1.J2:Sheet1.J2">
            <calcext:condition calcext:apply-style-name="Obbligatorio" calcext:value="formula-is([.G2]=&quot;Y&quot;)" calcext:base-cell-address="Sheet1.J2"/>
            <calcext:condition calcext:apply-style-name="Obbligatorio" calcext:value="formula-is([.G2]=&quot;S&quot;)" calcext:base-cell-address="Sheet1.J2"/>
            <calcext:condition calcext:apply-style-name="Obbligatorio" calcext:value="formula-is([.G2]=&quot;y&quot;)" calcext:base-cell-address="Sheet1.J2"/>
            <calcext:condition calcext:apply-style-name="Obbligatorio" calcext:value="formula-is([.G2]=&quot;s&quot;)" calcext:base-cell-address="Sheet1.J2"/>
            <calcext:condition calcext:apply-style-name="Good" calcext:value="formula-is([.G2]=&quot;N&quot;)" calcext:base-cell-address="Sheet1.J2"/>
            <calcext:condition calcext:apply-style-name="Good" calcext:value="formula-is([.G2]=&quot;n&quot;)" calcext:base-cell-address="Sheet1.J2"/>
            <calcext:condition calcext:apply-style-name="Soldi" calcext:value="formula-is([.H2]=)" calcext:base-cell-address="Sheet1.J2"/>
          </calcext:conditional-format>
          <calcext:conditional-format calcext:target-range-address="Sheet1.J3:Sheet1.J3">
            <calcext:condition calcext:apply-style-name="Obbligatorio" calcext:value="formula-is([.G3]=&quot;Y&quot;)" calcext:base-cell-address="Sheet1.J3"/>
            <calcext:condition calcext:apply-style-name="Obbligatorio" calcext:value="formula-is([.G3]=&quot;S&quot;)" calcext:base-cell-address="Sheet1.J3"/>
            <calcext:condition calcext:apply-style-name="Obbligatorio" calcext:value="formula-is([.G3]=&quot;y&quot;)" calcext:base-cell-address="Sheet1.J3"/>
            <calcext:condition calcext:apply-style-name="Obbligatorio" calcext:value="formula-is([.G3]=&quot;s&quot;)" calcext:base-cell-address="Sheet1.J3"/>
            <calcext:condition calcext:apply-style-name="Good" calcext:value="formula-is([.G3]=&quot;N&quot;)" calcext:base-cell-address="Sheet1.J3"/>
            <calcext:condition calcext:apply-style-name="Good" calcext:value="formula-is([.G3]=&quot;n&quot;)" calcext:base-cell-address="Sheet1.J3"/>
            <calcext:condition calcext:apply-style-name="Soldi" calcext:value="formula-is([.H3]=&quot;€&quot;)" calcext:base-cell-address="Sheet1.J3"/>
          </calcext:conditional-format>
          <calcext:conditional-format calcext:target-range-address="Sheet1.J4:Sheet1.J4">
            <calcext:condition calcext:apply-style-name="Obbligatorio" calcext:value="formula-is([.G4]=&quot;Y&quot;)" calcext:base-cell-address="Sheet1.J4"/>
            <calcext:condition calcext:apply-style-name="Obbligatorio" calcext:value="formula-is([.G4]=&quot;S&quot;)" calcext:base-cell-address="Sheet1.J4"/>
            <calcext:condition calcext:apply-style-name="Obbligatorio" calcext:value="formula-is([.G4]=&quot;y&quot;)" calcext:base-cell-address="Sheet1.J4"/>
            <calcext:condition calcext:apply-style-name="Obbligatorio" calcext:value="formula-is([.G4]=&quot;s&quot;)" calcext:base-cell-address="Sheet1.J4"/>
            <calcext:condition calcext:apply-style-name="Good" calcext:value="formula-is([.G4]=&quot;N&quot;)" calcext:base-cell-address="Sheet1.J4"/>
            <calcext:condition calcext:apply-style-name="Good" calcext:value="formula-is([.G4]=&quot;n&quot;)" calcext:base-cell-address="Sheet1.J4"/>
            <calcext:condition calcext:apply-style-name="Soldi" calcext:value="formula-is([.H4]=&quot;€&quot;)" calcext:base-cell-address="Sheet1.J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elix Titling" svg:font-family="'Felix Titling'" style:font-adornments="Normale" style:font-family-generic="decorative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able-cell-properties loext:vertical-justify="auto"/>
      <style:paragraph-properties css3t:text-justify="auto"/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Obbligatorio" style:family="table-cell" style:parent-style-name="Status">
      <style:table-cell-properties fo:background-color="#ef413d" loext:vertical-justify="auto"/>
      <style:paragraph-properties css3t:text-justify="auto"/>
      <style:text-properties fo:color="#000000" fo:font-weight="bold"/>
    </style:style>
    <style:style style:name="UpperCase" style:family="table-cell" style:parent-style-name="Text">
      <style:table-cell-properties loext:vertical-justify="auto"/>
      <style:paragraph-properties css3t:text-justify="auto"/>
      <style:text-properties style:font-name="Felix Titling" fo:font-family="'Felix Titling'" style:font-style-name="Normale" style:font-family-generic="decorative" style:font-pitch="variable"/>
    </style:style>
    <style:style style:name="Soldi" style:family="table-cell" style:parent-style-name="Text" style:data-style-name="N105">
      <style:table-cell-properties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2">00/00/0000</text:date>, <text:time style:data-style-name="N2" text:time-value="22:13:46.818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12:28.003000000</meta:creation-date>
    <meta:editing-duration>PT50M24S</meta:editing-duration>
    <meta:editing-cycles>5</meta:editing-cycles>
    <meta:generator>LibreOffice/5.4.2.2$Windows_X86_64 LibreOffice_project/22b09f6418e8c2d508a9eaf86b2399209b0990f4</meta:generator>
    <dc:date>2017-11-02T22:54:51.379000000</dc:date>
    <meta:document-statistic meta:table-count="1" meta:cell-count="48" meta:object-count="0"/>
  </office:meta>
</office:document-meta>
</file>